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__Outfit_62d168" svg:font-family="__Outfit_62d168"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2" style:parent-style-name="Normal" style:list-style-name="LFO4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 style:parent-style-name="Normal" style:list-style-name="LFO4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 style:parent-style-name="Normal" style:list-style-name="LFO4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 style:parent-style-name="Normal" style:list-style-name="LFO4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 style:parent-style-name="Normal" style:list-style-name="LFO4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 style:parent-style-name="Normal" style:list-style-name="LFO4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8" style:parent-style-name="Normal" style:list-style-name="LFO4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 style:parent-style-name="Normal" style:list-style-name="LFO4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 style:parent-style-name="Normal" style:list-style-name="LFO4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 style:parent-style-name="Normal" style:list-style-name="LFO4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 style:parent-style-name="Normal" style:list-style-name="LFO4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 style:parent-style-name="Normal" style:list-style-name="LFO4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15" style:parent-style-name="Normal" style:list-style-name="LFO4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 style:parent-style-name="Normal" style:list-style-name="LFO4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 style:parent-style-name="Normal" style:list-style-name="LFO4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 style:parent-style-name="Normal" style:list-style-name="LFO4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 style:parent-style-name="Normal" style:list-style-name="LFO4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 style:parent-style-name="Normal" style:list-style-name="LFO4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 style:parent-style-name="Normal" style:list-style-name="LFO4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 style:parent-style-name="Normal" style:list-style-name="LFO4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 style:parent-style-name="Normal" style:list-style-name="LFO4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 style:parent-style-name="Normal" style:list-style-name="LFO4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 style:parent-style-name="Normal" style:list-style-name="LFO4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27" style:parent-style-name="Normal" style:list-style-name="LFO4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 style:parent-style-name="Normal" style:list-style-name="LFO4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 style:parent-style-name="Normal" style:list-style-name="LFO4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 style:parent-style-name="Normal" style:list-style-name="LFO4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 style:parent-style-name="Normal" style:list-style-name="LFO4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 style:parent-style-name="Normal" style:list-style-name="LFO4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 style:parent-style-name="Normal" style:list-style-name="LFO4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 style:parent-style-name="Normal" style:list-style-name="LFO4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 style:parent-style-name="Normal" style:list-style-name="LFO4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 style:parent-style-name="Normal" style:list-style-name="LFO4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 style:parent-style-name="Normal" style:list-style-name="LFO4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 style:parent-style-name="Normal" style:list-style-name="LFO4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 style:parent-style-name="Normal" style:list-style-name="LFO4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 style:parent-style-name="Normal" style:list-style-name="LFO4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 style:parent-style-name="Normal" style:list-style-name="LFO4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 style:parent-style-name="Normal" style:list-style-name="LFO4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44" style:parent-style-name="Normal" style:list-style-name="LFO4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 style:parent-style-name="Normal" style:list-style-name="LFO4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 style:parent-style-name="Normal" style:list-style-name="LFO4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 style:parent-style-name="Normal" style:list-style-name="LFO4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 style:parent-style-name="Normal" style:list-style-name="LFO4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 style:parent-style-name="Normal" style:list-style-name="LFO4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 style:parent-style-name="Normal" style:list-style-name="LFO4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 style:parent-style-name="Normal" style:list-style-name="LFO4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 style:parent-style-name="Normal" style:list-style-name="LFO4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 style:parent-style-name="Normal" style:list-style-name="LFO4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 style:parent-style-name="Normal" style:list-style-name="LFO4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 style:parent-style-name="Normal" style:list-style-name="LFO4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 style:parent-style-name="Normal" style:list-style-name="LFO4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 style:parent-style-name="Normal" style:list-style-name="LFO4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 style:parent-style-name="Normal" style:list-style-name="LFO4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 style:parent-style-name="Normal" style:list-style-name="LFO4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 style:parent-style-name="Normal" style:list-style-name="LFO4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 style:parent-style-name="Normal" style:list-style-name="LFO4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63" style:parent-style-name="Normal" style:list-style-name="LFO5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 style:parent-style-name="Normal" style:list-style-name="LFO5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 style:parent-style-name="Normal" style:list-style-name="LFO5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 style:parent-style-name="Normal" style:list-style-name="LFO5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7" style:parent-style-name="Normal" style:list-style-name="LFO5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8" style:parent-style-name="Normal" style:list-style-name="LFO5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9" style:parent-style-name="Normal" style:list-style-name="LFO5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0" style:parent-style-name="Normal" style:list-style-name="LFO5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1" style:parent-style-name="Normal" style:list-style-name="LFO5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2" style:parent-style-name="Normal" style:list-style-name="LFO5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3"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74" style:parent-style-name="Normal" style:list-style-name="LFO5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5" style:parent-style-name="Normal" style:list-style-name="LFO5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6" style:parent-style-name="Normal" style:list-style-name="LFO5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7" style:parent-style-name="Normal" style:list-style-name="LFO5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8" style:parent-style-name="Normal" style:list-style-name="LFO5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79" style:parent-style-name="Normal" style:list-style-name="LFO5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80" style:parent-style-name="Normal" style:list-style-name="LFO5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81" style:parent-style-name="Normal" style:list-style-name="LFO5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82" style:parent-style-name="Normal" style:list-style-name="LFO5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83" style:parent-style-name="Normal" style:list-style-name="LFO5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84" style:parent-style-name="Normal" style:list-style-name="LFO5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85" style:parent-style-name="Normal" style:list-style-name="LFO5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86" style:parent-style-name="Normal" style:list-style-name="LFO5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87" style:parent-style-name="Normal" style:list-style-name="LFO5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88"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89" style:parent-style-name="Normal" style:list-style-name="LFO5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0" style:parent-style-name="Normal" style:list-style-name="LFO5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1" style:parent-style-name="Normal" style:list-style-name="LFO5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2" style:parent-style-name="Normal" style:list-style-name="LFO5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3" style:parent-style-name="Normal" style:list-style-name="LFO5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4" style:parent-style-name="Normal" style:list-style-name="LFO5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5" style:parent-style-name="Normal" style:list-style-name="LFO5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6" style:parent-style-name="Normal" style:list-style-name="LFO5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7" style:parent-style-name="Normal" style:list-style-name="LFO5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8" style:parent-style-name="Normal" style:list-style-name="LFO5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99" style:parent-style-name="Normal" style:list-style-name="LFO5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0"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101" style:parent-style-name="Normal" style:list-style-name="LFO5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2" style:parent-style-name="Normal" style:list-style-name="LFO5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3" style:parent-style-name="Normal" style:list-style-name="LFO5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4" style:parent-style-name="Normal" style:list-style-name="LFO5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5" style:parent-style-name="Normal" style:list-style-name="LFO5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6" style:parent-style-name="Normal" style:list-style-name="LFO5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7" style:parent-style-name="Normal" style:list-style-name="LFO5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8" style:parent-style-name="Normal" style:list-style-name="LFO5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09" style:parent-style-name="Normal" style:list-style-name="LFO5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0" style:parent-style-name="Normal" style:list-style-name="LFO5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1" style:parent-style-name="Normal" style:list-style-name="LFO5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2" style:parent-style-name="Normal" style:list-style-name="LFO5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3" style:parent-style-name="Normal" style:list-style-name="LFO5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4" style:parent-style-name="Normal" style:list-style-name="LFO5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5" style:parent-style-name="Normal" style:list-style-name="LFO5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6"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117" style:parent-style-name="Normal" style:list-style-name="LFO5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8" style:parent-style-name="Normal" style:list-style-name="LFO5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19" style:parent-style-name="Normal" style:list-style-name="LFO5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0" style:parent-style-name="Normal" style:list-style-name="LFO5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1" style:parent-style-name="Normal" style:list-style-name="LFO5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2" style:parent-style-name="Normal" style:list-style-name="LFO5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3" style:parent-style-name="Normal" style:list-style-name="LFO5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4" style:parent-style-name="Normal" style:list-style-name="LFO5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5" style:parent-style-name="Normal" style:list-style-name="LFO5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6" style:parent-style-name="Normal" style:list-style-name="LFO5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7" style:parent-style-name="Normal" style:list-style-name="LFO5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8" style:parent-style-name="Normal" style:list-style-name="LFO5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29" style:parent-style-name="Normal" style:list-style-name="LFO5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0"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131" style:parent-style-name="Normal" style:list-style-name="LFO5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2" style:parent-style-name="Normal" style:list-style-name="LFO5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3" style:parent-style-name="Normal" style:list-style-name="LFO5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4" style:parent-style-name="Normal" style:list-style-name="LFO5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5" style:parent-style-name="Normal" style:list-style-name="LFO5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6" style:parent-style-name="Normal" style:list-style-name="LFO5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7" style:parent-style-name="Normal" style:list-style-name="LFO5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8" style:parent-style-name="Normal" style:list-style-name="LFO5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39" style:parent-style-name="Normal" style:list-style-name="LFO5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0" style:parent-style-name="Normal" style:list-style-name="LFO5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1" style:parent-style-name="Normal" style:list-style-name="LFO5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2" style:parent-style-name="Normal" style:list-style-name="LFO5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3" style:parent-style-name="Normal" style:list-style-name="LFO5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4"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145" style:parent-style-name="Normal" style:list-style-name="LFO5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6" style:parent-style-name="Normal" style:list-style-name="LFO5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7" style:parent-style-name="Normal" style:list-style-name="LFO5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8" style:parent-style-name="Normal" style:list-style-name="LFO5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49" style:parent-style-name="Normal" style:list-style-name="LFO5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0" style:parent-style-name="Normal" style:list-style-name="LFO5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1" style:parent-style-name="Normal" style:list-style-name="LFO5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2" style:parent-style-name="Normal" style:list-style-name="LFO5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3" style:parent-style-name="Normal" style:list-style-name="LFO5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4" style:parent-style-name="Normal" style:list-style-name="LFO5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5" style:parent-style-name="Normal" style:list-style-name="LFO5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6"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157" style:parent-style-name="Normal" style:list-style-name="LFO5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8" style:parent-style-name="Normal" style:list-style-name="LFO5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59" style:parent-style-name="Normal" style:list-style-name="LFO5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0" style:parent-style-name="Normal" style:list-style-name="LFO5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1" style:parent-style-name="Normal" style:list-style-name="LFO5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2" style:parent-style-name="Normal" style:list-style-name="LFO5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3" style:parent-style-name="Normal" style:list-style-name="LFO5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4" style:parent-style-name="Normal" style:list-style-name="LFO5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5" style:parent-style-name="Normal" style:list-style-name="LFO5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6" style:parent-style-name="Normal" style:list-style-name="LFO5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7" style:parent-style-name="Normal" style:list-style-name="LFO5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8" style:parent-style-name="Normal" style:list-style-name="LFO5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69" style:parent-style-name="Normal" style:list-style-name="LFO5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0" style:parent-style-name="Normal" style:list-style-name="LFO5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1" style:parent-style-name="Normal" style:list-style-name="LFO5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2" style:parent-style-name="Normal" style:list-style-name="LFO5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3" style:parent-style-name="Normal" style:list-style-name="LFO5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4"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175" style:parent-style-name="Normal" style:list-style-name="LFO5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6" style:parent-style-name="Normal" style:list-style-name="LFO5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7" style:parent-style-name="Normal" style:list-style-name="LFO5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8" style:parent-style-name="Normal" style:list-style-name="LFO5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79" style:parent-style-name="Normal" style:list-style-name="LFO5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0" style:parent-style-name="Normal" style:list-style-name="LFO5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1" style:parent-style-name="Normal" style:list-style-name="LFO5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2" style:parent-style-name="Normal" style:list-style-name="LFO5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3" style:parent-style-name="Normal" style:list-style-name="LFO5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4" style:parent-style-name="Normal" style:list-style-name="LFO5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5" style:parent-style-name="Normal" style:list-style-name="LFO5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6" style:parent-style-name="Normal" style:list-style-name="LFO5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7" style:parent-style-name="Normal" style:list-style-name="LFO5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8" style:parent-style-name="Normal" style:list-style-name="LFO5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89" style:parent-style-name="Normal" style:list-style-name="LFO5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0" style:parent-style-name="Normal" style:list-style-name="LFO5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1" style:parent-style-name="Normal" style:list-style-name="LFO5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2" style:parent-style-name="Normal" style:list-style-name="LFO5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3"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194" style:parent-style-name="Normal" style:list-style-name="LFO5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5" style:parent-style-name="Normal" style:list-style-name="LFO5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6" style:parent-style-name="Normal" style:list-style-name="LFO5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7" style:parent-style-name="Normal" style:list-style-name="LFO5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8" style:parent-style-name="Normal" style:list-style-name="LFO5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199" style:parent-style-name="Normal" style:list-style-name="LFO5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0" style:parent-style-name="Normal" style:list-style-name="LFO5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1" style:parent-style-name="Normal" style:list-style-name="LFO5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2" style:parent-style-name="Normal" style:list-style-name="LFO5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3" style:parent-style-name="Normal" style:list-style-name="LFO5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4" style:parent-style-name="Normal" style:list-style-name="LFO5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5" style:parent-style-name="Normal" style:list-style-name="LFO5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6" style:parent-style-name="Normal" style:list-style-name="LFO5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7" style:parent-style-name="Normal" style:list-style-name="LFO5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8" style:parent-style-name="Normal" style:list-style-name="LFO5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09" style:parent-style-name="Normal" style:list-style-name="LFO5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0"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211" style:parent-style-name="Normal" style:list-style-name="LFO6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2" style:parent-style-name="Normal" style:list-style-name="LFO6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3" style:parent-style-name="Normal" style:list-style-name="LFO6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4" style:parent-style-name="Normal" style:list-style-name="LFO6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5" style:parent-style-name="Normal" style:list-style-name="LFO6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6" style:parent-style-name="Normal" style:list-style-name="LFO6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7" style:parent-style-name="Normal" style:list-style-name="LFO6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8" style:parent-style-name="Normal" style:list-style-name="LFO6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19" style:parent-style-name="Normal" style:list-style-name="LFO6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0" style:parent-style-name="Normal" style:list-style-name="LFO6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1" style:parent-style-name="Normal" style:list-style-name="LFO6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2" style:parent-style-name="Normal" style:list-style-name="LFO6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3"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224"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5"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6"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7"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8"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29"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0"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1"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2"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3"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4"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5"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6"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7"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8"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39"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0"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1"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2"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3"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4"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5" style:parent-style-name="Normal" style:list-style-name="LFO6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6"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247" style:parent-style-name="Normal" style:list-style-name="LFO6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8" style:parent-style-name="Normal" style:list-style-name="LFO6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49" style:parent-style-name="Normal" style:list-style-name="LFO6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0" style:parent-style-name="Normal" style:list-style-name="LFO6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1" style:parent-style-name="Normal" style:list-style-name="LFO6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2" style:parent-style-name="Normal" style:list-style-name="LFO6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3" style:parent-style-name="Normal" style:list-style-name="LFO6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4" style:parent-style-name="Normal" style:list-style-name="LFO6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5" style:parent-style-name="Normal" style:list-style-name="LFO6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6" style:parent-style-name="Normal" style:list-style-name="LFO6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7" style:parent-style-name="Normal" style:list-style-name="LFO6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8" style:parent-style-name="Normal" style:list-style-name="LFO6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59" style:parent-style-name="Normal" style:list-style-name="LFO6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0" style:parent-style-name="Normal" style:list-style-name="LFO6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1"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262" style:parent-style-name="Normal" style:list-style-name="LFO6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3" style:parent-style-name="Normal" style:list-style-name="LFO6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4" style:parent-style-name="Normal" style:list-style-name="LFO6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5" style:parent-style-name="Normal" style:list-style-name="LFO6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6" style:parent-style-name="Normal" style:list-style-name="LFO6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7" style:parent-style-name="Normal" style:list-style-name="LFO6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8" style:parent-style-name="Normal" style:list-style-name="LFO6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69" style:parent-style-name="Normal" style:list-style-name="LFO6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70" style:parent-style-name="Normal" style:list-style-name="LFO6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71" style:parent-style-name="Normal" style:list-style-name="LFO6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72" style:parent-style-name="Normal" style:list-style-name="LFO6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73" style:parent-style-name="Normal" style:list-style-name="LFO6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74" style:parent-style-name="Normal" style:list-style-name="LFO6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75" style:parent-style-name="Normal" style:list-style-name="LFO6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76"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277" style:parent-style-name="Normal" style:list-style-name="LFO6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78" style:parent-style-name="Normal" style:list-style-name="LFO6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79" style:parent-style-name="Normal" style:list-style-name="LFO6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0" style:parent-style-name="Normal" style:list-style-name="LFO6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1" style:parent-style-name="Normal" style:list-style-name="LFO6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2" style:parent-style-name="Normal" style:list-style-name="LFO6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3" style:parent-style-name="Normal" style:list-style-name="LFO6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4" style:parent-style-name="Normal" style:list-style-name="LFO6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5" style:parent-style-name="Normal" style:list-style-name="LFO6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6" style:parent-style-name="Normal" style:list-style-name="LFO6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7" style:parent-style-name="Normal" style:list-style-name="LFO6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8" style:parent-style-name="Normal" style:list-style-name="LFO6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89" style:parent-style-name="Normal" style:list-style-name="LFO6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0" style:parent-style-name="Normal" style:list-style-name="LFO6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1" style:parent-style-name="Normal" style:list-style-name="LFO6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2" style:parent-style-name="Normal" style:list-style-name="LFO6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3" style:parent-style-name="Normal" style:list-style-name="LFO6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4"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295" style:parent-style-name="Normal" style:list-style-name="LFO6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6" style:parent-style-name="Normal" style:list-style-name="LFO6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7" style:parent-style-name="Normal" style:list-style-name="LFO6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8" style:parent-style-name="Normal" style:list-style-name="LFO6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299" style:parent-style-name="Normal" style:list-style-name="LFO6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0" style:parent-style-name="Normal" style:list-style-name="LFO6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1" style:parent-style-name="Normal" style:list-style-name="LFO6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2" style:parent-style-name="Normal" style:list-style-name="LFO6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3" style:parent-style-name="Normal" style:list-style-name="LFO6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4" style:parent-style-name="Normal" style:list-style-name="LFO6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5" style:parent-style-name="Normal" style:list-style-name="LFO6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6" style:parent-style-name="Normal" style:list-style-name="LFO6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7" style:parent-style-name="Normal" style:list-style-name="LFO6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08"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309" style:parent-style-name="Normal" style:list-style-name="LFO6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0" style:parent-style-name="Normal" style:list-style-name="LFO6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1" style:parent-style-name="Normal" style:list-style-name="LFO6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2" style:parent-style-name="Normal" style:list-style-name="LFO6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3" style:parent-style-name="Normal" style:list-style-name="LFO6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4" style:parent-style-name="Normal" style:list-style-name="LFO6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5" style:parent-style-name="Normal" style:list-style-name="LFO6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6" style:parent-style-name="Normal" style:list-style-name="LFO6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7" style:parent-style-name="Normal" style:list-style-name="LFO6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8" style:parent-style-name="Normal" style:list-style-name="LFO6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19" style:parent-style-name="Normal" style:list-style-name="LFO6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0" style:parent-style-name="Normal" style:list-style-name="LFO6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1" style:parent-style-name="Normal" style:list-style-name="LFO6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2" style:parent-style-name="Normal" style:list-style-name="LFO6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3"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324" style:parent-style-name="Normal" style:list-style-name="LFO6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5" style:parent-style-name="Normal" style:list-style-name="LFO6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6" style:parent-style-name="Normal" style:list-style-name="LFO6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7" style:parent-style-name="Normal" style:list-style-name="LFO6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8" style:parent-style-name="Normal" style:list-style-name="LFO6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29" style:parent-style-name="Normal" style:list-style-name="LFO6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0" style:parent-style-name="Normal" style:list-style-name="LFO6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1" style:parent-style-name="Normal" style:list-style-name="LFO6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2" style:parent-style-name="Normal" style:list-style-name="LFO6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3" style:parent-style-name="Normal" style:list-style-name="LFO6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4" style:parent-style-name="Normal" style:list-style-name="LFO6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5" style:parent-style-name="Normal" style:list-style-name="LFO6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6" style:parent-style-name="Normal" style:list-style-name="LFO6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7" style:parent-style-name="Normal" style:list-style-name="LFO6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8" style:parent-style-name="Normal" style:list-style-name="LFO6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39" style:parent-style-name="Normal" style:list-style-name="LFO6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0" style:parent-style-name="Normal" style:list-style-name="LFO6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1" style:parent-style-name="Normal" style:list-style-name="LFO6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2"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343" style:parent-style-name="Normal" style:list-style-name="LFO6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4" style:parent-style-name="Normal" style:list-style-name="LFO6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5" style:parent-style-name="Normal" style:list-style-name="LFO6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6" style:parent-style-name="Normal" style:list-style-name="LFO6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7" style:parent-style-name="Normal" style:list-style-name="LFO6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8" style:parent-style-name="Normal" style:list-style-name="LFO6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49" style:parent-style-name="Normal" style:list-style-name="LFO6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0" style:parent-style-name="Normal" style:list-style-name="LFO6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1" style:parent-style-name="Normal" style:list-style-name="LFO6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2" style:parent-style-name="Normal" style:list-style-name="LFO6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3"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354" style:parent-style-name="Normal" style:list-style-name="LFO6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5" style:parent-style-name="Normal" style:list-style-name="LFO6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6" style:parent-style-name="Normal" style:list-style-name="LFO6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7" style:parent-style-name="Normal" style:list-style-name="LFO6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8" style:parent-style-name="Normal" style:list-style-name="LFO6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59" style:parent-style-name="Normal" style:list-style-name="LFO6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0" style:parent-style-name="Normal" style:list-style-name="LFO6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1" style:parent-style-name="Normal" style:list-style-name="LFO6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2" style:parent-style-name="Normal" style:list-style-name="LFO6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3" style:parent-style-name="Normal" style:list-style-name="LFO6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4" style:parent-style-name="Normal" style:list-style-name="LFO6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5"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366" style:parent-style-name="Normal" style:list-style-name="LFO7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7" style:parent-style-name="Normal" style:list-style-name="LFO7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8" style:parent-style-name="Normal" style:list-style-name="LFO7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69" style:parent-style-name="Normal" style:list-style-name="LFO7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0" style:parent-style-name="Normal" style:list-style-name="LFO7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1" style:parent-style-name="Normal" style:list-style-name="LFO7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2" style:parent-style-name="Normal" style:list-style-name="LFO7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3" style:parent-style-name="Normal" style:list-style-name="LFO7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4" style:parent-style-name="Normal" style:list-style-name="LFO7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5" style:parent-style-name="Normal" style:list-style-name="LFO7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6" style:parent-style-name="Normal" style:list-style-name="LFO7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7"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378" style:parent-style-name="Normal" style:list-style-name="LFO7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79" style:parent-style-name="Normal" style:list-style-name="LFO7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0" style:parent-style-name="Normal" style:list-style-name="LFO7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1" style:parent-style-name="Normal" style:list-style-name="LFO7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2" style:parent-style-name="Normal" style:list-style-name="LFO7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3" style:parent-style-name="Normal" style:list-style-name="LFO7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4" style:parent-style-name="Normal" style:list-style-name="LFO7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5" style:parent-style-name="Normal" style:list-style-name="LFO7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6" style:parent-style-name="Normal" style:list-style-name="LFO7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7" style:parent-style-name="Normal" style:list-style-name="LFO7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88"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389" style:parent-style-name="Normal" style:list-style-name="LFO7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0" style:parent-style-name="Normal" style:list-style-name="LFO7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1" style:parent-style-name="Normal" style:list-style-name="LFO7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2" style:parent-style-name="Normal" style:list-style-name="LFO7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3" style:parent-style-name="Normal" style:list-style-name="LFO7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4" style:parent-style-name="Normal" style:list-style-name="LFO7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5" style:parent-style-name="Normal" style:list-style-name="LFO7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6" style:parent-style-name="Normal" style:list-style-name="LFO7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7" style:parent-style-name="Normal" style:list-style-name="LFO7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8" style:parent-style-name="Normal" style:list-style-name="LFO7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399" style:parent-style-name="Normal" style:list-style-name="LFO7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0" style:parent-style-name="Normal" style:list-style-name="LFO7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1" style:parent-style-name="Normal" style:list-style-name="LFO7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2" style:parent-style-name="Normal" style:list-style-name="LFO7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3" style:parent-style-name="Normal" style:list-style-name="LFO7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4" style:parent-style-name="Normal" style:list-style-name="LFO7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5"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406" style:parent-style-name="Normal" style:list-style-name="LFO7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7" style:parent-style-name="Normal" style:list-style-name="LFO7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8" style:parent-style-name="Normal" style:list-style-name="LFO7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09" style:parent-style-name="Normal" style:list-style-name="LFO7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0" style:parent-style-name="Normal" style:list-style-name="LFO7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1" style:parent-style-name="Normal" style:list-style-name="LFO7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2" style:parent-style-name="Normal" style:list-style-name="LFO7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3" style:parent-style-name="Normal" style:list-style-name="LFO7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4" style:parent-style-name="Normal" style:list-style-name="LFO7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5" style:parent-style-name="Normal" style:list-style-name="LFO7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6" style:parent-style-name="Normal" style:list-style-name="LFO7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7"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418" style:parent-style-name="Normal" style:list-style-name="LFO7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19" style:parent-style-name="Normal" style:list-style-name="LFO7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0" style:parent-style-name="Normal" style:list-style-name="LFO7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1" style:parent-style-name="Normal" style:list-style-name="LFO7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2" style:parent-style-name="Normal" style:list-style-name="LFO7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3" style:parent-style-name="Normal" style:list-style-name="LFO7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4" style:parent-style-name="Normal" style:list-style-name="LFO7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5" style:parent-style-name="Normal" style:list-style-name="LFO7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6" style:parent-style-name="Normal" style:list-style-name="LFO7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7" style:parent-style-name="Normal" style:list-style-name="LFO7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8" style:parent-style-name="Normal" style:list-style-name="LFO7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29" style:parent-style-name="Normal" style:list-style-name="LFO7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0" style:parent-style-name="Normal" style:list-style-name="LFO7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1" style:parent-style-name="Normal" style:list-style-name="LFO7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2" style:parent-style-name="Normal" style:list-style-name="LFO7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3"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434" style:parent-style-name="Normal" style:list-style-name="LFO7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5" style:parent-style-name="Normal" style:list-style-name="LFO7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6" style:parent-style-name="Normal" style:list-style-name="LFO7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7" style:parent-style-name="Normal" style:list-style-name="LFO7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8" style:parent-style-name="Normal" style:list-style-name="LFO7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39" style:parent-style-name="Normal" style:list-style-name="LFO7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0" style:parent-style-name="Normal" style:list-style-name="LFO7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1" style:parent-style-name="Normal" style:list-style-name="LFO7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2" style:parent-style-name="Normal" style:list-style-name="LFO7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3" style:parent-style-name="Normal" style:list-style-name="LFO7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4"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445" style:parent-style-name="Normal" style:list-style-name="LFO7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6" style:parent-style-name="Normal" style:list-style-name="LFO7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7" style:parent-style-name="Normal" style:list-style-name="LFO7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8" style:parent-style-name="Normal" style:list-style-name="LFO7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49" style:parent-style-name="Normal" style:list-style-name="LFO7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0" style:parent-style-name="Normal" style:list-style-name="LFO7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1" style:parent-style-name="Normal" style:list-style-name="LFO7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2" style:parent-style-name="Normal" style:list-style-name="LFO7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3" style:parent-style-name="Normal" style:list-style-name="LFO7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4" style:parent-style-name="Normal" style:list-style-name="LFO7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5" style:parent-style-name="Normal" style:list-style-name="LFO7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6"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457" style:parent-style-name="Normal" style:list-style-name="LFO7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8" style:parent-style-name="Normal" style:list-style-name="LFO7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59" style:parent-style-name="Normal" style:list-style-name="LFO7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0" style:parent-style-name="Normal" style:list-style-name="LFO7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1" style:parent-style-name="Normal" style:list-style-name="LFO7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2" style:parent-style-name="Normal" style:list-style-name="LFO7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3" style:parent-style-name="Normal" style:list-style-name="LFO7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4" style:parent-style-name="Normal" style:list-style-name="LFO7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5" style:parent-style-name="Normal" style:list-style-name="LFO7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6" style:parent-style-name="Normal" style:list-style-name="LFO7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7" style:parent-style-name="Normal" style:list-style-name="LFO7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8" style:parent-style-name="Normal" style:list-style-name="LFO7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69"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470" style:parent-style-name="Normal" style:list-style-name="LFO7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1" style:parent-style-name="Normal" style:list-style-name="LFO7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2" style:parent-style-name="Normal" style:list-style-name="LFO7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3" style:parent-style-name="Normal" style:list-style-name="LFO7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4" style:parent-style-name="Normal" style:list-style-name="LFO7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5" style:parent-style-name="Normal" style:list-style-name="LFO7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6" style:parent-style-name="Normal" style:list-style-name="LFO7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7" style:parent-style-name="Normal" style:list-style-name="LFO7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8" style:parent-style-name="Normal" style:list-style-name="LFO7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79" style:parent-style-name="Normal" style:list-style-name="LFO7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0" style:parent-style-name="Normal" style:list-style-name="LFO7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1" style:parent-style-name="Normal" style:list-style-name="LFO7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2" style:parent-style-name="Normal" style:list-style-name="LFO7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3" style:parent-style-name="Normal" style:list-style-name="LFO7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4" style:parent-style-name="Normal" style:list-style-name="LFO7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5"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486" style:parent-style-name="Normal" style:list-style-name="LFO7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7" style:parent-style-name="Normal" style:list-style-name="LFO7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8" style:parent-style-name="Normal" style:list-style-name="LFO7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89" style:parent-style-name="Normal" style:list-style-name="LFO7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0" style:parent-style-name="Normal" style:list-style-name="LFO7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1" style:parent-style-name="Normal" style:list-style-name="LFO7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2" style:parent-style-name="Normal" style:list-style-name="LFO7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3" style:parent-style-name="Normal" style:list-style-name="LFO7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4" style:parent-style-name="Normal" style:list-style-name="LFO7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5" style:parent-style-name="Normal" style:list-style-name="LFO7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6" style:parent-style-name="Normal" style:list-style-name="LFO7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7" style:parent-style-name="Normal" style:list-style-name="LFO7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498"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499" style:parent-style-name="Normal" style:list-style-name="LFO8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0" style:parent-style-name="Normal" style:list-style-name="LFO8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1" style:parent-style-name="Normal" style:list-style-name="LFO8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2" style:parent-style-name="Normal" style:list-style-name="LFO8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3" style:parent-style-name="Normal" style:list-style-name="LFO8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4" style:parent-style-name="Normal" style:list-style-name="LFO8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5" style:parent-style-name="Normal" style:list-style-name="LFO8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6" style:parent-style-name="Normal" style:list-style-name="LFO8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7" style:parent-style-name="Normal" style:list-style-name="LFO8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8" style:parent-style-name="Normal" style:list-style-name="LFO8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09" style:parent-style-name="Normal" style:list-style-name="LFO8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0" style:parent-style-name="Normal" style:list-style-name="LFO8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1" style:parent-style-name="Normal" style:list-style-name="LFO8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2" style:parent-style-name="Normal" style:list-style-name="LFO8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3" style:parent-style-name="Normal" style:list-style-name="LFO8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4" style:parent-style-name="Normal" style:list-style-name="LFO8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5"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516"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7"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8"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19"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0"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1"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2"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3"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4"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5"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6"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7"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8"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29"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0"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1"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2"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3"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4"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5"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6"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7"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8"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39" style:parent-style-name="Normal" style:list-style-name="LFO81"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0"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541" style:parent-style-name="Normal" style:list-style-name="LFO8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2" style:parent-style-name="Normal" style:list-style-name="LFO8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3" style:parent-style-name="Normal" style:list-style-name="LFO8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4" style:parent-style-name="Normal" style:list-style-name="LFO8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5" style:parent-style-name="Normal" style:list-style-name="LFO8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6" style:parent-style-name="Normal" style:list-style-name="LFO8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7" style:parent-style-name="Normal" style:list-style-name="LFO8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8" style:parent-style-name="Normal" style:list-style-name="LFO8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49" style:parent-style-name="Normal" style:list-style-name="LFO8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0" style:parent-style-name="Normal" style:list-style-name="LFO8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1" style:parent-style-name="Normal" style:list-style-name="LFO82"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2"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553" style:parent-style-name="Normal" style:list-style-name="LFO8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4" style:parent-style-name="Normal" style:list-style-name="LFO8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5" style:parent-style-name="Normal" style:list-style-name="LFO8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6" style:parent-style-name="Normal" style:list-style-name="LFO8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7" style:parent-style-name="Normal" style:list-style-name="LFO8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8" style:parent-style-name="Normal" style:list-style-name="LFO8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59" style:parent-style-name="Normal" style:list-style-name="LFO8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0" style:parent-style-name="Normal" style:list-style-name="LFO8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1" style:parent-style-name="Normal" style:list-style-name="LFO8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2" style:parent-style-name="Normal" style:list-style-name="LFO8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3" style:parent-style-name="Normal" style:list-style-name="LFO83"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4"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565" style:parent-style-name="Normal" style:list-style-name="LFO8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6" style:parent-style-name="Normal" style:list-style-name="LFO8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7" style:parent-style-name="Normal" style:list-style-name="LFO8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8" style:parent-style-name="Normal" style:list-style-name="LFO8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69" style:parent-style-name="Normal" style:list-style-name="LFO8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0" style:parent-style-name="Normal" style:list-style-name="LFO8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1" style:parent-style-name="Normal" style:list-style-name="LFO8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2" style:parent-style-name="Normal" style:list-style-name="LFO8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3" style:parent-style-name="Normal" style:list-style-name="LFO8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4" style:parent-style-name="Normal" style:list-style-name="LFO8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5" style:parent-style-name="Normal" style:list-style-name="LFO84"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6"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577" style:parent-style-name="Normal" style:list-style-name="LFO8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8" style:parent-style-name="Normal" style:list-style-name="LFO8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79" style:parent-style-name="Normal" style:list-style-name="LFO8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0" style:parent-style-name="Normal" style:list-style-name="LFO8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1" style:parent-style-name="Normal" style:list-style-name="LFO8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2" style:parent-style-name="Normal" style:list-style-name="LFO8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3" style:parent-style-name="Normal" style:list-style-name="LFO8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4" style:parent-style-name="Normal" style:list-style-name="LFO8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5" style:parent-style-name="Normal" style:list-style-name="LFO8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6" style:parent-style-name="Normal" style:list-style-name="LFO8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7" style:parent-style-name="Normal" style:list-style-name="LFO8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8" style:parent-style-name="Normal" style:list-style-name="LFO8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89" style:parent-style-name="Normal" style:list-style-name="LFO8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0" style:parent-style-name="Normal" style:list-style-name="LFO85"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1"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592" style:parent-style-name="Normal" style:list-style-name="LFO8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3" style:parent-style-name="Normal" style:list-style-name="LFO8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4" style:parent-style-name="Normal" style:list-style-name="LFO8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5" style:parent-style-name="Normal" style:list-style-name="LFO8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6" style:parent-style-name="Normal" style:list-style-name="LFO8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7" style:parent-style-name="Normal" style:list-style-name="LFO8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8" style:parent-style-name="Normal" style:list-style-name="LFO8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599" style:parent-style-name="Normal" style:list-style-name="LFO8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0" style:parent-style-name="Normal" style:list-style-name="LFO8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1" style:parent-style-name="Normal" style:list-style-name="LFO8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2" style:parent-style-name="Normal" style:list-style-name="LFO8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3" style:parent-style-name="Normal" style:list-style-name="LFO8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4" style:parent-style-name="Normal" style:list-style-name="LFO8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5" style:parent-style-name="Normal" style:list-style-name="LFO8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6" style:parent-style-name="Normal" style:list-style-name="LFO8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7" style:parent-style-name="Normal" style:list-style-name="LFO8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8" style:parent-style-name="Normal" style:list-style-name="LFO86"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09"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610" style:parent-style-name="Normal" style:list-style-name="LFO8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1" style:parent-style-name="Normal" style:list-style-name="LFO8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2" style:parent-style-name="Normal" style:list-style-name="LFO8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3" style:parent-style-name="Normal" style:list-style-name="LFO8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4" style:parent-style-name="Normal" style:list-style-name="LFO8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5" style:parent-style-name="Normal" style:list-style-name="LFO8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6" style:parent-style-name="Normal" style:list-style-name="LFO8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7" style:parent-style-name="Normal" style:list-style-name="LFO8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8" style:parent-style-name="Normal" style:list-style-name="LFO8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19" style:parent-style-name="Normal" style:list-style-name="LFO8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0" style:parent-style-name="Normal" style:list-style-name="LFO8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1" style:parent-style-name="Normal" style:list-style-name="LFO8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2" style:parent-style-name="Normal" style:list-style-name="LFO8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3" style:parent-style-name="Normal" style:list-style-name="LFO87"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4"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625" style:parent-style-name="Normal" style:list-style-name="LFO8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6" style:parent-style-name="Normal" style:list-style-name="LFO8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7" style:parent-style-name="Normal" style:list-style-name="LFO8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8" style:parent-style-name="Normal" style:list-style-name="LFO8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29" style:parent-style-name="Normal" style:list-style-name="LFO8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0" style:parent-style-name="Normal" style:list-style-name="LFO8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1" style:parent-style-name="Normal" style:list-style-name="LFO8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2" style:parent-style-name="Normal" style:list-style-name="LFO8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3" style:parent-style-name="Normal" style:list-style-name="LFO8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4" style:parent-style-name="Normal" style:list-style-name="LFO8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5" style:parent-style-name="Normal" style:list-style-name="LFO8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6" style:parent-style-name="Normal" style:list-style-name="LFO8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7" style:parent-style-name="Normal" style:list-style-name="LFO8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8" style:parent-style-name="Normal" style:list-style-name="LFO8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39" style:parent-style-name="Normal" style:list-style-name="LFO88"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0"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641"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2"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3"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4"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5"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6"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7"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8"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49"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0"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1"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2"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3"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4"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5"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6"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7"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8"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59" style:parent-style-name="Normal" style:list-style-name="LFO89"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0" style:parent-style-name="Normal" style:family="paragraph">
      <style:paragraph-properties fo:margin-top="0.0694in" fo:margin-bottom="0.0694in" fo:line-height="100%" fo:background-color="#FFFFFF"/>
      <style:text-properties style:font-name="__Outfit_62d168" style:font-name-asian="Times New Roman" style:font-name-complex="Times New Roman" fo:font-weight="bold" style:font-weight-asian="bold" style:font-weight-complex="bold" style:letter-kerning="false" fo:font-size="10.5pt" style:font-size-asian="10.5pt" style:font-size-complex="10.5pt" style:language-asian="de" style:country-asian="DE"/>
    </style:style>
    <style:style style:name="P661" style:parent-style-name="Normal" style:list-style-name="LFO9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2" style:parent-style-name="Normal" style:list-style-name="LFO9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3" style:parent-style-name="Normal" style:list-style-name="LFO9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4" style:parent-style-name="Normal" style:list-style-name="LFO9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5" style:parent-style-name="Normal" style:list-style-name="LFO9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6" style:parent-style-name="Normal" style:list-style-name="LFO9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7" style:parent-style-name="Normal" style:list-style-name="LFO9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8" style:parent-style-name="Normal" style:list-style-name="LFO9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style:style style:name="P669" style:parent-style-name="Normal" style:list-style-name="LFO90" style:family="paragraph">
      <style:paragraph-properties fo:margin-top="0.0694in" fo:margin-bottom="0.0694in" fo:line-height="100%" fo:background-color="#FFFFFF"/>
      <style:text-properties style:font-name="__Outfit_62d168" style:font-name-asian="Times New Roman" style:font-name-complex="Times New Roman" style:letter-kerning="false" fo:font-size="10.5pt" style:font-size-asian="10.5pt" style:font-size-complex="10.5pt" style:language-asian="de" style:country-asian="DE"/>
    </style:style>
  </office:automatic-styles>
  <office:body>
    <office:text text:use-soft-page-breaks="true">
      <text:p text:style-name="P1">Pages 1 to 4</text:p>
      <text:list text:style-name="LFO46" text:continue-numbering="true">
        <text:list-item>
          <text:p text:style-name="P2">Die Bäume des Feldes werden Früchte tragen und das Land wird Ertrag geben.</text:p>
        </text:list-item>
        <text:list-item>
          <text:p text:style-name="P3">Die Menschen werden auf ihrem Grund und Boden sicher sein.</text:p>
        </text:list-item>
        <text:list-item>
          <text:p text:style-name="P4">Wenn das Joch gebrochen wird und die Menschen von ihrer Versklavung befreit werden, werden sie erkennen, dass Gott der Herr ist.</text:p>
        </text:list-item>
        <text:list-item>
          <text:p text:style-name="P5">Der Autor wurde 1940 in Kenia geboren.</text:p>
        </text:list-item>
        <text:list-item>
          <text:p text:style-name="P6">Seine Eltern waren Bauern und gehörten zur Gemeinschaft der Kikuyu.</text:p>
        </text:list-item>
        <text:list-item>
          <text:p text:style-name="P7">Das Land um Ihithe war fruchtbar und es gab reichlich Regen.</text:p>
        </text:list-item>
        <text:list-item>
          <text:p text:style-name="P8">Zur Geburt eines Kindes wurde ein Ritual durchgeführt, um das Neugeborene in das Land der Vorfahren einzuführen.</text:p>
        </text:list-item>
        <text:list-item>
          <text:p text:style-name="P9">Der Mount Kenya war heilig für die Kikuyu und brachte ihnen reichlich Regen, sauberes Trinkwasser und Frieden.</text:p>
        </text:list-item>
        <text:list-item>
          <text:p text:style-name="P10">Die europäischen Missionare änderten die religiösen und kulturellen Traditionen der Kikuyu.</text:p>
        </text:list-item>
        <text:list-item>
          <text:p text:style-name="P11">Die Europäer benannten alles in Afrika um, was ihnen begegnete, was zu einer Spaltung im Denken der Afrikaner führte.</text:p>
        </text:list-item>
        <text:list-item>
          <text:p text:style-name="P12">Die Europäer kamen Ende des 19. Jahrhunderts nach Kenia und teilten den Kontinent in Kolonien auf.</text:p>
        </text:list-item>
        <text:list-item>
          <text:p text:style-name="P13">Deutschland erhielt Ostafrika und Großbritannien wurde das Land Kenia zugeteilt.</text:p>
        </text:list-item>
      </text:list>
      <text:p text:style-name="P14">Pages 4 to 6</text:p>
      <text:list text:style-name="LFO47" text:continue-numbering="true">
        <text:list-item>
          <text:p text:style-name="P15">Afrika wurde von europäischen Ländern aufgeteilt, was zu einer Vermischung der ethnischen Gemeinschaften führte und bis heute verheerende Folgen hat.</text:p>
        </text:list-item>
        <text:list-item>
          <text:p text:style-name="P16">Die Autorin hat Vorfahren aus verschiedenen Gemeinschaften, darunter Massai und Kikuyu.</text:p>
        </text:list-item>
        <text:list-item>
          <text:p text:style-name="P17">Europäische Missionare kamen nach Afrika und verbreiteten das Christentum. Sie boten medizinische Versorgung an und gründeten Schulen.</text:p>
        </text:list-item>
        <text:list-item>
          <text:p text:style-name="P18">Die Missionare schätzten die einheimische Kultur ab, aber dokumentierten sie und bewahrten einige Objekte auf.</text:p>
        </text:list-item>
        <text:list-item>
          <text:p text:style-name="P19">Europäische Siedler ließen sich in den afrikanischen Kolonien nieder und erhielten Land.</text:p>
        </text:list-item>
        <text:list-item>
          <text:p text:style-name="P20">Einheimische wurden vertrieben und in Reservate umgesiedelt.</text:p>
        </text:list-item>
        <text:list-item>
          <text:p text:style-name="P21">Trotz der Ankunft der Missionare und der britischen Verwaltung gab es weiterhin Nischen, in denen die alte Lebensweise fortbestand.</text:p>
        </text:list-item>
        <text:list-item>
          <text:p text:style-name="P22">Es gab Konflikte zwischen denjenigen, die zum Christentum übertraten, und denen, die an den lokalen Bräuchen festhielten.</text:p>
        </text:list-item>
        <text:list-item>
          <text:p text:style-name="P23">Christliche Kenianer wurden von der britischen Verwaltung bevorzugt behandelt.</text:p>
        </text:list-item>
        <text:list-item>
          <text:p text:style-name="P24">Die Bibel wurde in die Kikuyu-Sprache übersetzt, was die Verbreitung des Christentums erleichterte.</text:p>
        </text:list-item>
        <text:list-item>
          <text:p text:style-name="P25">Es gab eine Spaltung zwischen denjenigen, die als "athomi" (Menschen, die lesen) bezeichnet wurden und die die christliche Kultur übernahmen, und denjenigen, die als "kikuyu" bezeichnet wurden und an den lokalen Bräuchen festhielten.</text:p>
        </text:list-item>
      </text:list>
      <text:p text:style-name="P26">Pages 6 to 8</text:p>
      <text:list text:style-name="LFO48" text:continue-numbering="true">
        <text:list-item>
          <text:p text:style-name="P27">Die europäischen Sitten brachten einen fundamentalen Wandel in vielen Lebensbereichen der Kikuyu mit sich.</text:p>
        </text:list-item>
        <text:list-item>
          <text:p text:style-name="P28">Alles, was an die lokale Kultur erinnerte, wurde über Bord geworfen.</text:p>
        </text:list-item>
        <text:list-item>
          <text:p text:style-name="P29">Neue Feldfrüchte erforderten neue Gerätschaften und neue Kochmethoden.</text:p>
        </text:list-item>
        <text:list-item>
          <text:p text:style-name="P30">Kleidung aus Tierhaut wurde durch Baumwollkleider und -hemden ersetzt.</text:p>
        </text:list-item>
        <text:list-item>
          <text:p text:style-name="P31">Traditionelle Tänze und Feste wurden von Missionaren und Konvertiten abgelehnt und verboten.</text:p>
        </text:list-item>
        <text:list-item>
          <text:p text:style-name="P32">Die lokale Kultur ging nahezu unter und wurde durch eine europäisch ausgerichtete Kultur ersetzt.</text:p>
        </text:list-item>
        <text:list-item>
          <text:p text:style-name="P33">Die Eltern des Autors waren zur Zeit seiner Geburt bereits zum Christentum konvertiert.</text:p>
        </text:list-item>
        <text:list-item>
          <text:p text:style-name="P34">Der Vater konnte Kikuyu lesen und schreiben und sprach auch etwas Suaheli.</text:p>
        </text:list-item>
        <text:list-item>
          <text:p text:style-name="P35">Die Männer mussten auf den weißen Farmen arbeiten und ihre Familien auf dem Land zurücklassen.</text:p>
        </text:list-item>
        <text:list-item>
          <text:p text:style-name="P36">Die Trennung der Männer von ihren Familien führte zu neuen Problemen wie Prostitution und abwesenden Vätern.</text:p>
        </text:list-item>
        <text:list-item>
          <text:p text:style-name="P37">Die Männer konnten ihre Familien nur selten besuchen, da sie nur alle drei Monate Urlaub bekamen.</text:p>
        </text:list-item>
        <text:list-item>
          <text:p text:style-name="P38">Der Autor und seine Mutter zogen zu seinem Vater ins Rift Valley, wo er als Fahrer und Mechaniker auf einer Farm arbeitete.</text:p>
        </text:list-item>
        <text:list-item>
          <text:p text:style-name="P39">Die Arbeit im Rift Valley war bei Kikuyu-Männern begehrt, da sie gewaltsam von ihrem Land im zentralen Hochland vertrieben worden waren.</text:p>
        </text:list-item>
        <text:list-item>
          <text:p text:style-name="P40">Auf den weißen Farmen gab es keine Schulen in der Nähe, was einen großen Einfluss auf das weitere Leben des Autors hatte.</text:p>
        </text:list-item>
        <text:list-item>
          <text:p text:style-name="P41">Die Familie konnte Lebensmittel für den Eigenbedarf anbauen, aber überschüssiges Getreide musste an den Farmbesitzer verkauft werden.</text:p>
        </text:list-item>
        <text:list-item>
          <text:p text:style-name="P42">Die Bezahlung für die Arbeit auf der Farm war gering und bestand hauptsächlich aus Maismehl und Milch.</text:p>
        </text:list-item>
      </text:list>
      <text:p text:style-name="P43">Pages 8 to 10</text:p>
      <text:list text:style-name="LFO49" text:continue-numbering="true">
        <text:list-item>
          <text:p text:style-name="P44">Der Text handelt von der Kindheit der Autorin auf einer Farm in Nakuru, Kenia.</text:p>
        </text:list-item>
        <text:list-item>
          <text:p text:style-name="P45">Ihr Vater hatte mehr Fähigkeiten als die meisten Kenianer auf der Farm und wurde von Mr. Neylan geschätzt.</text:p>
        </text:list-item>
        <text:list-item>
          <text:p text:style-name="P46">Die Autorin half ihrer Mutter auf dem Feld und beobachtete sie bei der Arbeit.</text:p>
        </text:list-item>
        <text:list-item>
          <text:p text:style-name="P47">Sie spielte den ganzen Tag mit ihren Geschwistern in der Erde.</text:p>
        </text:list-item>
        <text:list-item>
          <text:p text:style-name="P48">Die Farm hatte Mais- und Weizenfelder, die wunderschön aussahen, wenn der Wind über sie strich.</text:p>
        </text:list-item>
        <text:list-item>
          <text:p text:style-name="P49">Es gab auch managu, ein grünes Gemüse, das als Unkraut galt, aber beliebt war.</text:p>
        </text:list-item>
        <text:list-item>
          <text:p text:style-name="P50">Der Vater der Autorin hatte vier Ehefrauen und etwa zehn Kinder.</text:p>
        </text:list-item>
        <text:list-item>
          <text:p text:style-name="P51">Alle lebten in einer großen Einfriedung mit verschiedenen Häusern und einem Zaun.</text:p>
        </text:list-item>
        <text:list-item>
          <text:p text:style-name="P52">Jede Frau hatte ihr eigenes Haus mit verschiedenen Bereichen für die Familie.</text:p>
        </text:list-item>
        <text:list-item>
          <text:p text:style-name="P53">Die Häuser hatten weder Strom noch fließendes Wasser und waren immer dunkel.</text:p>
        </text:list-item>
        <text:list-item>
          <text:p text:style-name="P54">Die Autorin half auch bei der Reinigung der Latrinen.</text:p>
        </text:list-item>
        <text:list-item>
          <text:p text:style-name="P55">Obwohl der Wohnraum klein war, fühlte sie sich nie beengt.</text:p>
        </text:list-item>
        <text:list-item>
          <text:p text:style-name="P56">Die Kinder betrachteten die Halbgeschwister als Teil ihrer Gemeinschaft.</text:p>
        </text:list-item>
        <text:list-item>
          <text:p text:style-name="P57">Ein Mann durfte beliebig viele Frauen heiraten, musste sich aber um alle seine Kinder kümmern.</text:p>
        </text:list-item>
        <text:list-item>
          <text:p text:style-name="P58">Das polygame System hatte Vorteile für die Kinder, da immer ein Erwachsener da war, der sich um sie kümmerte.</text:p>
        </text:list-item>
        <text:list-item>
          <text:p text:style-name="P59">Es gab Konflikte zwischen den Ehefrauen, aber die Autorin erfuhr erst später von Gewalt in der Familie.</text:p>
        </text:list-item>
        <text:list-item>
          <text:p text:style-name="P60">Kinder wurden vor traumatischen Ereignissen geschützt und erhielten nur begrenzte Informationen.</text:p>
        </text:list-item>
        <text:list-item>
          <text:p text:style-name="P61">Heute können Menschen ihrer Verantwortung entkommen und ihre Kinder im Stich lassen.</text:p>
        </text:list-item>
      </text:list>
      <text:p text:style-name="P62">Pages 10 to 13</text:p>
      <text:list text:style-name="LFO50" text:continue-numbering="true">
        <text:list-item>
          <text:p text:style-name="P63">Die Autorin wächst in einer Umgebung ohne Angst oder Unsicherheit auf und hat alle Freiheiten, um zu träumen und kreativ zu sein.</text:p>
        </text:list-item>
        <text:list-item>
          <text:p text:style-name="P64">Ihre Eltern erzählen ihr manchmal Dinge, um sie ahnungslos und ohne Angst zu halten.</text:p>
        </text:list-item>
        <text:list-item>
          <text:p text:style-name="P65">Die Beziehung zu ihrem Vater ist förmlich, aber er schafft ein Gefühl von Sicherheit und Geborgenheit durch ein allabendliches Zeremoniell.</text:p>
        </text:list-item>
        <text:list-item>
          <text:p text:style-name="P66">Als sie älter wird, ändert sich die Beziehung zu ihrem Vater und er wird zugänglicher.</text:p>
        </text:list-item>
        <text:list-item>
          <text:p text:style-name="P67">Die Autorin hat eine enge und friedliche Beziehung zu ihrer Mutter, die sie inspiriert.</text:p>
        </text:list-item>
        <text:list-item>
          <text:p text:style-name="P68">Auf der Farm, auf der sie aufwächst, arbeiten Menschen verschiedener Volksgruppen, die getrennt voneinander leben.</text:p>
        </text:list-item>
        <text:list-item>
          <text:p text:style-name="P69">Die Autorin ist sich ihrer eigenen Volksgruppe bewusst und es gibt ethnische Vorurteile.</text:p>
        </text:list-item>
        <text:list-item>
          <text:p text:style-name="P70">Die Hautfarbe ist kein Thema, aber die Unterschiede im Alltag und den Vorrechten der weißen Siedler werden wahrgenommen.</text:p>
        </text:list-item>
        <text:list-item>
          <text:p text:style-name="P71">Die Autorin erkennt, dass Menschen altern und sterben und dass Veränderungen im Leben stattfinden.</text:p>
        </text:list-item>
        <text:list-item>
          <text:p text:style-name="P72">Sie beobachtet die weißen Siedler, hat aber keine direkte Kommunikation mit ihnen.</text:p>
        </text:list-item>
      </text:list>
      <text:p text:style-name="P73">Pages 13 to 15</text:p>
      <text:list text:style-name="LFO51" text:continue-numbering="true">
        <text:list-item>
          <text:p text:style-name="P74">Die Textstelle handelt von der Beziehung zwischen dem Erzähler und Mr. Neylan und seiner Familie.</text:p>
        </text:list-item>
        <text:list-item>
          <text:p text:style-name="P75">Der Erzähler beobachtet gerne Mrs. Neylan bei der Arbeit im Hühnerstall.</text:p>
        </text:list-item>
        <text:list-item>
          <text:p text:style-name="P76">Mr. Neylan und der Erzähler's Vater sind gute Freunde und tauschen Geschenke aus.</text:p>
        </text:list-item>
        <text:list-item>
          <text:p text:style-name="P77">Mr. Neylan schenkt dem Erzähler's Vater einen Ziegenbock als Zeichen der Freundschaft.</text:p>
        </text:list-item>
        <text:list-item>
          <text:p text:style-name="P78">Die britischen Siedler verkaufen ihr Land an die Einheimischen nach der Unabhängigkeit Kenias.</text:p>
        </text:list-item>
        <text:list-item>
          <text:p text:style-name="P79">Mr. Neylan schenkt dem Erzähler's Vater zehn Hektar Land.</text:p>
        </text:list-item>
        <text:list-item>
          <text:p text:style-name="P80">Der Erzähler begleitet seine Mutter zum Markt in Nakuru, wo sie Gemüse verkauft.</text:p>
        </text:list-item>
        <text:list-item>
          <text:p text:style-name="P81">Nakuru war damals eine reiche Stadt mit verschiedenen Vierteln für Europäer, Inder und Afrikaner.</text:p>
        </text:list-item>
        <text:list-item>
          <text:p text:style-name="P82">Die indischen Einwanderer brachten neue Lebensmittel und Geschäfte nach Kenia.</text:p>
        </text:list-item>
        <text:list-item>
          <text:p text:style-name="P83">Nakuru war damals schön und sauber, aber heute ist es eine geschäftige Großstadt.</text:p>
        </text:list-item>
        <text:list-item>
          <text:p text:style-name="P84">Der Erzähler's Familie hat ein Geheimnis: Ein fehlendes Familienmitglied, das im Ersten Weltkrieg kämpfte und nicht zurückkehrte.</text:p>
        </text:list-item>
        <text:list-item>
          <text:p text:style-name="P85">Der Erzähler's Großvater verriet den Versteckort seines Sohnes, um sein Vieh zu retten.</text:p>
        </text:list-item>
        <text:list-item>
          <text:p text:style-name="P86">Der Sohn kam nicht zurück und es gab keine Nachrichten über sein Schicksal.</text:p>
        </text:list-item>
        <text:list-item>
          <text:p text:style-name="P87">Ein Nachbar erzählt der Familie, was mit dem Sohn passiert ist, nachdem sie Bier gemacht haben.</text:p>
        </text:list-item>
      </text:list>
      <text:p text:style-name="P88">Pages 15 to 17</text:p>
      <text:list text:style-name="LFO52" text:continue-numbering="true">
        <text:list-item>
          <text:p text:style-name="P89">Der Nachbar erzählt meinem Großvater, dass er gesehen hat, wie sein Sohn erschossen wurde</text:p>
        </text:list-item>
        <text:list-item>
          <text:p text:style-name="P90">Meine Großmutter weint um ihren Sohn und macht meinem Großvater Vorwürfe</text:p>
        </text:list-item>
        <text:list-item>
          <text:p text:style-name="P91">Meine Mutter erzählt mir die Geschichte, dass mein Vater den Namen des Vaters meiner Großmutter trägt</text:p>
        </text:list-item>
        <text:list-item>
          <text:p text:style-name="P92">Meine Großmutter entscheidet, dass keines ihrer Enkelkinder nach ihrem Sohn benannt werden darf</text:p>
        </text:list-item>
        <text:list-item>
          <text:p text:style-name="P93">Mein Onkel ist im Krieg gestorben und meine Großeltern haben nie offiziell davon erfahren</text:p>
        </text:list-item>
        <text:list-item>
          <text:p text:style-name="P94">Ich werde nach Nyeri geschickt, um auf meine kleine Schwester aufzupassen</text:p>
        </text:list-item>
        <text:list-item>
          <text:p text:style-name="P95">Meine Brüder gehen bereits zur Schule in Nyeri und wohnen bei meinem Onkel</text:p>
        </text:list-item>
        <text:list-item>
          <text:p text:style-name="P96">Wir fahren mit dem Bus nach Nyeri und sehen auf der Fahrt verschiedene Landschaften</text:p>
        </text:list-item>
        <text:list-item>
          <text:p text:style-name="P97">Wir übernachten bei einem Verwandten und gehen am nächsten Tag zu Fuß zu unserem neuen Zuhause in Ihithe</text:p>
        </text:list-item>
        <text:list-item>
          <text:p text:style-name="P98">Die Landschaft in Ihithe ist grün und fruchtbar im Gegensatz zu Nakuru</text:p>
        </text:list-item>
        <text:list-item>
          <text:p text:style-name="P99">Wir werden von meinem Großvater herzlich begrüßt und bekommen Besuch von Nachbarn</text:p>
        </text:list-item>
      </text:list>
      <text:p text:style-name="P100">Pages 17 to 20</text:p>
      <text:list text:style-name="LFO53" text:continue-numbering="true">
        <text:list-item>
          <text:p text:style-name="P101">Die Autorin erzählt von ihrer Kindheit in Ihithe, einem Dorf in Kenia.</text:p>
        </text:list-item>
        <text:list-item>
          <text:p text:style-name="P102">Das Dorf war eng verbunden und die Menschen arbeiteten gemeinsam auf den Feldern.</text:p>
        </text:list-item>
        <text:list-item>
          <text:p text:style-name="P103">Die Autorin beschreibt die Angst vor dem Tal und wie sie den Berg auf allen vieren hinunterkletterte.</text:p>
        </text:list-item>
        <text:list-item>
          <text:p text:style-name="P104">Die Dorfbewohner hatten eine enge Beziehung zur Natur und spielten sogar mit Hagelkörnern.</text:p>
        </text:list-item>
        <text:list-item>
          <text:p text:style-name="P105">Das Dorf hat sich im Laufe der Zeit verändert, aber die Menschen leben immer noch vom Land und führen traditionelle Aufgaben aus.</text:p>
        </text:list-item>
        <text:list-item>
          <text:p text:style-name="P106">Nyeri, die nächstgelegene Stadt, wurde von den Briten als Armeelager gegründet und entwickelte sich später zu einem Handelszentrum.</text:p>
        </text:list-item>
        <text:list-item>
          <text:p text:style-name="P107">Die Briten hatten eine autoritäre Rolle und setzten Uniformen ein, um Respekt und Angst zu erzeugen.</text:p>
        </text:list-item>
        <text:list-item>
          <text:p text:style-name="P108">Einheimische wurden als Verwalter eingesetzt, aber Korruption und Inkompetenz waren ein Problem.</text:p>
        </text:list-item>
        <text:list-item>
          <text:p text:style-name="P109">Weiße Frauen leisteten freiwillige Sozialarbeit und gründeten Wohltätigkeitsvereine.</text:p>
        </text:list-item>
        <text:list-item>
          <text:p text:style-name="P110">In den letzten Jahren ist die Bevölkerung in Nyeri stark gewachsen, da das Leben in den Dörfern schwieriger geworden ist.</text:p>
        </text:list-item>
        <text:list-item>
          <text:p text:style-name="P111">Die Einheimischen versuchen auf verschiedene Weise, ihren Lebensunterhalt zu verdienen.</text:p>
        </text:list-item>
        <text:list-item>
          <text:p text:style-name="P112">Die Autorin erinnert sich an die traditionellen Körbe, die für den Transport von Waren verwendet wurden, die heute jedoch von Plastiktüten ersetzt wurden.</text:p>
        </text:list-item>
        <text:list-item>
          <text:p text:style-name="P113">Die Autorin erzählt von ihrem Hausbau in Ihithe und wie die Gemeinschaft dabei half.</text:p>
        </text:list-item>
        <text:list-item>
          <text:p text:style-name="P114">Die Autorin hatte eine enge Beziehung zu ihrer Urgroßmutter, die ihr Essen und Brennholz gab.</text:p>
        </text:list-item>
        <text:list-item>
          <text:p text:style-name="P115">Die Autorin beschreibt die Geburt ihres Bruders Kamunya und die Bedeutung ihrer Urgroßmutter für sie.</text:p>
        </text:list-item>
      </text:list>
      <text:p text:style-name="P116">Pages 20 to 22</text:p>
      <text:list text:style-name="LFO54" text:continue-numbering="true">
        <text:list-item>
          <text:p text:style-name="P117">Die Menschen im zentralen Hochland waren gesund und arbeiteten hart</text:p>
        </text:list-item>
        <text:list-item>
          <text:p text:style-name="P118">Ältere Menschen versammelten ihre Familie um sich und bestimmten ihren Nachlassverwalter</text:p>
        </text:list-item>
        <text:list-item>
          <text:p text:style-name="P119">Verstorbene gingen in die Geisterwelt ihrer Ahnen</text:p>
        </text:list-item>
        <text:list-item>
          <text:p text:style-name="P120">Die Autorin half ihrer Mutter auf dem Feld und liebte es, die Erde zu spüren</text:p>
        </text:list-item>
        <text:list-item>
          <text:p text:style-name="P121">Die Familie baute Feldfrüchte und Pyrethrum an</text:p>
        </text:list-item>
        <text:list-item>
          <text:p text:style-name="P122">Die Kikuyu aßen hauptsächlich vegetarisch</text:p>
        </text:list-item>
        <text:list-item>
          <text:p text:style-name="P123">Die Autorin hatte einen eigenen kleinen Garten und pflanzte Süßkartoffeln, Bohnen, Mais und Hirse</text:p>
        </text:list-item>
        <text:list-item>
          <text:p text:style-name="P124">Die Autorin beobachtete das Wachstum der Pflanzen und lernte von ihrer Mutter</text:p>
        </text:list-item>
        <text:list-item>
          <text:p text:style-name="P125">Die britische Kolonialverwaltung rodeten Teile des Aberdare Forests für kommerzielle Plantagen</text:p>
        </text:list-item>
        <text:list-item>
          <text:p text:style-name="P126">Die neuen Baumarten zerstörten das natürliche Ökosystem und führten zu Wassermangel</text:p>
        </text:list-item>
        <text:list-item>
          <text:p text:style-name="P127">Die Autorin ging dank der Entscheidung ihrer Mutter zur Schule</text:p>
        </text:list-item>
        <text:list-item>
          <text:p text:style-name="P128">Die Familie hatte Schwierigkeiten, das Schulgeld aufzubringen</text:p>
        </text:list-item>
        <text:list-item>
          <text:p text:style-name="P129">Die Autorin wurde von ihrem Cousin zur Schule gebracht und war beeindruckt von seiner Fähigkeit zu schreiben</text:p>
        </text:list-item>
      </text:list>
      <text:p text:style-name="P130">Pages 22 to 24</text:p>
      <text:list text:style-name="LFO55" text:continue-numbering="true">
        <text:list-item>
          <text:p text:style-name="P131">Der Autor erzählt von einem Erlebnis mit seinem Cousin, der ihm einen Radiergummi zeigt, was ihn fasziniert und motiviert.</text:p>
        </text:list-item>
        <text:list-item>
          <text:p text:style-name="P132">Die Schule, die der Autor besucht, hat einfache Lehmmauern, gestampften Erdboden und ein Blechdach.</text:p>
        </text:list-item>
        <text:list-item>
          <text:p text:style-name="P133">Die Schüler müssen jeden Freitag Asche mitbringen und auf den Boden streuen, um Staub und Ungeziefer zu verhindern.</text:p>
        </text:list-item>
        <text:list-item>
          <text:p text:style-name="P134">In den kalten Monaten wird ein Feuer gemacht, um die Hände zu wärmen und zu schreiben.</text:p>
        </text:list-item>
        <text:list-item>
          <text:p text:style-name="P135">Die Schule wurde von Presbyterianern gegründet und einige Lehrer stammen aus der Umgebung.</text:p>
        </text:list-item>
        <text:list-item>
          <text:p text:style-name="P136">Die Lehrer sind streng und bestrafen Schüler, die nicht gehorchen oder frech sind.</text:p>
        </text:list-item>
        <text:list-item>
          <text:p text:style-name="P137">Auch Erwachsene besuchen den Unterricht und es gibt Unterschiede zwischen Männern und Frauen.</text:p>
        </text:list-item>
        <text:list-item>
          <text:p text:style-name="P138">Der Autor lernt verschiedene Fächer wie Mathematik, Suaheli, Englisch und Erdkunde.</text:p>
        </text:list-item>
        <text:list-item>
          <text:p text:style-name="P139">Der Englischlehrer ist sehr bildhaft und lehrt die Grundlagen der Sprache.</text:p>
        </text:list-item>
        <text:list-item>
          <text:p text:style-name="P140">Der Autor lernt auch über die Natur und wilde Tiere in der Umgebung, wie Leoparden und Elefanten.</text:p>
        </text:list-item>
        <text:list-item>
          <text:p text:style-name="P141">Die Menschen haben heute Angst vor wilden Tieren und es kommt zu Konflikten zwischen Mensch und Tier.</text:p>
        </text:list-item>
        <text:list-item>
          <text:p text:style-name="P142">Der Autor erinnert sich gerne an die Geschichten seiner Mutter über Vögel und Bäume in der Umgebung.</text:p>
        </text:list-item>
        <text:list-item>
          <text:p text:style-name="P143">Das Sammeln von Brennholz ist eine wichtige Aufgabe und es gibt bestimmte Bäume, die nicht genutzt werden dürfen, da sie als heilig angesehen werden.</text:p>
        </text:list-item>
      </text:list>
      <text:p text:style-name="P144">Pages 24 to 26</text:p>
      <text:list text:style-name="LFO56" text:continue-numbering="true">
        <text:list-item>
          <text:p text:style-name="P145">Der Text beschreibt eine Kindheitserinnerung an einen Bach namens Kanungu, der frisches und klares Wasser hatte.</text:p>
        </text:list-item>
        <text:list-item>
          <text:p text:style-name="P146">Die Umgebung des Bachs war mit Pfeilwurz, Bananenstauden und Zuckerrohr bepflanzt.</text:p>
        </text:list-item>
        <text:list-item>
          <text:p text:style-name="P147">Der Erzähler trank das Wasser aus dem Bach und spielte mit den Froscheiern und Kaulquappen, bis er den Lebenszyklus der Amphibien in der Schule lernte.</text:p>
        </text:list-item>
        <text:list-item>
          <text:p text:style-name="P148">Der Bach wurde von Feigenbäumen geschützt, die das Erdreich zusammenhielten und Erosion verhinderten.</text:p>
        </text:list-item>
        <text:list-item>
          <text:p text:style-name="P149">Der Erzähler ging oft Besorgungen machen und auf dem Markt einkaufen.</text:p>
        </text:list-item>
        <text:list-item>
          <text:p text:style-name="P150">Das Wasser des Gura River, zu dem der Erzähler Mais zur Mühle brachte, war schnell und sauber.</text:p>
        </text:list-item>
        <text:list-item>
          <text:p text:style-name="P151">Der Erzähler übernahm Verantwortung auf dem Feld und fühlte sich eng mit der Natur verbunden.</text:p>
        </text:list-item>
        <text:list-item>
          <text:p text:style-name="P152">Die Schönheit der Umwelt wurde geschätzt und der Erhalt des Landes war wichtig.</text:p>
        </text:list-item>
        <text:list-item>
          <text:p text:style-name="P153">Der Erzähler half bei der Ernte von Kidneybohnen und trug schwere Säcke auf dem Rücken.</text:p>
        </text:list-item>
        <text:list-item>
          <text:p text:style-name="P154">Beim Transport der Bohnen stürzte die Eselin, aber der Erzähler half ihr aufzustehen und beide erreichten erschöpft das Ziel.</text:p>
        </text:list-item>
        <text:list-item>
          <text:p text:style-name="P155">Der Vorfall zeigte, dass man viel bewältigen kann, wenn man sich fest genug etwas vornimmt.</text:p>
        </text:list-item>
      </text:list>
      <text:p text:style-name="P156">Pages 26 to 29</text:p>
      <text:list text:style-name="LFO57" text:continue-numbering="true">
        <text:list-item>
          <text:p text:style-name="P157">Das Ich erinnert sich an seine Mutter, die oft sagte, dass es Ähnlichkeiten mit seiner Großmutter väterlicherseits hat.</text:p>
        </text:list-item>
        <text:list-item>
          <text:p text:style-name="P158">Das Ich ordnete die geernteten Früchte immer säuberlich in Häufchen an, wie es seine Großmutter getan hatte.</text:p>
        </text:list-item>
        <text:list-item>
          <text:p text:style-name="P159">Das Ich fühlt sich dadurch wie eine lebende Ausgabe seiner Großmutter.</text:p>
        </text:list-item>
        <text:list-item>
          <text:p text:style-name="P160">In der Gemeinschaft der Kikuyu geben die Kinder den Erwachsenen das Gefühl, unsterblich zu sein.</text:p>
        </text:list-item>
        <text:list-item>
          <text:p text:style-name="P161">Eine wichtige Dimension des Lebens auf dem Land war das Geschichtenerzählen.</text:p>
        </text:list-item>
        <text:list-item>
          <text:p text:style-name="P162">Die Geschichten der Kikuyu dienten der Unterhaltung, Belehrung und Förderung der Kreativität der Kinder.</text:p>
        </text:list-item>
        <text:list-item>
          <text:p text:style-name="P163">Die Geschichten wurden über Generationen hinweg weitererzählt und hatten oft Tiere mit menschlichen Eigenschaften als Hauptfiguren.</text:p>
        </text:list-item>
        <text:list-item>
          <text:p text:style-name="P164">Eine wichtige Figur in den Geschichten war der irimũ, ein Trickster, der Kinder erschreckte und junge Mädchen verführte.</text:p>
        </text:list-item>
        <text:list-item>
          <text:p text:style-name="P165">Das Ich war als Kind davon überzeugt, dass der irimũ hinter jedem Wasserfall auftauchen könnte.</text:p>
        </text:list-item>
        <text:list-item>
          <text:p text:style-name="P166">Das Ich las in der Schule Märchen wie "Aschenputtel" und "Rotkäppchen", die jedoch nicht so viel Bedeutung für es hatten wie die Geschichten der Kikuyu.</text:p>
        </text:list-item>
        <text:list-item>
          <text:p text:style-name="P167">Das Ich mochte die ruhige und warme Stimmung, wenn Frauen Geschichten erzählten.</text:p>
        </text:list-item>
        <text:list-item>
          <text:p text:style-name="P168">Das Ich erinnert sich an eine Tante, die eine wunderbare Erzählerin war.</text:p>
        </text:list-item>
        <text:list-item>
          <text:p text:style-name="P169">Das Ich hatte eine besondere Vorliebe für das Märchen "Konyeki und sein Vater".</text:p>
        </text:list-item>
        <text:list-item>
          <text:p text:style-name="P170">Die Geschichten lehrten das Ich, auf die Wahrheit zu achten und je nach Situation kluge Entscheidungen zu treffen.</text:p>
        </text:list-item>
        <text:list-item>
          <text:p text:style-name="P171">Das Ich erkannte, dass die Art und Weise, wie es aufwuchs, es zu dem Menschen gemacht hat, der es heute ist.</text:p>
        </text:list-item>
        <text:list-item>
          <text:p text:style-name="P172">Das Ich erfuhr zufällig, dass es auf die St. Cecilia's Intermediate Primary School gehen würde.</text:p>
        </text:list-item>
        <text:list-item>
          <text:p text:style-name="P173">Das Ich war glücklich, mit seiner Cousine Wangari zur Schule zu gehen, aber auch traurig, von seiner Mutter und seiner Umgebung getrennt zu sein.</text:p>
        </text:list-item>
      </text:list>
      <text:p text:style-name="P174">Pages 29 to 31</text:p>
      <text:soft-page-break/>
      <text:list text:style-name="LFO58" text:continue-numbering="true">
        <text:list-item>
          <text:p text:style-name="P175">Die Familie hat die richtige Entscheidung getroffen, das Kind auf die St. Cecilia's Schule zu schicken.</text:p>
        </text:list-item>
        <text:list-item>
          <text:p text:style-name="P176">Die Schule gilt als gut wegen des Unterrichts und der Disziplin.</text:p>
        </text:list-item>
        <text:list-item>
          <text:p text:style-name="P177">Die Familie hatte Bedenken, dass das Kind zum Katholizismus konvertieren könnte.</text:p>
        </text:list-item>
        <text:list-item>
          <text:p text:style-name="P178">Das Leben einer Nonne war in der Kikuyu-Gesellschaft ungewöhnlich und wurde als Verlust für die Gemeinschaft betrachtet.</text:p>
        </text:list-item>
        <text:list-item>
          <text:p text:style-name="P179">Das Kind packt seine Sachen für die Reise zur Schule.</text:p>
        </text:list-item>
        <text:list-item>
          <text:p text:style-name="P180">Die Familie begleitet das Kind zum Treffpunkt, wo es von seiner Cousine erwartet wird.</text:p>
        </text:list-item>
        <text:list-item>
          <text:p text:style-name="P181">Die Reise dauert den ganzen Tag.</text:p>
        </text:list-item>
        <text:list-item>
          <text:p text:style-name="P182">Die Schule befindet sich in einem Tal, das der katholischen Kirche gehört.</text:p>
        </text:list-item>
        <text:list-item>
          <text:p text:style-name="P183">Das Kind wird von seiner Cousine getrennt und in den Schlafsaal für Erstklässlerinnen gebracht.</text:p>
        </text:list-item>
        <text:list-item>
          <text:p text:style-name="P184">Das Leben in der Schule beinhaltet tägliche Gebete, Unterricht, Hausaufgaben und Sport.</text:p>
        </text:list-item>
        <text:list-item>
          <text:p text:style-name="P185">Das Essen ist einfach, aber das Kind ist immer hungrig.</text:p>
        </text:list-item>
        <text:list-item>
          <text:p text:style-name="P186">Das Kind lernt gerne und ist konzentriert im Unterricht.</text:p>
        </text:list-item>
        <text:list-item>
          <text:p text:style-name="P187">Das Leben in der Schule ist spartanisch, aber das Kind gewöhnt sich daran.</text:p>
        </text:list-item>
        <text:list-item>
          <text:p text:style-name="P188">Die Familie hat Schwierigkeiten, das Schulgeld zu bezahlen, und der Bruder des Kindes hilft finanziell.</text:p>
        </text:list-item>
        <text:list-item>
          <text:p text:style-name="P189">Der Bruder besucht regelmäßig die Schule und nimmt Anteil am Fortschritt des Kindes.</text:p>
        </text:list-item>
        <text:list-item>
          <text:p text:style-name="P190">Das Kind hat anfangs Heimweh, aber schließt schnell Freundschaften.</text:p>
        </text:list-item>
        <text:list-item>
          <text:p text:style-name="P191">Das Kind bildet eine lebenslange Verbindung mit einer Freundin.</text:p>
        </text:list-item>
        <text:list-item>
          <text:p text:style-name="P192">Die Nonnen werden zu Ersatzmüttern für das Kind.</text:p>
        </text:list-item>
      </text:list>
      <text:p text:style-name="P193">Pages 31 to 33</text:p>
      <text:list text:style-name="LFO59" text:continue-numbering="true">
        <text:list-item>
          <text:p text:style-name="P194">Schwester Germana und Schwester Christiana sind Nonnen, die in Kenia arbeiten</text:p>
        </text:list-item>
        <text:list-item>
          <text:p text:style-name="P195">Schwester Germana kommt aus Mailand und ist groß, elegant und liebevoll</text:p>
        </text:list-item>
        <text:list-item>
          <text:p text:style-name="P196">Schwester Christiana ist kräftig und aus Südafrika</text:p>
        </text:list-item>
        <text:list-item>
          <text:p text:style-name="P197">Schwester Christiana kontrolliert die Briefe der Schülerinnen und bestraft sie, wenn sie gegen die Regeln verstoßen</text:p>
        </text:list-item>
        <text:list-item>
          <text:p text:style-name="P198">Ein Mädchen schreibt einen Brief, in dem sie sagt, dass sie immer noch Feuer essen</text:p>
        </text:list-item>
        <text:list-item>
          <text:p text:style-name="P199">Schwester Christiana nimmt das wörtlich und gibt dem Mädchen Holzkohlestücke zum Essen</text:p>
        </text:list-item>
        <text:list-item>
          <text:p text:style-name="P200">Das Mädchen hatte eine Kikuyu-Redensart verwendet, die im Englischen keine übertragene Bedeutung hat</text:p>
        </text:list-item>
        <text:list-item>
          <text:p text:style-name="P201">Die Nonnen achten streng darauf, dass die Schülerinnen Englisch sprechen und bestrafen sie, wenn sie ihre Muttersprache verwenden</text:p>
        </text:list-item>
        <text:list-item>
          <text:p text:style-name="P202">Das Monitor-System wird verwendet, um sicherzustellen, dass die Schülerinnen Englisch sprechen</text:p>
        </text:list-item>
        <text:list-item>
          <text:p text:style-name="P203">Das Monitor-System trägt dazu bei, dass Afrikanisches als minderwertig angesehen wird und verursacht Selbstzweifel und Minderwertigkeitskomplexe</text:p>
        </text:list-item>
        <text:list-item>
          <text:p text:style-name="P204">Die Schülerinnen engagieren sich im christlichen Verein Legion Mariens und lernen, sich ehrenamtlich für das Gemeinwohl einzusetzen</text:p>
        </text:list-item>
        <text:list-item>
          <text:p text:style-name="P205">Die Autorin tritt zum katholischen Glauben über und nimmt den Namen Mary Josephine an</text:p>
        </text:list-item>
        <text:list-item>
          <text:p text:style-name="P206">Die Mathari-Mission hat sich seitdem kaum verändert und ist immer noch ein wichtiges Gesundheitszentrum</text:p>
        </text:list-item>
        <text:list-item>
          <text:p text:style-name="P207">Die Mau-Mau-Revolte gegen die britische Herrschaft beginnt 1952 und dauert fast die gesamten fünfziger Jahre</text:p>
        </text:list-item>
        <text:list-item>
          <text:p text:style-name="P208">Die Mau-Mau-Bewegung entstand aus dem Gefühl der betrogenen kenianischen Soldaten nach ihrer Heimkehr aus dem Zweiten Weltkrieg</text:p>
        </text:list-item>
        <text:list-item>
          <text:p text:style-name="P209">Die Wurzeln der Mau-Mau-Bewegung gehen auf einen früheren Verrat zurück, als die Briten sich Kikuyu-Land aneigneten, obwohl sie es nicht durften</text:p>
        </text:list-item>
      </text:list>
      <text:p text:style-name="P210">Pages 33 to 36</text:p>
      <text:list text:style-name="LFO60" text:continue-numbering="true">
        <text:list-item>
          <text:p text:style-name="P211">Waiyaki wurde von der Kolonialverwaltung gefangen genommen und lebendig begraben, was die Kikuyu schockierte.</text:p>
        </text:list-item>
        <text:list-item>
          <text:p text:style-name="P212">Die Briten brachen ihr Versprechen, das Land mit den Einheimischen zu teilen, und eigneten es sich stattdessen an.</text:p>
        </text:list-item>
        <text:list-item>
          <text:p text:style-name="P213">In den ersten Jahrzehnten des 20. Jahrhunderts widersetzten sich alle Ethnien Kenias der Kolonisierung, wurden aber letztendlich besiegt oder unterdrückt.</text:p>
        </text:list-item>
        <text:list-item>
          <text:p text:style-name="P214">Die Briten führten nach dem Ersten Weltkrieg ein Identifikationssystem ein und erhöhten die Steuern, was zu Protesten führte.</text:p>
        </text:list-item>
        <text:list-item>
          <text:p text:style-name="P215">Die Mau-Mau-Bewegung, bestehend aus ehemaligen Soldaten, organisierte den Widerstand gegen die Kolonialherrschaft.</text:p>
        </text:list-item>
        <text:list-item>
          <text:p text:style-name="P216">Die Bürgerwehr wurde von den Briten bewaffnet und kämpfte gegen die Mau-Mau-Bewegung.</text:p>
        </text:list-item>
        <text:list-item>
          <text:p text:style-name="P217">Frauen waren sexueller Gewalt ausgesetzt, sowohl von der Bürgerwehr als auch von den Mau-Mau-Kämpfern.</text:p>
        </text:list-item>
        <text:list-item>
          <text:p text:style-name="P218">Das Internat bot Schutz für Mädchen während der Schulzeit, aber in den Ferien waren sie gefährdet.</text:p>
        </text:list-item>
        <text:list-item>
          <text:p text:style-name="P219">Es gab Spannungen innerhalb der Familien zwischen den Mau-Mau-Sympathisanten und den Verteidigern des Status quo.</text:p>
        </text:list-item>
        <text:list-item>
          <text:p text:style-name="P220">Die Kluft zwischen den Familienmitgliedern führte zu Konflikten und Unsicherheit.</text:p>
        </text:list-item>
        <text:list-item>
          <text:p text:style-name="P221">Die Mau-Mau-Bewegung kämpfte für Land, Freiheit und Selbstverwaltung.</text:p>
        </text:list-item>
        <text:list-item>
          <text:p text:style-name="P222">Es gab Gewalt und Gräueltaten auf beiden Seiten, und der Prozess der Heilung und Versöhnung hat noch nicht begonnen.</text:p>
        </text:list-item>
      </text:list>
      <text:p text:style-name="P223">Pages 36 to 38</text:p>
      <text:list text:style-name="LFO61" text:continue-numbering="true">
        <text:list-item>
          <text:p text:style-name="P224">Eine nicht lebensbedrohliche Intrige führte zu Angst und Einschüchterung</text:p>
        </text:list-item>
        <text:list-item>
          <text:p text:style-name="P225">Ein verärgertes Mitglied der Großfamilie griff an, um seinem Groll gegen den Vater Luft zu machen</text:p>
        </text:list-item>
        <text:list-item>
          <text:p text:style-name="P226">Der Angriff wurde als Mau-Mau-Überfall dargestellt</text:p>
        </text:list-item>
        <text:list-item>
          <text:p text:style-name="P227">Viele Familien erlebten ähnliche Traumata zu dieser Zeit</text:p>
        </text:list-item>
        <text:list-item>
          <text:p text:style-name="P228">Jomo Kenyatta wurde verhaftet und der Ausnahmezustand ausgerufen</text:p>
        </text:list-item>
        <text:list-item>
          <text:p text:style-name="P229">Britische Gegenmaßnahmen führten zur Internierung von fast einer Million Afrikanern in Konzentrationslagern und Notstandsdörfern</text:p>
        </text:list-item>
        <text:list-item>
          <text:p text:style-name="P230">Kenyatta wurde zu sieben Jahren Zwangsarbeit verurteilt</text:p>
        </text:list-item>
        <text:list-item>
          <text:p text:style-name="P231">Zehntausende Mau-Mau-Kämpfer und Anhänger wurden verhaftet und gefoltert</text:p>
        </text:list-item>
        <text:list-item>
          <text:p text:style-name="P232">Viele männliche Kikuyu waren in Straflagern inhaftiert</text:p>
        </text:list-item>
        <text:list-item>
          <text:p text:style-name="P233">Psychische Wunden wurden von Generation zu Generation weitergegeben</text:p>
        </text:list-item>
        <text:list-item>
          <text:p text:style-name="P234">Die Autorin wurde während der Schulferien festgenommen und in ein Straflager gesteckt</text:p>
        </text:list-item>
        <text:list-item>
          <text:p text:style-name="P235">Die Bedingungen im Lager waren entsetzlich</text:p>
        </text:list-item>
        <text:list-item>
          <text:p text:style-name="P236">Die Autorin wurde schließlich freigelassen und zur Heimstätte ihres Vaters gebracht</text:p>
        </text:list-item>
        <text:list-item>
          <text:p text:style-name="P237">Der Mau-Mau-Aufstand führte zu vielen Todesfällen und Traumata bei den Kikuyu</text:p>
        </text:list-item>
        <text:list-item>
          <text:p text:style-name="P238">Die Autorin hatte Glück, dass sie vor dem Aufstand auf eine Schule außerhalb der Gefahrenzone geschickt wurde</text:p>
        </text:list-item>
        <text:list-item>
          <text:p text:style-name="P239">Sie besuchte die Loreto Girls' High School in Limuru</text:p>
        </text:list-item>
        <text:list-item>
          <text:p text:style-name="P240">Die Schule wurde von irischen Nonnen geleitet</text:p>
        </text:list-item>
        <text:list-item>
          <text:p text:style-name="P241">Die Autorin entwickelte ein Interesse an Naturwissenschaften</text:p>
        </text:list-item>
        <text:list-item>
          <text:p text:style-name="P242">Sie hatte gute Beziehungen zu ihren Lehrern und der Direktorin der Schule</text:p>
        </text:list-item>
        <text:list-item>
          <text:p text:style-name="P243">Die Nonnen leiteten auch eine Schule nur für Weiße in der Nähe</text:p>
        </text:list-item>
        <text:list-item>
          <text:p text:style-name="P244">Die Autorin glaubt an das Gute in der Gesellschaft und hat ein ausgeprägtes Gerechtigkeitsgefühl aufgrund ihrer kikuyu Herkunft</text:p>
        </text:list-item>
        <text:list-item>
          <text:p text:style-name="P245">Sie geht regelmäßig zur Messe und hat ein grundlegendes Vertrauen in ihre Mitmenschen</text:p>
        </text:list-item>
      </text:list>
      <text:p text:style-name="P246">Pages 38 to 40</text:p>
      <text:list text:style-name="LFO62" text:continue-numbering="true">
        <text:list-item>
          <text:p text:style-name="P247">Der Autor erzählt von seiner Kindheit und Jugend in Kenia.</text:p>
        </text:list-item>
        <text:list-item>
          <text:p text:style-name="P248">Er beschreibt, wie er als Kind oft schlafwandelte und sich dabei Sorgen machte, mit anderen Menschen zusammenzustoßen.</text:p>
        </text:list-item>
        <text:list-item>
          <text:p text:style-name="P249">Eines Tages lud ihn ein irischer Priester nach der Messe auf eine Tasse Tee ein, wofür er sehr dankbar war, da er vor der heiligen Kommunion nichts essen durfte.</text:p>
        </text:list-item>
        <text:list-item>
          <text:p text:style-name="P250">Durch diese Tasse Tee überzeugte er den Priester, dass die Kinder der Einheimischen, die auf den weißen Farmen arbeiteten, eine Schule brauchten.</text:p>
        </text:list-item>
        <text:list-item>
          <text:p text:style-name="P251">Der Priester sprach mit einem gewissen Mr. Neylan, der seine Farm verkaufte und der Kirche Land schenkte, um eine katholische Schule zu bauen.</text:p>
        </text:list-item>
        <text:list-item>
          <text:p text:style-name="P252">Später erinnerten Freunde den Autor daran, welche Folgen seine Tasse Tee mit dem Priester hatte, da viele Kinder sonst nie zur Schule hätten gehen können.</text:p>
        </text:list-item>
        <text:list-item>
          <text:p text:style-name="P253">Schulische Bildung eröffnete dem Autor und anderen jungen Menschen viele Möglichkeiten, der Armut und der Subsistenzwirtschaft zu entkommen.</text:p>
        </text:list-item>
        <text:list-item>
          <text:p text:style-name="P254">Der Autor verlor nie seine Verbindung zum Land und half seiner Mutter, das Haus zu renovieren, als er von der Schule nach Hause kam.</text:p>
        </text:list-item>
        <text:list-item>
          <text:p text:style-name="P255">Die Menschen in seiner Heimat betrachteten ihn als hochgebildet, da nur wenige Mädchen in der Gegend zur High School gingen.</text:p>
        </text:list-item>
        <text:list-item>
          <text:p text:style-name="P256">Der Autor hatte den Traum, an die Makerere University in Uganda zu gehen, die als Hort der Bildung galt.</text:p>
        </text:list-item>
        <text:list-item>
          <text:p text:style-name="P257">Kenianische Politiker nahmen Kontakt zu politischen Persönlichkeiten in den USA auf, um vielversprechenden afrikanischen Studenten Stipendien für ein Studium in den USA zu ermöglichen.</text:p>
        </text:list-item>
        <text:list-item>
          <text:p text:style-name="P258">Der Autor wurde ausgewählt, an einem katholischen College in Kansas zu studieren.</text:p>
        </text:list-item>
        <text:list-item>
          <text:p text:style-name="P259">Die Möglichkeit, im Ausland zu studieren, war eine große Ehre und ein Privileg für den Autor und wurde in seinem Heimatdorf als ungewöhnlich angesehen.</text:p>
        </text:list-item>
        <text:list-item>
          <text:p text:style-name="P260">Die Reise ins Ausland war für den Autor eine aufregende Premiere, da er zum ersten Mal in ein Flugzeug stieg und eine völlig neue Welt betrat.</text:p>
        </text:list-item>
      </text:list>
      <text:p text:style-name="P261">Pages 40 to 43</text:p>
      <text:list text:style-name="LFO63" text:continue-numbering="true">
        <text:list-item>
          <text:p text:style-name="P262">Der Text handelt von einer Reise, die in Libyen beginnt und über Luxemburg, Reykjavík, Neufundland und schließlich nach New York führt.</text:p>
        </text:list-item>
        <text:list-item>
          <text:p text:style-name="P263">Die Autorin fliegt über die Sahara und ist beeindruckt von ihrer Größe und Weite.</text:p>
        </text:list-item>
        <text:list-item>
          <text:p text:style-name="P264">In Luxemburg ist sie fasziniert von der Möglichkeit, Europa nun persönlich kennenzulernen.</text:p>
        </text:list-item>
        <text:list-item>
          <text:p text:style-name="P265">In Neufundland isst sie zum ersten Mal Froschschenkel und ist schockiert.</text:p>
        </text:list-item>
        <text:list-item>
          <text:p text:style-name="P266">In New York besucht sie die Vereinten Nationen und trifft andere junge Afrikaner.</text:p>
        </text:list-item>
        <text:list-item>
          <text:p text:style-name="P267">Die Autorin ist beeindruckt von der Größe und den Wolkenkratzern in New York.</text:p>
        </text:list-item>
        <text:list-item>
          <text:p text:style-name="P268">Sie hat Schwierigkeiten mit Rolltreppen und wird von einem freundlichen Mann geholfen.</text:p>
        </text:list-item>
        <text:list-item>
          <text:p text:style-name="P269">Die Autorin ist überrascht, schwarze Amerikaner zu sehen, die Englisch ohne Akzent sprechen.</text:p>
        </text:list-item>
        <text:list-item>
          <text:p text:style-name="P270">Sie erinnert sich an ihren begrenzten Wissensstand über Nord- und Südamerika.</text:p>
        </text:list-item>
        <text:list-item>
          <text:p text:style-name="P271">Die Autorin erfährt in einem Café in Indiana Rassendiskriminierung, was sie empört.</text:p>
        </text:list-item>
        <text:list-item>
          <text:p text:style-name="P272">Sie erkennt, dass sie in Kenia wenig über die Geschichte der afrikanischen Amerikaner gelernt hat.</text:p>
        </text:list-item>
        <text:list-item>
          <text:p text:style-name="P273">Die Autorin kommt schließlich in Atchison, Kansas, an und wird herzlich am Mount St. Scholastica empfangen.</text:p>
        </text:list-item>
        <text:list-item>
          <text:p text:style-name="P274">Sie fühlt sich nie einsam oder Heimweh, da die Studentinnen sie warmherzig aufnehmen.</text:p>
        </text:list-item>
        <text:list-item>
          <text:p text:style-name="P275">Der Campus ist vom Wahlkampf beeinflusst und alle sind in Vorfreude auf die Wahl.</text:p>
        </text:list-item>
      </text:list>
      <text:p text:style-name="P276">Pages 43 to 45</text:p>
      <text:list text:style-name="LFO64" text:continue-numbering="true">
        <text:list-item>
          <text:p text:style-name="P277">Die Studentinnen waren im Rahmen des Kennedy Airlifts nach Amerika gekommen.</text:p>
        </text:list-item>
        <text:list-item>
          <text:p text:style-name="P278">Die anderen Mädchen gingen davon aus, dass sie Senator Kennedy unterstützten.</text:p>
        </text:list-item>
        <text:list-item>
          <text:p text:style-name="P279">Örtliche Demokraten forderten sie auf, sich am Wahlkampf zu beteiligen.</text:p>
        </text:list-item>
        <text:list-item>
          <text:p text:style-name="P280">Kennedy gewann die Wahl und sie feierten mit.</text:p>
        </text:list-item>
        <text:list-item>
          <text:p text:style-name="P281">Die Schwestern am Mount St. Scholastica waren freundlich und wurden zu Mentorinnen und Freundinnen.</text:p>
        </text:list-item>
        <text:list-item>
          <text:p text:style-name="P282">Das akademische Niveau am Mount St. Scholastica war anders als in Kenia.</text:p>
        </text:list-item>
        <text:list-item>
          <text:p text:style-name="P283">Sie schaffte es mehrmals auf die Dean's List.</text:p>
        </text:list-item>
        <text:list-item>
          <text:p text:style-name="P284">Sie machte Biologie zum Hauptfach und Chemie und Deutsch zu Nebenfächern.</text:p>
        </text:list-item>
        <text:list-item>
          <text:p text:style-name="P285">Der Unterricht war vielseitig und liberal.</text:p>
        </text:list-item>
        <text:list-item>
          <text:p text:style-name="P286">Sie war beeindruckt von den Freiheiten, die die Studenten genossen.</text:p>
        </text:list-item>
        <text:list-item>
          <text:p text:style-name="P287">Sie begann, ihren Glauben zu hinterfragen und sich mit Themen des Glaubens auseinanderzusetzen.</text:p>
        </text:list-item>
        <text:list-item>
          <text:p text:style-name="P288">Es gab Reformen innerhalb der katholischen Kirche.</text:p>
        </text:list-item>
        <text:list-item>
          <text:p text:style-name="P289">Die Veränderungen in den Gottesdiensten brachten sie zum Nachdenken.</text:p>
        </text:list-item>
        <text:list-item>
          <text:p text:style-name="P290">Die Landschaft von Kansas war anders als zu Hause.</text:p>
        </text:list-item>
        <text:list-item>
          <text:p text:style-name="P291">Die Jahreszeiten in Kansas waren deutlich voneinander abgegrenzt.</text:p>
        </text:list-item>
        <text:list-item>
          <text:p text:style-name="P292">Sie erlebte den Herbst mit buntem Laub und Schneefall zum ersten Mal.</text:p>
        </text:list-item>
        <text:list-item>
          <text:p text:style-name="P293">Sie war beeindruckt vom Wispern des Windes durch die kahlen Bäume.</text:p>
        </text:list-item>
      </text:list>
      <text:p text:style-name="P294">Pages 45 to 47</text:p>
      <text:list text:style-name="LFO65" text:continue-numbering="true">
        <text:list-item>
          <text:p text:style-name="P295">Der Autor beschreibt seine Erfahrungen in Kansas und wie er das Geräusch von Flüstern lieben lernte.</text:p>
        </text:list-item>
        <text:list-item>
          <text:p text:style-name="P296">Er erinnert sich an den Frühling und wie die Pflanzen aus dem Boden wuchsen.</text:p>
        </text:list-item>
        <text:list-item>
          <text:p text:style-name="P297">Die Sommer in Kansas waren heiß und feucht, und er sehnte sich nach dem kühleren Wetter in Kenia.</text:p>
        </text:list-item>
        <text:list-item>
          <text:p text:style-name="P298">Er hatte gute Freundinnen am Mount und verbrachte seine Freizeit gerne mit ihnen.</text:p>
        </text:list-item>
        <text:list-item>
          <text:p text:style-name="P299">Er schätzt die Kommunikationstechnologie, die sich seitdem entwickelt hat.</text:p>
        </text:list-item>
        <text:list-item>
          <text:p text:style-name="P300">Er hatte gute Freunde in den USA, darunter Florence, Margaret und Mary Paul.</text:p>
        </text:list-item>
        <text:list-item>
          <text:p text:style-name="P301">Er war Teil einer Gemeinschaft von ausländischen Studentinnen und organisierte Veranstaltungen, um ihre Kulturen vorzustellen.</text:p>
        </text:list-item>
        <text:list-item>
          <text:p text:style-name="P302">Er wurde von amerikanischen Familien zu sich nach Hause eingeladen und war beeindruckt von ihrer Großzügigkeit.</text:p>
        </text:list-item>
        <text:list-item>
          <text:p text:style-name="P303">Er beschäftigte sich mit der Bürgerrechtsbewegung in den USA und versuchte, die Widersprüche und Ungerechtigkeiten zu verstehen.</text:p>
        </text:list-item>
        <text:list-item>
          <text:p text:style-name="P304">Er blieb von Diskriminierung weitgehend verschont, erkannte aber die institutionelle Diskriminierung gegenüber Afroamerikanern.</text:p>
        </text:list-item>
        <text:list-item>
          <text:p text:style-name="P305">Er hatte wenig Kontakt zu Afroamerikanern, aber freundliche Beziehungen zu einigen Angestellten.</text:p>
        </text:list-item>
        <text:list-item>
          <text:p text:style-name="P306">Er besuchte mit ihnen das Viertel der Schwarzen in Atchison und wurde auf die Ungleichheiten in der amerikanischen Gesellschaft aufmerksam gemacht.</text:p>
        </text:list-item>
        <text:list-item>
          <text:p text:style-name="P307">Er ging gelegentlich mit kenianischen Studenten zum Tanzen, konnte sich aber nicht wirklich für amerikanische Musik begeistern.</text:p>
        </text:list-item>
      </text:list>
      <text:p text:style-name="P308">Pages 47 to 49</text:p>
      <text:list text:style-name="LFO66" text:continue-numbering="true">
        <text:list-item>
          <text:p text:style-name="P309">Tanzen war in Kenia verboten</text:p>
        </text:list-item>
        <text:list-item>
          <text:p text:style-name="P310">Kritik von jungen Amerikanern an konservativen Kenianern</text:p>
        </text:list-item>
        <text:list-item>
          <text:p text:style-name="P311">Veränderung und Amerikanisierung der Kenianer</text:p>
        </text:list-item>
        <text:list-item>
          <text:p text:style-name="P312">Nonnen besorgen Jobs in Kansas City für praktische Erfahrungen</text:p>
        </text:list-item>
        <text:list-item>
          <text:p text:style-name="P313">Internationale Gemeinschaft von Studentinnen aus verschiedenen Ländern</text:p>
        </text:list-item>
        <text:list-item>
          <text:p text:style-name="P314">Arbeit in einem histologischen Labor im Krankenhaus</text:p>
        </text:list-item>
        <text:list-item>
          <text:p text:style-name="P315">Kritische Fragen zur Religion und Glaubenstraditionen</text:p>
        </text:list-item>
        <text:list-item>
          <text:p text:style-name="P316">Erkenntnis über oberflächliches Verständnis des Glaubens</text:p>
        </text:list-item>
        <text:list-item>
          <text:p text:style-name="P317">Wenig Verbindung zu Landsleuten in den USA</text:p>
        </text:list-item>
        <text:list-item>
          <text:p text:style-name="P318">Austausch mit afrikanischen Studenten in den USA</text:p>
        </text:list-item>
        <text:list-item>
          <text:p text:style-name="P319">Eindruck vom Leben in Afrika außerhalb Kenias</text:p>
        </text:list-item>
        <text:list-item>
          <text:p text:style-name="P320">Unabhängigkeit Kenias und Feier in Kansas</text:p>
        </text:list-item>
        <text:list-item>
          <text:p text:style-name="P321">Trauer um den Tod von John F. Kennedy</text:p>
        </text:list-item>
        <text:list-item>
          <text:p text:style-name="P322">Schließung des Colleges nach dem Mord an Kennedy</text:p>
        </text:list-item>
      </text:list>
      <text:p text:style-name="P323">Pages 49 to 52</text:p>
      <text:list text:style-name="LFO67" text:continue-numbering="true">
        <text:list-item>
          <text:p text:style-name="P324">Der Text handelt von der Ermordung von Präsident Kennedy und den Gefühlen des Autors dazu.</text:p>
        </text:list-item>
        <text:list-item>
          <text:p text:style-name="P325">Der Autor bewundert Kennedy als Führungspersönlichkeit, Friedensmann und Humanisten.</text:p>
        </text:list-item>
        <text:list-item>
          <text:p text:style-name="P326">Der Autor trauert um Kennedy und betrachtet ihn als Teil seiner Familie.</text:p>
        </text:list-item>
        <text:list-item>
          <text:p text:style-name="P327">Der Autor hat später Beziehungen zur Familie Kennedy entwickelt und mit Kerry Kennedy zusammengearbeitet.</text:p>
        </text:list-item>
        <text:list-item>
          <text:p text:style-name="P328">Der Autor besuchte das Mount St. Scholastica College und entwickelte dort seine Fähigkeiten zum Zuhören, kritischem Denken und Fragenstellen.</text:p>
        </text:list-item>
        <text:list-item>
          <text:p text:style-name="P329">Der Autor bewarb sich an der University of Pittsburgh und begann dort ein Master-Studium in Biologie.</text:p>
        </text:list-item>
        <text:list-item>
          <text:p text:style-name="P330">Der Autor erhielt ein Stipendium vom Africa-America Institute.</text:p>
        </text:list-item>
        <text:list-item>
          <text:p text:style-name="P331">Der Autor forschte über die Zirbeldrüse an japanischen Wachteln.</text:p>
        </text:list-item>
        <text:list-item>
          <text:p text:style-name="P332">Der Autor erlebte Pittsburgh als eine Stadt, die sich mit Umweltverschmutzung auseinandersetzte und Maßnahmen zur Umweltsanierung ergriff.</text:p>
        </text:list-item>
        <text:list-item>
          <text:p text:style-name="P333">Der Autor hatte wenig Kontakt zum Campusleben und verbrachte viel Zeit mit anderen afrikanischen Studenten.</text:p>
        </text:list-item>
        <text:list-item>
          <text:p text:style-name="P334">Der Autor verstand nicht, warum Amerika in den Vietnamkrieg involviert war.</text:p>
        </text:list-item>
        <text:list-item>
          <text:p text:style-name="P335">Der Autor kannte jemanden, der im Krieg ums Leben kam und ehrt dessen Andenken.</text:p>
        </text:list-item>
        <text:list-item>
          <text:p text:style-name="P336">Die Regierung von Kenia bot dem Autor eine Stelle als Forschungsassistentin an der University College of Nairobi an.</text:p>
        </text:list-item>
        <text:list-item>
          <text:p text:style-name="P337">Die Stelle beinhaltete die Arbeit an einem Projekt zur Eindämmung der Wüstenheuschrecken.</text:p>
        </text:list-item>
        <text:list-item>
          <text:p text:style-name="P338">Der Autor kehrte mit der Überzeugung nach Kenia zurück, hart zu arbeiten und den Armen zu helfen.</text:p>
        </text:list-item>
        <text:list-item>
          <text:p text:style-name="P339">Der Autor wollte an einer Universität lehren und seine Kenntnisse in Biologie weitergeben.</text:p>
        </text:list-item>
        <text:list-item>
          <text:p text:style-name="P340">Der Autor betrachtet Amerika als ein Land mit vielen verschiedenen Systemen, die trotz Herausforderungen weiterhin funktionieren.</text:p>
        </text:list-item>
        <text:list-item>
          <text:p text:style-name="P341">Amerika ist geprägt von Beharrlichkeit und Ernsthaftigkeit und hat eine klare Vision.</text:p>
        </text:list-item>
      </text:list>
      <text:p text:style-name="P342">Pages 52 to 54</text:p>
      <text:list text:style-name="LFO68" text:continue-numbering="true">
        <text:list-item>
          <text:p text:style-name="P343">Die Autorin kehrt nach einem langen Aufenthalt in den USA nach Kenia zurück.</text:p>
        </text:list-item>
        <text:list-item>
          <text:p text:style-name="P344">Sie hat ihren Namen geändert und fühlt sich in den USA selbstbewusster und freier.</text:p>
        </text:list-item>
        <text:list-item>
          <text:p text:style-name="P345">In Kenia möchte sie sich für Veränderungen einsetzen, besonders für die Rechte der Frauen.</text:p>
        </text:list-item>
        <text:list-item>
          <text:p text:style-name="P346">Bei ihrer Ankunft am Flughafen wird sie von ihrer Familie herzlich empfangen.</text:p>
        </text:list-item>
        <text:list-item>
          <text:p text:style-name="P347">Sie ist stolz darauf, Kenianerin zu sein und möchte beim Aufbau ihres Landes helfen.</text:p>
        </text:list-item>
        <text:list-item>
          <text:p text:style-name="P348">Die Autorin erinnert sich an die Rassentrennung und Diskriminierung in den USA.</text:p>
        </text:list-item>
        <text:list-item>
          <text:p text:style-name="P349">In Kenia ist sie begeistert von der Unabhängigkeit und den Möglichkeiten, die sich bieten.</text:p>
        </text:list-item>
        <text:list-item>
          <text:p text:style-name="P350">Die Autorin beginnt eine neue Arbeit, wird jedoch enttäuscht, als sie feststellt, dass die Stelle bereits besetzt ist.</text:p>
        </text:list-item>
        <text:list-item>
          <text:p text:style-name="P351">Sie kämpft um ihre Position und findet Unterstützung bei einem Vorgesetzten.</text:p>
        </text:list-item>
        <text:list-item>
          <text:p text:style-name="P352">Die Autorin reflektiert über die Herausforderungen und Rückschritte, die Kenia seit der Unabhängigkeit erlebt hat.</text:p>
        </text:list-item>
      </text:list>
      <text:p text:style-name="P353">Pages 54 to 56</text:p>
      <text:list text:style-name="LFO69" text:continue-numbering="true">
        <text:list-item>
          <text:p text:style-name="P354">Der Text handelt von Diskriminierungserfahrungen der Autorin an einer Universität in Kenia.</text:p>
        </text:list-item>
        <text:list-item>
          <text:p text:style-name="P355">Der Professor für Zoologie bietet die Stelle einer Assistentin einer Person aus seiner eigenen ethnischen Gemeinschaft an.</text:p>
        </text:list-item>
        <text:list-item>
          <text:p text:style-name="P356">Die Autorin vermutet, dass ihr Geschlecht ein weiterer Grund für die Ablehnung war.</text:p>
        </text:list-item>
        <text:list-item>
          <text:p text:style-name="P357">Sie sucht nach einer anderen Stelle und findet schließlich eine im Fachbereich für Veterinäranatomie.</text:p>
        </text:list-item>
        <text:list-item>
          <text:p text:style-name="P358">Sie arbeitet dort an ihrer Doktorarbeit und wird Teil des Forschungs- und Lehrkörpers.</text:p>
        </text:list-item>
        <text:list-item>
          <text:p text:style-name="P359">Die Autorin beschreibt den Chiromo-Campus, an dem sie arbeitet, und ihre Begeisterung für die Arbeit mit Gewebe und Mikroskopen.</text:p>
        </text:list-item>
        <text:list-item>
          <text:p text:style-name="P360">Sie erzählt von ihrem Umgang mit männlichen Kollegen und Studenten und wie sie sich ihren Respekt verdienen musste.</text:p>
        </text:list-item>
        <text:list-item>
          <text:p text:style-name="P361">Die Autorin erwähnt den Kauf eines Autos, der ihre Unabhängigkeit förderte, aber finanziell nicht sehr klug war.</text:p>
        </text:list-item>
        <text:list-item>
          <text:p text:style-name="P362">Sie beschreibt Nairobi in den 1960er Jahren als eine grüne und lebenswerte Stadt.</text:p>
        </text:list-item>
        <text:list-item>
          <text:p text:style-name="P363">Die Entwicklung Kenias konzentrierte sich damals auf Nairobi.</text:p>
        </text:list-item>
        <text:list-item>
          <text:p text:style-name="P364">Es gab keine Straßenkinder und Slums wie heute.</text:p>
        </text:list-item>
      </text:list>
      <text:p text:style-name="P365">Pages 56 to 59</text:p>
      <text:list text:style-name="LFO70" text:continue-numbering="true">
        <text:list-item>
          <text:p text:style-name="P366">Der größte Slum in ganz Afrika, Kibera, hatte zu der Zeit nur wenige Einwohner und eine schlechte Infrastruktur.</text:p>
        </text:list-item>
        <text:list-item>
          <text:p text:style-name="P367">Die Busse waren selten voll und die Müllabfuhr funktionierte gut.</text:p>
        </text:list-item>
        <text:list-item>
          <text:p text:style-name="P368">Die Stadt war sauber und es gab keine Angst vor Überfällen oder Vergewaltigungen.</text:p>
        </text:list-item>
        <text:list-item>
          <text:p text:style-name="P369">Die Autorin und ihre Freundinnen genossen das Nachtleben und tanzten zu britischer und amerikanischer Musik.</text:p>
        </text:list-item>
        <text:list-item>
          <text:p text:style-name="P370">Die Autorin hatte keine Eile zu heiraten, aber ihre Tante betonte immer wieder die Bedeutung einer rechtzeitigen Eheschließung.</text:p>
        </text:list-item>
        <text:list-item>
          <text:p text:style-name="P371">Die Autorin lernte ihren späteren Mann Mwangi Mathai kennen, der in Kenia und den USA studiert hatte.</text:p>
        </text:list-item>
        <text:list-item>
          <text:p text:style-name="P372">Die Autorin unterstützte ihre Familie finanziell und eröffnete ein Geschäft, in dem ihre Schwestern arbeiteten.</text:p>
        </text:list-item>
        <text:list-item>
          <text:p text:style-name="P373">Die Autorin ging für ihre Doktorarbeit nach Deutschland und verbrachte fast 20 Monate in München.</text:p>
        </text:list-item>
        <text:list-item>
          <text:p text:style-name="P374">Sie genoss das Leben in Deutschland und erweiterte ihre Deutschkenntnisse.</text:p>
        </text:list-item>
        <text:list-item>
          <text:p text:style-name="P375">Der Aufenthalt in Europa half ihr zu verstehen, dass es keinen Konflikt zwischen ihrer Kultur und dem Christentum geben muss.</text:p>
        </text:list-item>
        <text:list-item>
          <text:p text:style-name="P376">Nach ihrer Rückkehr nach Nairobi arbeitete die Autorin an der Universität und heiratete Mwangi.</text:p>
        </text:list-item>
      </text:list>
      <text:p text:style-name="P377">Pages 59 to 61</text:p>
      <text:list text:style-name="LFO71" text:continue-numbering="true">
        <text:list-item>
          <text:p text:style-name="P378">Die Autorin erzählt von ihrer Hochzeit und ihrer Rolle in der Wahlkampagne ihres Mannes, der für das Parlament kandidiert.</text:p>
        </text:list-item>
        <text:list-item>
          <text:p text:style-name="P379">Sie beschreibt die Herausforderungen, die sie als akademisch gebildete Ehefrau eines Politikers hatte, da sie als "Weiße in schwarzer Haut" wahrgenommen wurde.</text:p>
        </text:list-item>
        <text:list-item>
          <text:p text:style-name="P380">Die Autorin zeigt ihre Gastfreundschaft und Respekt gegenüber den Besuchern, auch wenn sie Schnüffler waren.</text:p>
        </text:list-item>
        <text:list-item>
          <text:p text:style-name="P381">Sie beschreibt ihren Kleidungsstil als Politikergattin und ihre Entscheidung, keine kompromittierende Kleidung zu tragen.</text:p>
        </text:list-item>
        <text:list-item>
          <text:p text:style-name="P382">Es gab zwei Todesfälle, die die Autorin erschütterten: der Tod ihres Bruders und die Ermordung von Tom Mboya, einem politischen Führer.</text:p>
        </text:list-item>
        <text:list-item>
          <text:p text:style-name="P383">Die Autorin erzählt von der Abschaffung des Mehrparteiensystems in Kenia nach der Ermordung von Mboya.</text:p>
        </text:list-item>
        <text:list-item>
          <text:p text:style-name="P384">Ihr Mann verfehlte knapp den Einzug ins Parlament bei den Wahlen.</text:p>
        </text:list-item>
        <text:list-item>
          <text:p text:style-name="P385">Die Autorin wird Mutter und genießt die frühen Jahre mit ihren Kindern.</text:p>
        </text:list-item>
        <text:list-item>
          <text:p text:style-name="P386">Sie beendet ihre Doktorarbeit und wird zur Dozentin an der Universität von Nairobi befördert.</text:p>
        </text:list-item>
        <text:list-item>
          <text:p text:style-name="P387">Die Autorin beschreibt ihre Lehrmethoden und ihr Engagement für ihre Studenten.</text:p>
        </text:list-item>
      </text:list>
      <text:p text:style-name="P388">Pages 61 to 63</text:p>
      <text:list text:style-name="LFO72" text:continue-numbering="true">
        <text:list-item>
          <text:p text:style-name="P389">Die Person war damals eine Studentin und konnte sich nicht vorstellen, dass Frauen jemals gleichberechtigt behandelt werden würden.</text:p>
        </text:list-item>
        <text:list-item>
          <text:p text:style-name="P390">Sie wurde später politisch aktiv und lernte, Menschen anzusprechen und mit ihnen zu diskutieren.</text:p>
        </text:list-item>
        <text:list-item>
          <text:p text:style-name="P391">Sie kämpfte dafür, dass weibliche Universitätsangehörige gleichberechtigt behandelt wurden und die gleichen Leistungen wie Männer erhielten.</text:p>
        </text:list-item>
        <text:list-item>
          <text:p text:style-name="P392">Sie und eine andere Frau wurden die ersten weiblichen Mitglieder des Lehrkörpers an der Universität.</text:p>
        </text:list-item>
        <text:list-item>
          <text:p text:style-name="P393">Sie lernte die andere Frau, Vert, kennen und sie wurden gute Freunde.</text:p>
        </text:list-item>
        <text:list-item>
          <text:p text:style-name="P394">Sie kämpften gemeinsam dafür, dass Frauen die gleichen Vergünstigungen wie Männer erhielten.</text:p>
        </text:list-item>
        <text:list-item>
          <text:p text:style-name="P395">Die Universität weigerte sich, die Geschlechterdiskriminierung anzuerkennen, aber gab schließlich nach und behandelte sie wie männliche Honorarprofessoren.</text:p>
        </text:list-item>
        <text:list-item>
          <text:p text:style-name="P396">Sie setzten sich weiterhin dafür ein, dass Frauen keine diskriminierenden Arbeitsverträge unterschreiben.</text:p>
        </text:list-item>
        <text:list-item>
          <text:p text:style-name="P397">Viele Frauen wollten sich ihnen nicht anschließen, da ihre Männer ihnen davon abrieten.</text:p>
        </text:list-item>
        <text:list-item>
          <text:p text:style-name="P398">Die Erfahrung zeigte der Person, dass sie aufgrund ihres Geschlechts oft diskriminiert wurde und dass nicht jeder einem Gutes wünscht oder einem gibt, was einem zusteht.</text:p>
        </text:list-item>
        <text:list-item>
          <text:p text:style-name="P399">Sie lernte, an ihren Überzeugungen festzuhalten und strebte danach, mehr zu erreichen und nicht mit weniger Fähigen verglichen zu werden.</text:p>
        </text:list-item>
        <text:list-item>
          <text:p text:style-name="P400">Sie hatte Unterstützung von einigen Kollegen, aber nicht von allen.</text:p>
        </text:list-item>
        <text:list-item>
          <text:p text:style-name="P401">Ihr Mann profitierte von ihrem Kampf, da sie eine Nachzahlung erhielten und ein Haus kauften, auf dem nur sein Name stand.</text:p>
        </text:list-item>
        <text:list-item>
          <text:p text:style-name="P402">Ihre Karriere wurde durch ihren Kampf für Gleichberechtigung nicht beeinträchtigt.</text:p>
        </text:list-item>
        <text:list-item>
          <text:p text:style-name="P403">Sie wurde zur leitenden Dozentin, zur Leiterin des Fachbereichs und schließlich zur außerordentlichen Professorin ernannt.</text:p>
        </text:list-item>
        <text:list-item>
          <text:p text:style-name="P404">Sie erwartete, zur Professorin und vielleicht zur Dekanin befördert zu werden, aber nicht, den Posten des Rektors anzustreben.</text:p>
        </text:list-item>
      </text:list>
      <text:p text:style-name="P405">Pages 63 to 65</text:p>
      <text:list text:style-name="LFO73" text:continue-numbering="true">
        <text:list-item>
          <text:p text:style-name="P406">Die Autorin war keine Tierärztin und musste hart arbeiten, um als Institutsleiterin akzeptiert zu werden.</text:p>
        </text:list-item>
        <text:list-item>
          <text:p text:style-name="P407">Obwohl viele Leute dachten, dass sie Tierärztin war, musste sie oft erklären, dass sie keine Tiere behandeln kann.</text:p>
        </text:list-item>
        <text:list-item>
          <text:p text:style-name="P408">Sie engagierte sich in verschiedenen zivilgesellschaftlichen Organisationen, darunter dem kenianischen Roten Kreuz und der Kenya Association of University Women.</text:p>
        </text:list-item>
        <text:list-item>
          <text:p text:style-name="P409">Sie trat dem Environment Liaison Centre bei, das von internationalen Umweltorganisationen gegründet wurde, um NGOs in die Arbeit des UNEP einzubeziehen.</text:p>
        </text:list-item>
        <text:list-item>
          <text:p text:style-name="P410">Sie wurde zur Vorsitzenden des Regionalverbandes des Liaison Centre gewählt und engagierte sich über zehn Jahre lang ehrenamtlich.</text:p>
        </text:list-item>
        <text:list-item>
          <text:p text:style-name="P411">Als Biologin war sie an Umweltfragen interessiert und setzte sich für den Schutz der Natur ein.</text:p>
        </text:list-item>
        <text:list-item>
          <text:p text:style-name="P412">Sie forschte über die Gesundheit und Fruchtbarkeit von einheimischem Vieh und erkannte die Auswirkungen der Umweltzerstörung auf die Tierindustrie.</text:p>
        </text:list-item>
        <text:list-item>
          <text:p text:style-name="P413">Sie beobachtete die Bodenerosion und die Auswirkungen auf die Landwirtschaft und die Ernährungssicherheit.</text:p>
        </text:list-item>
        <text:list-item>
          <text:p text:style-name="P414">Sie trauerte um gefällte Bäume und erkannte die Bedeutung von Bäumen für den Wasserhaushalt und die Umweltstabilität.</text:p>
        </text:list-item>
        <text:list-item>
          <text:p text:style-name="P415">Sie war Mitglied des National Council of Women of Kenya und erfuhr von der Unterernährung von Kindern in Zentralkenia aufgrund der Umstellung auf den Tee- und Kaffeeanbau.</text:p>
        </text:list-item>
        <text:list-item>
          <text:p text:style-name="P416">Sie erkannte die Notwendigkeit, etwas gegen die Umweltzerstörung und die damit verbundenen Probleme zu unternehmen.</text:p>
        </text:list-item>
      </text:list>
      <text:p text:style-name="P417">Pages 65 to 68</text:p>
      <text:list text:style-name="LFO74" text:continue-numbering="true">
        <text:list-item>
          <text:p text:style-name="P418">Mangel an Brennholz führt zu Unterernährung, besonders bei Kindern und älteren Menschen</text:p>
        </text:list-item>
        <text:list-item>
          <text:p text:style-name="P419">Kolonialverwaltung hat Urwälder abgeholzt und durch Plantagen ersetzt</text:p>
        </text:list-item>
        <text:list-item>
          <text:p text:style-name="P420">Frauen brauchen sauberes Trinkwasser, Brennholz, Nahrungsmittel, Kleidung und Schulgeld</text:p>
        </text:list-item>
        <text:list-item>
          <text:p text:style-name="P421">Entscheidung zwischen Passivität und Hilfe für Menschen in Armut</text:p>
        </text:list-item>
        <text:list-item>
          <text:p text:style-name="P422">Frauenbewegung setzt sich für Veränderungen ein</text:p>
        </text:list-item>
        <text:list-item>
          <text:p text:style-name="P423">Vertreter von 133 Staaten treffen sich zur UN-Frauenkonferenz in Mexico City</text:p>
        </text:list-item>
        <text:list-item>
          <text:p text:style-name="P424">Frauen auf dem Land leiden unter Armut, mangelnder Entwicklung und Umweltproblemen</text:p>
        </text:list-item>
        <text:list-item>
          <text:p text:style-name="P425">Umweltzerstörung bedroht nicht nur Viehzucht, sondern auch Menschen und Land</text:p>
        </text:list-item>
        <text:list-item>
          <text:p text:style-name="P426">Entscheidung, Bäume zu pflanzen, um Brennholz, Nahrungsmittel und Schutz für Mensch und Tier zu bieten</text:p>
        </text:list-item>
        <text:list-item>
          <text:p text:style-name="P427">Gründung der Green Belt Movement</text:p>
        </text:list-item>
        <text:list-item>
          <text:p text:style-name="P428">Privates Ereignis führt zur Idee, mehr Bäume zu pflanzen</text:p>
        </text:list-item>
        <text:list-item>
          <text:p text:style-name="P429">Arbeitslosigkeit ist ein großes Problem in Kenia</text:p>
        </text:list-item>
        <text:list-item>
          <text:p text:style-name="P430">Versprechen, Arbeitsplätze zu schaffen, wird zur Herausforderung</text:p>
        </text:list-item>
        <text:list-item>
          <text:p text:style-name="P431">Gründung von Envirocare Ltd., um Arbeitsplätze zu schaffen</text:p>
        </text:list-item>
        <text:list-item>
          <text:p text:style-name="P432">Idee, Gartenpersonal für wohlhabende Viertel zu stellen, um Arbeitsplätze zu schaffen</text:p>
        </text:list-item>
      </text:list>
      <text:p text:style-name="P433">Pages 68 to 70</text:p>
      <text:list text:style-name="LFO75" text:continue-numbering="true">
        <text:list-item>
          <text:p text:style-name="P434">Envirocare wurde gegründet, um Arbeitslose einzustellen und Bäume in Stadtteilen ohne Grün zu pflanzen</text:p>
        </text:list-item>
        <text:list-item>
          <text:p text:style-name="P435">Die wohlhabenden Bewohner von Lang'ata waren gegen das Projekt und wollten nicht im Voraus bezahlen</text:p>
        </text:list-item>
        <text:list-item>
          <text:p text:style-name="P436">Die Baumschule von Envirocare wurde neben einer staatlichen Baumschule angelegt</text:p>
        </text:list-item>
        <text:list-item>
          <text:p text:style-name="P437">Das Projekt hatte Schwierigkeiten und scheiterte letztendlich</text:p>
        </text:list-item>
        <text:list-item>
          <text:p text:style-name="P438">Die Idee, Bäume zu pflanzen, blieb jedoch bestehen</text:p>
        </text:list-item>
        <text:list-item>
          <text:p text:style-name="P439">Die Protagonistin nahm an einer Konferenz in Vancouver teil, bei der die Bedeutung von grüneren Städten diskutiert wurde</text:p>
        </text:list-item>
        <text:list-item>
          <text:p text:style-name="P440">Sie wurde in den Exekutivausschuss für Umwelt und Habitation gewählt und schlug vor, dass der NCWK Bäume pflanzen sollte</text:p>
        </text:list-item>
        <text:list-item>
          <text:p text:style-name="P441">Das Projekt wurde Save the Land Harambee genannt</text:p>
        </text:list-item>
        <text:list-item>
          <text:p text:style-name="P442">Am Weltumwelttag 1977 organisierte Save the Land Harambee eine Baumpflanzaktion</text:p>
        </text:list-item>
        <text:list-item>
          <text:p text:style-name="P443">Baumpflanzungen wurden zu Ehren von sieben Persönlichkeiten durchgeführt, die Ende des 19. und Anfang des 20. Jahrhunderts gelebt hatten und verschiedenen Ethnien angehörten</text:p>
        </text:list-item>
      </text:list>
      <text:p text:style-name="P444">Pages 70 to 72</text:p>
      <text:list text:style-name="LFO76" text:continue-numbering="true">
        <text:list-item>
          <text:p text:style-name="P445">Die Green Belt Movement wurde gegründet, um Bäume in Kenia zu pflanzen und die Umwelt zu schützen.</text:p>
        </text:list-item>
        <text:list-item>
          <text:p text:style-name="P446">Der Kamukunji Park wurde seit 1977 vernachlässigt und von Slums überwuchert.</text:p>
        </text:list-item>
        <text:list-item>
          <text:p text:style-name="P447">Die Green Belt Movement unterhält immer noch eine Baumschule im Park, aber die meisten gepflanzten Bäume wurden vandalisiert oder als Brennholz verwendet.</text:p>
        </text:list-item>
        <text:list-item>
          <text:p text:style-name="P448">Die Green Belt Movement versuchte, das Projekt in verschiedenen Teilen Kenias bekannt zu machen, aber die Projekte überlebten nicht lange, da Einheimische nicht genug involviert waren.</text:p>
        </text:list-item>
        <text:list-item>
          <text:p text:style-name="P449">Die Business and Professional Women's Association wollte in Maasailand eine Green Belt Gruppe gründen, aber das Projekt scheiterte aufgrund von kulturellen Unterschieden.</text:p>
        </text:list-item>
        <text:list-item>
          <text:p text:style-name="P450">Die Idee einer Baumpflanz-Initiative verbreitete sich 1977 in Kenia und Bauern, Schulen und Kirchen begannen eigene Programme zu entwickeln.</text:p>
        </text:list-item>
        <text:list-item>
          <text:p text:style-name="P451">Die Green Belt Movement hatte finanzielle Unterstützung von verschiedenen Institutionen, aber es war schwierig, genug Setzlinge zu kaufen.</text:p>
        </text:list-item>
        <text:list-item>
          <text:p text:style-name="P452">Die Frauen lernten, ihre eigenen Baumschulen anzulegen und Samen einheimischer Bäume zu verwenden.</text:p>
        </text:list-item>
        <text:list-item>
          <text:p text:style-name="P453">Die Frauen wurden ermutigt, Samen in ihrer Umgebung zu sammeln und Bäume zu pflanzen, die für ihre Region typisch waren.</text:p>
        </text:list-item>
        <text:list-item>
          <text:p text:style-name="P454">Die Frauen wurden "Förster ohne Diplom" genannt und zeigten anderen Frauen, wie man Bäume pflanzt.</text:p>
        </text:list-item>
        <text:list-item>
          <text:p text:style-name="P455">Die Green Belt Movement arbeitet weiterhin daran, Bäume in Kenia zu pflanzen und die Umwelt zu schützen.</text:p>
        </text:list-item>
      </text:list>
      <text:p text:style-name="P456">Pages 72 to 75</text:p>
      <text:list text:style-name="LFO77" text:continue-numbering="true">
        <text:list-item>
          <text:p text:style-name="P457">Frauen waren erfinderisch und nutzten die Mittel, die ihnen zur Verfügung standen, um Sämlinge zu transportieren und zu schützen.</text:p>
        </text:list-item>
        <text:list-item>
          <text:p text:style-name="P458">Frauen legten Saatbeete ebenerdig an oder nutzten zerbrochene Töpfe als Behälter für Keimlinge.</text:p>
        </text:list-item>
        <text:list-item>
          <text:p text:style-name="P459">Frauen bohrten Löcher in alte Töpfe oder Kannen und nutzten diese als Gießkannen.</text:p>
        </text:list-item>
        <text:list-item>
          <text:p text:style-name="P460">Frauen wurden motiviert, eigene Setzlinge anzupflanzen, indem ihnen dafür bezahlt wurde.</text:p>
        </text:list-item>
        <text:list-item>
          <text:p text:style-name="P461">Frauen wurden angeleitet, eine Gruppe zu organisieren, ein geeignetes Stück Land zu finden und über ihre Fortschritte zu berichten.</text:p>
        </text:list-item>
        <text:list-item>
          <text:p text:style-name="P462">Frauen wurden ermutigt, andere Gemeinden dazu zu bringen, ebenfalls Bäume zu pflanzen.</text:p>
        </text:list-item>
        <text:list-item>
          <text:p text:style-name="P463">Das Projekt wurde immer größer und es entstanden "grüne Gürtel", die die Erde zusammenhielten und das Landschaftsbild verschönerten.</text:p>
        </text:list-item>
        <text:list-item>
          <text:p text:style-name="P464">Die Autorin arbeitete mit den Frauen zusammen, obwohl sie eine akademische Bildung hatte.</text:p>
        </text:list-item>
        <text:list-item>
          <text:p text:style-name="P465">Die Autorin und ihr Ehemann hatten Spannungen in ihrer Ehe aufgrund gesellschaftlicher Normen und Erwartungen.</text:p>
        </text:list-item>
        <text:list-item>
          <text:p text:style-name="P466">Die Autorin fühlte sich von ihrem Ehemann nicht richtig verstanden und akzeptiert.</text:p>
        </text:list-item>
        <text:list-item>
          <text:p text:style-name="P467">Die Autorin und ihr Ehemann hatten Probleme in ihrer Ehe und es kam zur Trennung.</text:p>
        </text:list-item>
        <text:list-item>
          <text:p text:style-name="P468">Die Autorin fegte das Haus aus, nachdem ihr Ehemann es verlassen hatte.</text:p>
        </text:list-item>
      </text:list>
      <text:p text:style-name="P469">Pages 75 to 77</text:p>
      <text:list text:style-name="LFO78" text:continue-numbering="true">
        <text:list-item>
          <text:p text:style-name="P470">Die Person erkennt, dass ihr Partner sie verlassen hat und stellt sich die Frage, was sie nun tun soll</text:p>
        </text:list-item>
        <text:list-item>
          <text:p text:style-name="P471">Sie erinnert sich an die Worte einer Freundin, dass das Leben eine Reise und ein Kampf sei und dass man aus jeder Situation das Beste machen könne</text:p>
        </text:list-item>
        <text:list-item>
          <text:p text:style-name="P472">Die Person fühlt sich einsam und traurig und sucht nach Gründen für das Verlassenwerden</text:p>
        </text:list-item>
        <text:list-item>
          <text:p text:style-name="P473">Sie zweifelt an sich selbst und fragt sich, ob sie in ihren vielen Rollen versagt hat</text:p>
        </text:list-item>
        <text:list-item>
          <text:p text:style-name="P474">Die Person macht sich Sorgen darüber, wie sie alleine mit den Kindern zurechtkommen wird</text:p>
        </text:list-item>
        <text:list-item>
          <text:p text:style-name="P475">Sie versucht, ihre Unsicherheit und Einsamkeit vor den Kindern zu verbergen und sagt ihnen, dass alles wieder gut wird</text:p>
        </text:list-item>
        <text:list-item>
          <text:p text:style-name="P476">Die Person fühlt sich von der Gesellschaft nicht verstanden und erwartet, dass alle anderen Menschen ebenfalls traurig sind, was jedoch nicht der Fall ist</text:p>
        </text:list-item>
        <text:list-item>
          <text:p text:style-name="P477">Sie denkt an ihre Mutter, die auch schwierige Zeiten gemeistert hat, und beschließt, weiterzumachen</text:p>
        </text:list-item>
        <text:list-item>
          <text:p text:style-name="P478">Die Person hat bereits vor dem Verlassenwerden selbstständige Entscheidungen getroffen und ändert ihren Tagesablauf kaum</text:p>
        </text:list-item>
        <text:list-item>
          <text:p text:style-name="P479">Sie erinnert sich an ihre Arbeit mit der Green Belt Bewegung und daran, dass man aus Fehlschlägen lernen und weitermachen kann</text:p>
        </text:list-item>
        <text:list-item>
          <text:p text:style-name="P480">Die Person beschließt, einen neuen Anfang zu machen und zieht mit den Kindern in ein anderes Haus</text:p>
        </text:list-item>
        <text:list-item>
          <text:p text:style-name="P481">Sie denkt darüber nach, was passiert wäre, wenn ihr Partner nicht gegangen wäre, und erkennt, dass seine Entscheidung ihr die Möglichkeit gegeben hat, ihren eigenen Weg zu gehen</text:p>
        </text:list-item>
        <text:list-item>
          <text:p text:style-name="P482">Die Person trifft sich mit ihrem Partner vor Gericht und hofft auf eine Versöhnung, wird jedoch mit einer öffentlichen Scheidung konfrontiert</text:p>
        </text:list-item>
        <text:list-item>
          <text:p text:style-name="P483">Sie fühlt sich entblößt und gedemütigt und schwört sich, sich für Gesetze einzusetzen, die Ehepaare und ihre Familien schützen</text:p>
        </text:list-item>
        <text:list-item>
          <text:p text:style-name="P484">Ihr Partner äußert öffentlich, dass er die Scheidung verlangt, weil sie zu gebildet, zu stark, zu erfolgreich, zu eigensinnig und zu schwer zu kontrollieren sei</text:p>
        </text:list-item>
      </text:list>
      <text:p text:style-name="P485">Pages 77 to 79</text:p>
      <text:list text:style-name="LFO79" text:continue-numbering="true">
        <text:list-item>
          <text:p text:style-name="P486">Die Presse hat eine negative Einstellung gegenüber der Frau und gibt ihr die Schuld für das Scheitern der Ehe</text:p>
        </text:list-item>
        <text:list-item>
          <text:p text:style-name="P487">Die Frau wird öffentlich gedemütigt, weil sie die Autorität ihres Mannes in Frage gestellt hat</text:p>
        </text:list-item>
        <text:list-item>
          <text:p text:style-name="P488">Sie entscheidet sich, mit Anstand zu leiden und anderen Frauen ein Vorbild zu sein</text:p>
        </text:list-item>
        <text:list-item>
          <text:p text:style-name="P489">Im Gerichtssaal stellt sie eine Frage an den Anwalt und wird dafür kritisiert</text:p>
        </text:list-item>
        <text:list-item>
          <text:p text:style-name="P490">Ihre Beweismittel werden gestohlen und sie verliert den Prozess</text:p>
        </text:list-item>
        <text:list-item>
          <text:p text:style-name="P491">Nach der Scheidung verbietet ihr Ex-Mann, seinen Namen weiterhin zu führen</text:p>
        </text:list-item>
        <text:list-item>
          <text:p text:style-name="P492">Sie ändert ihren Namen, um eine neue Identität zu haben</text:p>
        </text:list-item>
        <text:list-item>
          <text:p text:style-name="P493">Ein Interview über das Urteil führt zu einer Anklage wegen Missachtung des Gerichts</text:p>
        </text:list-item>
        <text:list-item>
          <text:p text:style-name="P494">Sie wird zu einer Haftstrafe verurteilt und ins Gefängnis gebracht</text:p>
        </text:list-item>
        <text:list-item>
          <text:p text:style-name="P495">Sie ist überrascht von der Haftstrafe und der Situation im Gefängnis</text:p>
        </text:list-item>
        <text:list-item>
          <text:p text:style-name="P496">Die anderen Gefangenen sind nett zu ihr und sie teilen ihre Erfahrungen</text:p>
        </text:list-item>
        <text:list-item>
          <text:p text:style-name="P497">Sie wird von den Aufseherinnen gedemütigt und erhält eine Uniform und eine Toilettenpfanne</text:p>
        </text:list-item>
      </text:list>
      <text:p text:style-name="P498">Pages 79 to 82</text:p>
      <text:list text:style-name="LFO80" text:continue-numbering="true">
        <text:list-item>
          <text:p text:style-name="P499">Die Person betet in einer schwierigen Situation und ist dankbar für die Großzügigkeit und Freundlichkeit anderer Frauen.</text:p>
        </text:list-item>
        <text:list-item>
          <text:p text:style-name="P500">Die Nachricht von ihrer Haftstrafe verbreitet sich schnell und erreicht auch das Gefängnis.</text:p>
        </text:list-item>
        <text:list-item>
          <text:p text:style-name="P501">Die Person bekommt die Aufgabe, das Baby einer Mitgefangenen zu halten und ist erleichtert, dass ihr eine leichtere Arbeit zugewiesen wurde.</text:p>
        </text:list-item>
        <text:list-item>
          <text:p text:style-name="P502">Die Person macht sich Sorgen um ihre Kinder und wie sie mit ihrer Abwesenheit umgehen werden.</text:p>
        </text:list-item>
        <text:list-item>
          <text:p text:style-name="P503">Es gibt unterschiedliche Meinungen über die Gerechtigkeit der Strafe, aber die öffentliche Meinung und der Druck auf eine Freilassung steigen.</text:p>
        </text:list-item>
        <text:list-item>
          <text:p text:style-name="P504">Nach drei Tagen findet der Anwalt eine Formulierung, die zur Freilassung führt.</text:p>
        </text:list-item>
        <text:list-item>
          <text:p text:style-name="P505">Die Gefängnisstrafe war ein Wendepunkt im Leben der Person, die zuvor nie mit dem Gesetz in Konflikt geraten war.</text:p>
        </text:list-item>
        <text:list-item>
          <text:p text:style-name="P506">Die Strafe hatte möglicherweise positive Auswirkungen auf andere Frauen, die später ebenfalls geschieden wurden.</text:p>
        </text:list-item>
        <text:list-item>
          <text:p text:style-name="P507">Die Kinder sind der Grund, warum die Person jeden Morgen aufsteht und zur Arbeit geht.</text:p>
        </text:list-item>
        <text:list-item>
          <text:p text:style-name="P508">Eine Freundin, Vertistine Mbaya, ist eine große Stütze und schützt die Person vor Klatsch und Kommentaren.</text:p>
        </text:list-item>
        <text:list-item>
          <text:p text:style-name="P509">Geld ist ein Problem, da die Person nach der Scheidung kaum Ersparnisse hat und verschuldet ist.</text:p>
        </text:list-item>
        <text:list-item>
          <text:p text:style-name="P510">Die Person erhält die Möglichkeit, mehr Geld zu verdienen, indem sie einen Job in Sambia annimmt, aber sie kann die Kinder nicht mitnehmen.</text:p>
        </text:list-item>
        <text:list-item>
          <text:p text:style-name="P511">Die Person entscheidet sich dafür, die Kinder vorübergehend bei ihrem Ex-Mann zu lassen und bleibt in Kontakt mit ihnen.</text:p>
        </text:list-item>
        <text:list-item>
          <text:p text:style-name="P512">Die Person ist dankbar, dass ihr Ex-Mann sich gut um die Kinder kümmert.</text:p>
        </text:list-item>
        <text:list-item>
          <text:p text:style-name="P513">Die Kinder bleiben mehrere Jahre bei ihrem Vater, bevor sie auf eigenen Wunsch zu der Person zurückkehren.</text:p>
        </text:list-item>
        <text:list-item>
          <text:p text:style-name="P514">Die Person ermutigt die Kinder, weiterhin Kontakt zu ihrem Vater zu halten.</text:p>
        </text:list-item>
      </text:list>
      <text:p text:style-name="P515">Pages 82 to 84</text:p>
      <text:list text:style-name="LFO81" text:continue-numbering="true">
        <text:list-item>
          <text:p text:style-name="P516">Viele Kinder leiden unter Spannungen zwischen ihren Eltern in scheinbar intakten Familien</text:p>
        </text:list-item>
        <text:list-item>
          <text:p text:style-name="P517">Kinder aus zerbrochenen Familien können als Erwachsene innere Kraft entwickeln</text:p>
        </text:list-item>
        <text:list-item>
          <text:p text:style-name="P518">Die Kinder der Autorin haben ein gutes Verhältnis zu beiden Elternteilen</text:p>
        </text:list-item>
        <text:list-item>
          <text:p text:style-name="P519">Die Kinder der Autorin besuchen ein College in den USA</text:p>
        </text:list-item>
        <text:list-item>
          <text:p text:style-name="P520">Die Autorin unterstützt ihre Kinder dabei, eine andere Welt kennenzulernen</text:p>
        </text:list-item>
        <text:list-item>
          <text:p text:style-name="P521">Die Autorin fragt sich manchmal, ob es für ihre Kinder besser gewesen wäre, den täglichen Kampf ihrer Mutter mitzuerleben</text:p>
        </text:list-item>
        <text:list-item>
          <text:p text:style-name="P522">Die Autorin hat Schwierigkeiten mit der Regierung</text:p>
        </text:list-item>
        <text:list-item>
          <text:p text:style-name="P523">Die Green Belt Movement gewinnt an Fahrt und wird positiv in der Presse erwähnt</text:p>
        </text:list-item>
        <text:list-item>
          <text:p text:style-name="P524">Die Autorin bewirbt sich um den Posten der NCWK-Vorsitzenden und wird zur stellvertretenden Vorsitzenden gewählt</text:p>
        </text:list-item>
        <text:list-item>
          <text:p text:style-name="P525">Die Autorin bewirbt sich erneut um den Posten der Vorsitzenden, aber es gibt Flügelkämpfe und Widerstand gegen ihre Kandidatur</text:p>
        </text:list-item>
        <text:list-item>
          <text:p text:style-name="P526">Die Regierung will Einfluss auf den NCWK nehmen</text:p>
        </text:list-item>
        <text:list-item>
          <text:p text:style-name="P527">Die Regierung will die Kontrolle über Maendeleo Ya Wanawake übernehmen</text:p>
        </text:list-item>
        <text:list-item>
          <text:p text:style-name="P528">Der neue Präsident Moi will seine Macht konsolidieren und NGOs einbinden</text:p>
        </text:list-item>
        <text:list-item>
          <text:p text:style-name="P529">Die Bildung der Autorin wird von der Regierung kritisiert</text:p>
        </text:list-item>
        <text:list-item>
          <text:p text:style-name="P530">Die Autorin wird wegen ihrer Scheidung abgelehnt</text:p>
        </text:list-item>
        <text:list-item>
          <text:p text:style-name="P531">Die Autorin wird wegen ihrer Bildung und ihres Familienstands abgelehnt</text:p>
        </text:list-item>
        <text:list-item>
          <text:p text:style-name="P532">Die Autorin findet den Widerstand gegen ihre Kandidatur spannend</text:p>
        </text:list-item>
        <text:list-item>
          <text:p text:style-name="P533">Die Fraktionen, die gegen die Kandidatur der Autorin sind, wollen die Kontrolle über den NCWK</text:p>
        </text:list-item>
        <text:list-item>
          <text:p text:style-name="P534">Die Autorin wird wegen ihrer Scheidung ein zweites Mal bestraft</text:p>
        </text:list-item>
        <text:list-item>
          <text:p text:style-name="P535">Einige Frauen raten der Autorin, ihre Bewerbung zurückzuziehen</text:p>
        </text:list-item>
        <text:list-item>
          <text:p text:style-name="P536">Die Autorin entscheidet sich, trotz des Drucks anzutreten</text:p>
        </text:list-item>
        <text:list-item>
          <text:p text:style-name="P537">Organisationen treten aus dem Frauenrat aus, um die Autorin zu schwächen</text:p>
        </text:list-item>
        <text:list-item>
          <text:p text:style-name="P538">Die Autorin wird beschuldigt, die Probleme der Frauen auf dem Land zu ignorieren</text:p>
        </text:list-item>
        <text:list-item>
          <text:p text:style-name="P539">Die Autorin arbeitet jedoch eng mit Frauen auf dem Land zusammen und setzt sich später für ihre Rechte ein</text:p>
        </text:list-item>
      </text:list>
      <text:p text:style-name="P540">Pages 84 to 86</text:p>
      <text:list text:style-name="LFO82" text:continue-numbering="true">
        <text:list-item>
          <text:p text:style-name="P541">Der Frauenrat wurde mittellos, als die gesamten NCWK-Guthaben als Schecks ausgezahlt wurden</text:p>
        </text:list-item>
        <text:list-item>
          <text:p text:style-name="P542">Die Wahl zur Vorsitzenden des Frauenrats erregte die Aufmerksamkeit der Medien</text:p>
        </text:list-item>
        <text:list-item>
          <text:p text:style-name="P543">Es gab Unterstützung von einigen Medien, während andere, die auf der Seite der Regierung standen, sich gegen sie aussprachen</text:p>
        </text:list-item>
        <text:list-item>
          <text:p text:style-name="P544">Die Regierung missachtete den NCWK und unterstützte stattdessen Maendeleo Ya Wanawake, das Gelder von internationalen Agenturen erhielt</text:p>
        </text:list-item>
        <text:list-item>
          <text:p text:style-name="P545">Der Frauenrat kämpfte um Geld und beschloss, sich verstärkt auf Umweltprojekte zu konzentrieren</text:p>
        </text:list-item>
        <text:list-item>
          <text:p text:style-name="P546">Das Regime versuchte, sie zum Schweigen zu bringen und ihre Aktivitäten zu unterbinden</text:p>
        </text:list-item>
        <text:list-item>
          <text:p text:style-name="P547">Sie wurde zur Vorsitzenden des Frauenrats gewählt und jedes Jahr bestätigt</text:p>
        </text:list-item>
        <text:list-item>
          <text:p text:style-name="P548">Sie entschied sich, für einen Parlamentssitz zu kandidieren, wurde jedoch von den Behörden aus technischen Gründen ausgeschlossen</text:p>
        </text:list-item>
        <text:list-item>
          <text:p text:style-name="P549">Sie kämpfte vor Gericht gegen die Entscheidung und wurde dennoch von der Kandidatur ausgeschlossen</text:p>
        </text:list-item>
        <text:list-item>
          <text:p text:style-name="P550">Nachdem sie ihre Stelle an der Universität gekündigt hatte, wurde sie nicht wieder eingestellt und hatte keine Ansprüche</text:p>
        </text:list-item>
        <text:list-item>
          <text:p text:style-name="P551">Die Universität verlieh ihr später die Ehrendoktorwürde, nachdem sie den Friedensnobelpreis erhalten hatte.</text:p>
        </text:list-item>
      </text:list>
      <text:p text:style-name="P552">Pages 86 to 89</text:p>
      <text:list text:style-name="LFO83" text:continue-numbering="true">
        <text:list-item>
          <text:p text:style-name="P553">Beamte kamen zum Haus und forderten, dass die Person das Haus räumt, da es nur dem Lehrkörper zur Verfügung gestellt wird</text:p>
        </text:list-item>
        <text:list-item>
          <text:p text:style-name="P554">Die Person konnte das Haus nicht sofort räumen, da sie einen Gerichtstermin hatte</text:p>
        </text:list-item>
        <text:list-item>
          <text:p text:style-name="P555">Die Beamten kehrten am Montag mit einem Räumungsbefehl zurück</text:p>
        </text:list-item>
        <text:list-item>
          <text:p text:style-name="P556">Die Person hatte keine Arbeit, kein Gehalt, keine Pension und kaum Ersparnisse</text:p>
        </text:list-item>
        <text:list-item>
          <text:p text:style-name="P557">Sie fand eine bezahlbare Wohnung für ein halbes Jahr und zog dort ein</text:p>
        </text:list-item>
        <text:list-item>
          <text:p text:style-name="P558">Danach zog sie in ein kleines Haus, das sie 1975 gekauft hatte</text:p>
        </text:list-item>
        <text:list-item>
          <text:p text:style-name="P559">Sie hatte keine Arbeit, aber sie war immer noch Vorsitzende des Frauenrats und engagierte sich für die Green Belt Movement</text:p>
        </text:list-item>
        <text:list-item>
          <text:p text:style-name="P560">Sie gründete einen Dachverband für Organisationen, die sich mit erneuerbarer Energie beschäftigten</text:p>
        </text:list-item>
        <text:list-item>
          <text:p text:style-name="P561">Sie organisierte einen Solidaritätsmarsch während einer UN-Konferenz über erneuerbare Energiequellen</text:p>
        </text:list-item>
        <text:list-item>
          <text:p text:style-name="P562">Sie stellte einen Förderantrag an den United Nations Voluntary Fund for the Decade of Women</text:p>
        </text:list-item>
        <text:list-item>
          <text:p text:style-name="P563">Ein Vertreter der norwegischen Forstgesellschaft besuchte sie, um mehr über ihre Aktivitäten zu erfahren.</text:p>
        </text:list-item>
      </text:list>
      <text:p text:style-name="P564">Pages 89 to 91</text:p>
      <text:soft-page-break/>
      <text:list text:style-name="LFO84" text:continue-numbering="true">
        <text:list-item>
          <text:p text:style-name="P565">Die Green Belt Bewegung und die norwegische Forstgesellschaft diskutieren eine Partnerschaft</text:p>
        </text:list-item>
        <text:list-item>
          <text:p text:style-name="P566">Die Green Belt Bewegung erhält finanzielle Unterstützung vom UN Voluntary Fund for Women</text:p>
        </text:list-item>
        <text:list-item>
          <text:p text:style-name="P567">Die Gelder werden vom UNDP in Nairobi verwaltet</text:p>
        </text:list-item>
        <text:list-item>
          <text:p text:style-name="P568">Die Green Belt Bewegung stellt Mitarbeiter ein und erweitert ihre Aktivitäten</text:p>
        </text:list-item>
        <text:list-item>
          <text:p text:style-name="P569">Die Green Belt Bewegung erhält weitere finanzielle Unterstützung von der norwegischen Forstgesellschaft und der NORAD</text:p>
        </text:list-item>
        <text:list-item>
          <text:p text:style-name="P570">Die Green Belt Bewegung pflanzt Millionen von Setzlingen und mobilisiert tausende von Frauen</text:p>
        </text:list-item>
        <text:list-item>
          <text:p text:style-name="P571">Die Green Belt Bewegung erweitert ihre Aktivitäten in Murang'a</text:p>
        </text:list-item>
        <text:list-item>
          <text:p text:style-name="P572">Die Frauen der Green Belt Bewegung pflanzen Setzlinge in ihren eigenen Dörfern</text:p>
        </text:list-item>
        <text:list-item>
          <text:p text:style-name="P573">Die Green Belt Bewegung legt Wert auf die effektive Umsetzung ihrer Ziele und fordert Nachweise für das Pflanzen und Überleben der Setzlinge</text:p>
        </text:list-item>
        <text:list-item>
          <text:p text:style-name="P574">Die Green Belt Bewegung engagiert Männer als Baumschulhüter, um die Arbeit vor Ort zu unterstützen</text:p>
        </text:list-item>
        <text:list-item>
          <text:p text:style-name="P575">Die Baumschulhüter werden geschult und müssen genaue Aufzeichnungen führen</text:p>
        </text:list-item>
      </text:list>
      <text:p text:style-name="P576">Pages 91 to 93</text:p>
      <text:list text:style-name="LFO85" text:continue-numbering="true">
        <text:list-item>
          <text:p text:style-name="P577">Die Green Belt Bewegung wurde überrascht, als Männer in der Organisation arbeiteten, da sie dachten, es sei eine Frauenorganisation.</text:p>
        </text:list-item>
        <text:list-item>
          <text:p text:style-name="P578">Im Laufe der Jahre stellte sich jedoch heraus, dass viele dieser Männer unehrlich waren und die Anzahl der gepflanzten Setzlinge und überlebenden Bäume übertrieben.</text:p>
        </text:list-item>
        <text:list-item>
          <text:p text:style-name="P579">Diese Unehrlichkeit zeigte die Herausforderungen, denen sich die Gesellschaft stellen musste.</text:p>
        </text:list-item>
        <text:list-item>
          <text:p text:style-name="P580">Die Green Belt Bewegung begann, Seminare abzuhalten, in denen die Gemeinschaften ihre Probleme benennen konnten.</text:p>
        </text:list-item>
        <text:list-item>
          <text:p text:style-name="P581">Die Regierung und die Elite hatten einen großen Einfluss auf die Probleme, aber auch die Bürger selbst trugen Schuld.</text:p>
        </text:list-item>
        <text:list-item>
          <text:p text:style-name="P582">Die Gemeinschaften begannen, Verantwortung für die Verbesserung ihrer Lebensqualität zu übernehmen und erlangten Erfahrung im Umweltmanagement.</text:p>
        </text:list-item>
        <text:list-item>
          <text:p text:style-name="P583">Die Green Belt Bewegung führte Seminare zur zivilgesellschaftlichen und umweltpolitischen Bildung durch.</text:p>
        </text:list-item>
        <text:list-item>
          <text:p text:style-name="P584">Die Kultur spielte eine wichtige Rolle bei der Entwicklung der Green Belt Bewegung und einem nachhaltigen Umgang mit natürlichen Ressourcen.</text:p>
        </text:list-item>
        <text:list-item>
          <text:p text:style-name="P585">Die Green Belt Bewegung pflanzte Millionen von Bäumen und trug zur Entstehung von Baumschulen und Gemeinschaftsnetzwerken bei.</text:p>
        </text:list-item>
        <text:list-item>
          <text:p text:style-name="P586">Die Green Belt Bewegung wurde bei der dritten Weltfrauenkonferenz in Nairobi benachteiligt, organisierte jedoch eigene Veranstaltungen und informierte die Teilnehmer über ihre Arbeit.</text:p>
        </text:list-item>
        <text:list-item>
          <text:p text:style-name="P587">Terry Tempest Williams gründete die Green Belt Bewegung of Utah, um Spenden zu sammeln und Bäume zu pflanzen.</text:p>
        </text:list-item>
        <text:list-item>
          <text:p text:style-name="P588">Die Green Belt Bewegung nahm an Workshops über Frauen und Umweltzerstörung teil und sprach über die Herausforderungen in verschiedenen Ländern.</text:p>
        </text:list-item>
        <text:list-item>
          <text:p text:style-name="P589">Die Green Belt Bewegung pflanzte einen Baum mit der Direktorin des UN Development Fund for Women.</text:p>
        </text:list-item>
        <text:list-item>
          <text:p text:style-name="P590">Die Green Belt Bewegung erlangte allmählich Ansehen in Kenia und anderen Ländern.</text:p>
        </text:list-item>
      </text:list>
      <text:p text:style-name="P591">Pages 93 to 95</text:p>
      <text:list text:style-name="LFO86" text:continue-numbering="true">
        <text:list-item>
          <text:p text:style-name="P592">Helvi Sipilä wurde Stellvertretende Generalsekretärin der Vereinten Nationen und organisierte die Weltfrauenkonferenz in Mexico City.</text:p>
        </text:list-item>
        <text:list-item>
          <text:p text:style-name="P593">Die Hauptfigur des Textes zeigte Helvi Sipilä Baumschulen in Nairobi und erklärte ihr, wie Frauen in der Aufzucht von Setzlingen mobilisiert wurden.</text:p>
        </text:list-item>
        <text:list-item>
          <text:p text:style-name="P594">Helvi lud die Hauptfigur nach Finnland ein, um das Frauennetzwerk kennenzulernen, das sie ins Leben gerufen hatte.</text:p>
        </text:list-item>
        <text:list-item>
          <text:p text:style-name="P595">Die Hauptfigur besuchte Finnland und UNIFEM Finnland begann, Spenden für das Green Belt Movement zu sammeln.</text:p>
        </text:list-item>
        <text:list-item>
          <text:p text:style-name="P596">Mit finanzieller Unterstützung des UNEP wurde die Arbeit des Green Belt Movement auf andere afrikanische Länder ausgedehnt.</text:p>
        </text:list-item>
        <text:list-item>
          <text:p text:style-name="P597">Es wurden Workshops und Ausbildungskurse angeboten, die zur Gründung des Pan-African Green Belt Network führten.</text:p>
        </text:list-item>
        <text:list-item>
          <text:p text:style-name="P598">Das Medieninteresse an der Green Belt Movement nahm zu und die Hauptfigur erhielt mehrere Auszeichnungen.</text:p>
        </text:list-item>
        <text:list-item>
          <text:p text:style-name="P599">Die Green Belt Movement und die Hauptfigur wurden international anerkannt, was jedoch zu Kritik und Bedrohungen der kenianischen Regierung führte.</text:p>
        </text:list-item>
        <text:list-item>
          <text:p text:style-name="P600">Die Regierung versuchte, die Macht der Green Belt Movement zu brechen und forderte eine Trennung von der Organisation.</text:p>
        </text:list-item>
        <text:list-item>
          <text:p text:style-name="P601">Die Trennung erfolgte 1987 und war freundschaftlich.</text:p>
        </text:list-item>
        <text:list-item>
          <text:p text:style-name="P602">Die Green Belt Movement konzentrierte sich auf Umweltfragen, während der Frauenrat sich auf frauenspezifische Themen konzentrierte.</text:p>
        </text:list-item>
        <text:list-item>
          <text:p text:style-name="P603">Die Green Belt Movement und der Frauenrat überlebten und behielten ihr Büro im Hauptquartier des Frauenrats.</text:p>
        </text:list-item>
        <text:list-item>
          <text:p text:style-name="P604">Die Green Belt Movement geriet zunehmend unter Beschuss der kenianischen Regierung, da sie die Menschen dazu ermutigte, ihre eigenen Rechte zu verteidigen und unabhängig von der Regierung zu handeln.</text:p>
        </text:list-item>
        <text:list-item>
          <text:p text:style-name="P605">Die Regierung versuchte, die Aktivitäten der Green Belt Movement einzuschränken, aber die Frauen ließen sich nicht davon abhalten.</text:p>
        </text:list-item>
        <text:list-item>
          <text:p text:style-name="P606">In den späten achtziger Jahren herrschte in Kenia Korruption und ein repressives Regime.</text:p>
        </text:list-item>
        <text:list-item>
          <text:p text:style-name="P607">Die Regierung ging gegen Kritiker vor und festigte ihre Macht.</text:p>
        </text:list-item>
        <text:list-item>
          <text:p text:style-name="P608">Die Hauptfigur betonte, dass die Green Belt Movement weiterhin für die Bedürfnisse der Bevölkerung eintrat und sich gegen die Unterdrückung der Demokratie einsetzte.</text:p>
        </text:list-item>
      </text:list>
      <text:p text:style-name="P609">Pages 95 to 98</text:p>
      <text:list text:style-name="LFO87" text:continue-numbering="true">
        <text:list-item>
          <text:p text:style-name="P610">Kenia wurde zu einer Diktatur, in der ein "starker Mann" regierte und seine Macht mit Gewalt verteidigte.</text:p>
        </text:list-item>
        <text:list-item>
          <text:p text:style-name="P611">Die demokratischen Freiheiten wurden eingeschränkt, und es gab Machtmissbrauch in der Regierung.</text:p>
        </text:list-item>
        <text:list-item>
          <text:p text:style-name="P612">J.M. Kariuki, ein Parlamentsabgeordneter, wurde wegen seiner Kritik an der Regierung verhaftet und ermordet.</text:p>
        </text:list-item>
        <text:list-item>
          <text:p text:style-name="P613">Präsident Moi kam 1978 an die Macht und ließ politische Gefangene frei, enttäuschte aber bald die Hoffnungen auf Veränderung.</text:p>
        </text:list-item>
        <text:list-item>
          <text:p text:style-name="P614">Kenia wurde offiziell zu einem Einparteienstaat erklärt, Oppositionelle wurden bedroht und eingeschüchtert.</text:p>
        </text:list-item>
        <text:list-item>
          <text:p text:style-name="P615">Die Regierung unterdrückte Studentendemonstrationen und schloss die Universität.</text:p>
        </text:list-item>
        <text:list-item>
          <text:p text:style-name="P616">Es wurden ethnische Konflikte geschürt.</text:p>
        </text:list-item>
        <text:list-item>
          <text:p text:style-name="P617">1988 wurden manipulierte Wahlen abgehalten, um die Regierung zu stärken.</text:p>
        </text:list-item>
        <text:list-item>
          <text:p text:style-name="P618">Die Unabhängigkeit der Justiz wurde weiter beschnitten, und die Presse wurde schikaniert.</text:p>
        </text:list-item>
        <text:list-item>
          <text:p text:style-name="P619">Der Uhuru Park, eine wichtige Erholungsfläche, sollte einem Hochhausprojekt weichen.</text:p>
        </text:list-item>
        <text:list-item>
          <text:p text:style-name="P620">Die Regierung hatte bereits zuvor den Park verkleinert und andere Bauprojekte dort durchgeführt.</text:p>
        </text:list-item>
        <text:list-item>
          <text:p text:style-name="P621">Das geplante Hochhaus sollte der höchste in Afrika sein und eine staatliche Bürgschaft für die Kosten erhalten.</text:p>
        </text:list-item>
        <text:list-item>
          <text:p text:style-name="P622">Die Regierungspartei und die Kenya Times sollten dort ihren Sitz haben.</text:p>
        </text:list-item>
        <text:list-item>
          <text:p text:style-name="P623">Wangari Maathai, die Autorin des Textes, erfuhr von den Plänen und beschloss, den Park zu retten.</text:p>
        </text:list-item>
      </text:list>
      <text:p text:style-name="P624">Pages 98 to 100</text:p>
      <text:list text:style-name="LFO88" text:continue-numbering="true">
        <text:list-item>
          <text:p text:style-name="P625">Das Vorhaben eines gigantischen Komplexes im Uhuru Park erscheint absurd aufgrund der finanziellen Lage des Staates und logistischer Fragen.</text:p>
        </text:list-item>
        <text:list-item>
          <text:p text:style-name="P626">Kostspielige Prestigeprojekte werden in ganz Afrika gebaut, die mehr dem Ego schmeicheln als dem Gemeinwohl dienen.</text:p>
        </text:list-item>
        <text:list-item>
          <text:p text:style-name="P627">Mitglieder der Green Belt Movement beschließen, an die zuständigen Behörden und Unternehmen zu schreiben, um Informationen über das Projekt zu erhalten.</text:p>
        </text:list-item>
        <text:list-item>
          <text:p text:style-name="P628">Briefe werden an den leitenden Direktor der Kenya Times, das Büro des Präsidenten, die Nairobi-Stadtkommission, den Provinzkommissar, den Minister für Umwelt und natürliche Ressourcen, die leitenden Direktoren des UNEP und des Environment Liaison Centre International sowie an die kenianische Presse geschickt.</text:p>
        </text:list-item>
        <text:list-item>
          <text:p text:style-name="P629">Die Regierung reagiert nicht auf die Briefe, daher werden weitere Briefe an andere Büros geschrieben, um das Projekt bekannter zu machen.</text:p>
        </text:list-item>
        <text:list-item>
          <text:p text:style-name="P630">Es wird entdeckt, dass zwei historische Gebäude abgerissen werden sollen, daher wird ein Brief an den Direktor der Nationalmuseen von Kenia geschrieben und Kopien an andere wichtige Personen geschickt.</text:p>
        </text:list-item>
        <text:list-item>
          <text:p text:style-name="P631">Die Briefe werden auch an die Presse geschickt und es entsteht eine öffentliche Diskussion über das Projekt.</text:p>
        </text:list-item>
        <text:list-item>
          <text:p text:style-name="P632">Es werden Briefe an den britischen Hochkommissar in Nairobi und den örtlichen Repräsentanten des UNDP geschrieben, um internationale Unterstützung zu gewinnen.</text:p>
        </text:list-item>
        <text:list-item>
          <text:p text:style-name="P633">Die Regierung reagiert nicht direkt, sondern bedient sich der Medien, um die Gegner des Projekts als schlecht informiert darzustellen.</text:p>
        </text:list-item>
        <text:list-item>
          <text:p text:style-name="P634">Es werden weitere Briefe an den Minister für Land und Raumordnung sowie den Minister für Lokalverwaltung und Planungswesen geschrieben, um die ökologischen Folgen des Projekts anzusprechen.</text:p>
        </text:list-item>
        <text:list-item>
          <text:p text:style-name="P635">Die Behörden ignorieren weiterhin die Briefe, aber aufgrund der Medienberichterstattung wird die Diskussion über das Projekt im ganzen Land geführt.</text:p>
        </text:list-item>
        <text:list-item>
          <text:p text:style-name="P636">Es wird gehofft, dass der Präsident aufgrund seines Images als Umweltschützer die Entscheidung hinsichtlich des Parks beeinflussen könnte.</text:p>
        </text:list-item>
        <text:list-item>
          <text:p text:style-name="P637">Die Behörden antworten nicht klar auf die Frage, ob das Projekt wahr ist oder nicht, und versuchen, die Protestierenden zu diskreditieren.</text:p>
        </text:list-item>
        <text:list-item>
          <text:p text:style-name="P638">Die Protestierenden fordern eine klare Antwort und argumentieren, dass die Regierung ihren Bürgern gegenüber in der Verantwortung steht.</text:p>
        </text:list-item>
        <text:list-item>
          <text:p text:style-name="P639">Die Debatte über den Bau des Times-Komplexes im Uhuru Park wird im ganzen Land geführt.</text:p>
        </text:list-item>
      </text:list>
      <text:p text:style-name="P640">Pages 100 to 102</text:p>
      <text:list text:style-name="LFO89" text:continue-numbering="true">
        <text:list-item>
          <text:p text:style-name="P641">Die Machthaber reagierten auf meine Frage mit öffentlicher Kritik und Angriffen</text:p>
        </text:list-item>
        <text:list-item>
          <text:p text:style-name="P642">Das Parlament unterbrach die laufende Diskussion, um über mich zu sprechen</text:p>
        </text:list-item>
        <text:list-item>
          <text:p text:style-name="P643">Abgeordnete empörten sich über mein Vorgehen und warfen mir vor, mich in Angelegenheiten einer ausländischen Regierung einzumischen</text:p>
        </text:list-item>
        <text:list-item>
          <text:p text:style-name="P644">Sie behaupteten, dass mein Protest gegen den Times-Komplex den Uhuru Park nicht beeinträchtigen würde und dass die Regierung eine noch größere und schönere Grünanlage plane</text:p>
        </text:list-item>
        <text:list-item>
          <text:p text:style-name="P645">Ein Abgeordneter bezeichnete das Green Belt Movement als "Pseudoorganisation" und behauptete, dass ich Geld für unbekannte Zwecke sammle</text:p>
        </text:list-item>
        <text:list-item>
          <text:p text:style-name="P646">Ein anderer Abgeordneter warf mir vor, die Bevölkerung aufzurufen, sich gegen die Regierung zu erheben, und forderte meine Gerichtsverhandlung</text:p>
        </text:list-item>
        <text:list-item>
          <text:p text:style-name="P647">Persönliche Angriffe wurden gemacht, einschließlich der Behauptung, dass ich meine Achtung vor allen Frauen verloren hätte</text:p>
        </text:list-item>
        <text:list-item>
          <text:p text:style-name="P648">Einige Abgeordnete schlugen vor, dass ich nach Europa ziehen sollte, wenn ich so gerne an die Europäer schreibe</text:p>
        </text:list-item>
        <text:list-item>
          <text:p text:style-name="P649">Der Parlamentspräsident forderte ein Ende des Tumults und hoffte, dass ich die Meinung des Parlaments gehört hätte</text:p>
        </text:list-item>
        <text:list-item>
          <text:p text:style-name="P650">Ich fühlte mich in meiner Kampflust bestärkt und schrieb an Philip Leakey, um Stellung zu den Äußerungen des Parlaments zu beziehen</text:p>
        </text:list-item>
        <text:list-item>
          <text:p text:style-name="P651">Ich betonte, dass ich lediglich eine Frage gestellt habe und dass mein Protest im Interesse des Präsidenten und der Umwelt liegt</text:p>
        </text:list-item>
        <text:list-item>
          <text:p text:style-name="P652">Ich erklärte, dass ich in Kenia bleiben werde und dass ich hoffe, eines Tages hier begraben zu werden</text:p>
        </text:list-item>
        <text:list-item>
          <text:p text:style-name="P653">Die Regierung reagierte ungeschickt und verschlechterte ihr Ansehen in der Öffentlichkeit und der Weltgemeinschaft</text:p>
        </text:list-item>
        <text:list-item>
          <text:p text:style-name="P654">Ich schrieb einen Brief an den Präsidenten und bat ihn, den Bau des Komplexes zu stoppen, um den Uhuru Park zu bewahren</text:p>
        </text:list-item>
        <text:list-item>
          <text:p text:style-name="P655">Ich bekam nie eine Antwort vom Präsidenten</text:p>
        </text:list-item>
        <text:list-item>
          <text:p text:style-name="P656">Berufsverbände und die Bevölkerung äußerten sich ebenfalls gegen den Bau des Komplexes</text:p>
        </text:list-item>
        <text:list-item>
          <text:p text:style-name="P657">Viele Briefschreiber verbanden den Kampf um den Park mit dem Thema Demokratie in Kenia und dem Widerstreben der Politiker, auf die Wünsche der Bürger einzugehen</text:p>
        </text:list-item>
        <text:list-item>
          <text:p text:style-name="P658">Sie forderten, dass die Politiker die Prioritäten des Volkes respektieren und die Meinungen und Ansichten der Bürger hören und respektieren sollten</text:p>
        </text:list-item>
        <text:list-item>
          <text:p text:style-name="P659">Die Demokratie sollte nicht nur auf dem Papier stehen, sondern auch in der Praxis gelebt werden.</text:p>
        </text:list-item>
      </text:list>
      <text:p text:style-name="P660">Page 102</text:p>
      <text:list text:style-name="LFO90" text:continue-numbering="true">
        <text:list-item>
          <text:p text:style-name="P661">Bewegung zur Stärkung der Demokratie und zum Schutz der Rechte</text:p>
        </text:list-item>
        <text:list-item>
          <text:p text:style-name="P662">Kampf gegen ein missbräuchliches Regime und Ignorieren der Interessen der Bevölkerung</text:p>
        </text:list-item>
        <text:list-item>
          <text:p text:style-name="P663">Standhaftigkeit trotz negativer Auswirkungen auf Familie und Freunde</text:p>
        </text:list-item>
        <text:list-item>
          <text:p text:style-name="P664">Überzeugung, dass es wichtig ist, für das Richtige einzustehen</text:p>
        </text:list-item>
        <text:list-item>
          <text:p text:style-name="P665">Erfolg bei Verhinderung des Baus eines Komplexes und Erhalt des Parks</text:p>
        </text:list-item>
        <text:list-item>
          <text:p text:style-name="P666">Erfolg für die Gemeinschaft und die Demokratie in Kenia</text:p>
        </text:list-item>
        <text:list-item>
          <text:p text:style-name="P667">Bedeutung des Einsatzes für eigene Rechte und eine gerechte Gesellschaft</text:p>
        </text:list-item>
        <text:list-item>
          <text:p text:style-name="P668">Beharrlichkeit und Überzeugungskraft können viel bewirken</text:p>
        </text:list-item>
        <text:list-item>
          <text:p text:style-name="P669">Zeichen für Frieden und Demokratie</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__Outfit_62d168" svg:font-family="__Outfit_62d168"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fo:hyphenate="false"/>
    </style:style>
    <style:style style:name="Strong" style:display-name="Strong" style:family="text" style:parent-style-name="DefaultParagraphFont">
      <style:text-properties fo:font-weight="bold" style:font-weight-asian="bold" style:font-weight-complex="bold"/>
    </style:style>
    <style:style style:name="dashboard_page_pagerangetitle__km7en" style:display-name="dashboard_page_pagerangetitle__km7en"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e" style:country-asian="DE" fo:hyphenate="false"/>
    </style:style>
    <style:style style:name="anticon" style:display-name="antico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style:style style:name="WW_CharLFO65LVL1" style:family="text">
      <style:text-properties style:font-name="Symbol" fo:font-size="10pt" style:font-size-asian="10pt"/>
    </style:style>
    <style:style style:name="WW_CharLFO65LVL2" style:family="text">
      <style:text-properties style:font-name="Courier New" fo:font-size="10pt" style:font-size-asian="10pt"/>
    </style:style>
    <style:style style:name="WW_CharLFO65LVL3" style:family="text">
      <style:text-properties style:font-name="Wingdings" fo:font-size="10pt" style:font-size-asian="10pt"/>
    </style:style>
    <style:style style:name="WW_CharLFO65LVL4" style:family="text">
      <style:text-properties style:font-name="Wingdings" fo:font-size="10pt" style:font-size-asian="10pt"/>
    </style:style>
    <style:style style:name="WW_CharLFO65LVL5" style:family="text">
      <style:text-properties style:font-name="Wingdings" fo:font-size="10pt" style:font-size-asian="10pt"/>
    </style:style>
    <style:style style:name="WW_CharLFO65LVL6" style:family="text">
      <style:text-properties style:font-name="Wingdings" fo:font-size="10pt" style:font-size-asian="10pt"/>
    </style:style>
    <style:style style:name="WW_CharLFO65LVL7" style:family="text">
      <style:text-properties style:font-name="Wingdings" fo:font-size="10pt" style:font-size-asian="10pt"/>
    </style:style>
    <style:style style:name="WW_CharLFO65LVL8" style:family="text">
      <style:text-properties style:font-name="Wingdings" fo:font-size="10pt" style:font-size-asian="10pt"/>
    </style:style>
    <style:style style:name="WW_CharLFO65LVL9" style:family="text">
      <style:text-properties style:font-name="Wingdings" fo:font-size="10pt" style:font-size-asian="10pt"/>
    </style:style>
    <style:style style:name="WW_CharLFO66LVL1" style:family="text">
      <style:text-properties style:font-name="Symbol" fo:font-size="10pt" style:font-size-asian="10pt"/>
    </style:style>
    <style:style style:name="WW_CharLFO66LVL2" style:family="text">
      <style:text-properties style:font-name="Courier New" fo:font-size="10pt" style:font-size-asian="10pt"/>
    </style:style>
    <style:style style:name="WW_CharLFO66LVL3" style:family="text">
      <style:text-properties style:font-name="Wingdings" fo:font-size="10pt" style:font-size-asian="10pt"/>
    </style:style>
    <style:style style:name="WW_CharLFO66LVL4" style:family="text">
      <style:text-properties style:font-name="Wingdings" fo:font-size="10pt" style:font-size-asian="10pt"/>
    </style:style>
    <style:style style:name="WW_CharLFO66LVL5" style:family="text">
      <style:text-properties style:font-name="Wingdings" fo:font-size="10pt" style:font-size-asian="10pt"/>
    </style:style>
    <style:style style:name="WW_CharLFO66LVL6" style:family="text">
      <style:text-properties style:font-name="Wingdings" fo:font-size="10pt" style:font-size-asian="10pt"/>
    </style:style>
    <style:style style:name="WW_CharLFO66LVL7" style:family="text">
      <style:text-properties style:font-name="Wingdings" fo:font-size="10pt" style:font-size-asian="10pt"/>
    </style:style>
    <style:style style:name="WW_CharLFO66LVL8" style:family="text">
      <style:text-properties style:font-name="Wingdings" fo:font-size="10pt" style:font-size-asian="10pt"/>
    </style:style>
    <style:style style:name="WW_CharLFO66LVL9" style:family="text">
      <style:text-properties style:font-name="Wingdings" fo:font-size="10pt" style:font-size-asian="10pt"/>
    </style:style>
    <style:style style:name="WW_CharLFO67LVL1" style:family="text">
      <style:text-properties style:font-name="Symbol" fo:font-size="10pt" style:font-size-asian="10pt"/>
    </style:style>
    <style:style style:name="WW_CharLFO67LVL2" style:family="text">
      <style:text-properties style:font-name="Courier New" fo:font-size="10pt" style:font-size-asian="10pt"/>
    </style:style>
    <style:style style:name="WW_CharLFO67LVL3" style:family="text">
      <style:text-properties style:font-name="Wingdings" fo:font-size="10pt" style:font-size-asian="10pt"/>
    </style:style>
    <style:style style:name="WW_CharLFO67LVL4" style:family="text">
      <style:text-properties style:font-name="Wingdings" fo:font-size="10pt" style:font-size-asian="10pt"/>
    </style:style>
    <style:style style:name="WW_CharLFO67LVL5" style:family="text">
      <style:text-properties style:font-name="Wingdings" fo:font-size="10pt" style:font-size-asian="10pt"/>
    </style:style>
    <style:style style:name="WW_CharLFO67LVL6" style:family="text">
      <style:text-properties style:font-name="Wingdings" fo:font-size="10pt" style:font-size-asian="10pt"/>
    </style:style>
    <style:style style:name="WW_CharLFO67LVL7" style:family="text">
      <style:text-properties style:font-name="Wingdings" fo:font-size="10pt" style:font-size-asian="10pt"/>
    </style:style>
    <style:style style:name="WW_CharLFO67LVL8" style:family="text">
      <style:text-properties style:font-name="Wingdings" fo:font-size="10pt" style:font-size-asian="10pt"/>
    </style:style>
    <style:style style:name="WW_CharLFO67LVL9" style:family="text">
      <style:text-properties style:font-name="Wingdings" fo:font-size="10pt" style:font-size-asian="10pt"/>
    </style:style>
    <style:style style:name="WW_CharLFO68LVL1" style:family="text">
      <style:text-properties style:font-name="Symbol" fo:font-size="10pt" style:font-size-asian="10pt"/>
    </style:style>
    <style:style style:name="WW_CharLFO68LVL2" style:family="text">
      <style:text-properties style:font-name="Courier New" fo:font-size="10pt" style:font-size-asian="10pt"/>
    </style:style>
    <style:style style:name="WW_CharLFO68LVL3" style:family="text">
      <style:text-properties style:font-name="Wingdings" fo:font-size="10pt" style:font-size-asian="10pt"/>
    </style:style>
    <style:style style:name="WW_CharLFO68LVL4" style:family="text">
      <style:text-properties style:font-name="Wingdings" fo:font-size="10pt" style:font-size-asian="10pt"/>
    </style:style>
    <style:style style:name="WW_CharLFO68LVL5" style:family="text">
      <style:text-properties style:font-name="Wingdings" fo:font-size="10pt" style:font-size-asian="10pt"/>
    </style:style>
    <style:style style:name="WW_CharLFO68LVL6" style:family="text">
      <style:text-properties style:font-name="Wingdings" fo:font-size="10pt" style:font-size-asian="10pt"/>
    </style:style>
    <style:style style:name="WW_CharLFO68LVL7" style:family="text">
      <style:text-properties style:font-name="Wingdings" fo:font-size="10pt" style:font-size-asian="10pt"/>
    </style:style>
    <style:style style:name="WW_CharLFO68LVL8" style:family="text">
      <style:text-properties style:font-name="Wingdings" fo:font-size="10pt" style:font-size-asian="10pt"/>
    </style:style>
    <style:style style:name="WW_CharLFO68LVL9" style:family="text">
      <style:text-properties style:font-name="Wingdings" fo:font-size="10pt" style:font-size-asian="10pt"/>
    </style:style>
    <style:style style:name="WW_CharLFO69LVL1" style:family="text">
      <style:text-properties style:font-name="Symbol" fo:font-size="10pt" style:font-size-asian="10pt"/>
    </style:style>
    <style:style style:name="WW_CharLFO69LVL2" style:family="text">
      <style:text-properties style:font-name="Courier New" fo:font-size="10pt" style:font-size-asian="10pt"/>
    </style:style>
    <style:style style:name="WW_CharLFO69LVL3" style:family="text">
      <style:text-properties style:font-name="Wingdings" fo:font-size="10pt" style:font-size-asian="10pt"/>
    </style:style>
    <style:style style:name="WW_CharLFO69LVL4" style:family="text">
      <style:text-properties style:font-name="Wingdings" fo:font-size="10pt" style:font-size-asian="10pt"/>
    </style:style>
    <style:style style:name="WW_CharLFO69LVL5" style:family="text">
      <style:text-properties style:font-name="Wingdings" fo:font-size="10pt" style:font-size-asian="10pt"/>
    </style:style>
    <style:style style:name="WW_CharLFO69LVL6" style:family="text">
      <style:text-properties style:font-name="Wingdings" fo:font-size="10pt" style:font-size-asian="10pt"/>
    </style:style>
    <style:style style:name="WW_CharLFO69LVL7" style:family="text">
      <style:text-properties style:font-name="Wingdings" fo:font-size="10pt" style:font-size-asian="10pt"/>
    </style:style>
    <style:style style:name="WW_CharLFO69LVL8" style:family="text">
      <style:text-properties style:font-name="Wingdings" fo:font-size="10pt" style:font-size-asian="10pt"/>
    </style:style>
    <style:style style:name="WW_CharLFO69LVL9" style:family="text">
      <style:text-properties style:font-name="Wingdings" fo:font-size="10pt" style:font-size-asian="10pt"/>
    </style:style>
    <style:style style:name="WW_CharLFO70LVL1" style:family="text">
      <style:text-properties style:font-name="Symbol" fo:font-size="10pt" style:font-size-asian="10pt"/>
    </style:style>
    <style:style style:name="WW_CharLFO70LVL2" style:family="text">
      <style:text-properties style:font-name="Courier New" fo:font-size="10pt" style:font-size-asian="10pt"/>
    </style:style>
    <style:style style:name="WW_CharLFO70LVL3" style:family="text">
      <style:text-properties style:font-name="Wingdings" fo:font-size="10pt" style:font-size-asian="10pt"/>
    </style:style>
    <style:style style:name="WW_CharLFO70LVL4" style:family="text">
      <style:text-properties style:font-name="Wingdings" fo:font-size="10pt" style:font-size-asian="10pt"/>
    </style:style>
    <style:style style:name="WW_CharLFO70LVL5" style:family="text">
      <style:text-properties style:font-name="Wingdings" fo:font-size="10pt" style:font-size-asian="10pt"/>
    </style:style>
    <style:style style:name="WW_CharLFO70LVL6" style:family="text">
      <style:text-properties style:font-name="Wingdings" fo:font-size="10pt" style:font-size-asian="10pt"/>
    </style:style>
    <style:style style:name="WW_CharLFO70LVL7" style:family="text">
      <style:text-properties style:font-name="Wingdings" fo:font-size="10pt" style:font-size-asian="10pt"/>
    </style:style>
    <style:style style:name="WW_CharLFO70LVL8" style:family="text">
      <style:text-properties style:font-name="Wingdings" fo:font-size="10pt" style:font-size-asian="10pt"/>
    </style:style>
    <style:style style:name="WW_CharLFO70LVL9" style:family="text">
      <style:text-properties style:font-name="Wingdings" fo:font-size="10pt" style:font-size-asian="10pt"/>
    </style:style>
    <style:style style:name="WW_CharLFO71LVL1" style:family="text">
      <style:text-properties style:font-name="Symbol" fo:font-size="10pt" style:font-size-asian="10pt"/>
    </style:style>
    <style:style style:name="WW_CharLFO71LVL2" style:family="text">
      <style:text-properties style:font-name="Courier New" fo:font-size="10pt" style:font-size-asian="10pt"/>
    </style:style>
    <style:style style:name="WW_CharLFO71LVL3" style:family="text">
      <style:text-properties style:font-name="Wingdings" fo:font-size="10pt" style:font-size-asian="10pt"/>
    </style:style>
    <style:style style:name="WW_CharLFO71LVL4" style:family="text">
      <style:text-properties style:font-name="Wingdings" fo:font-size="10pt" style:font-size-asian="10pt"/>
    </style:style>
    <style:style style:name="WW_CharLFO71LVL5" style:family="text">
      <style:text-properties style:font-name="Wingdings" fo:font-size="10pt" style:font-size-asian="10pt"/>
    </style:style>
    <style:style style:name="WW_CharLFO71LVL6" style:family="text">
      <style:text-properties style:font-name="Wingdings" fo:font-size="10pt" style:font-size-asian="10pt"/>
    </style:style>
    <style:style style:name="WW_CharLFO71LVL7" style:family="text">
      <style:text-properties style:font-name="Wingdings" fo:font-size="10pt" style:font-size-asian="10pt"/>
    </style:style>
    <style:style style:name="WW_CharLFO71LVL8" style:family="text">
      <style:text-properties style:font-name="Wingdings" fo:font-size="10pt" style:font-size-asian="10pt"/>
    </style:style>
    <style:style style:name="WW_CharLFO71LVL9" style:family="text">
      <style:text-properties style:font-name="Wingdings" fo:font-size="10pt" style:font-size-asian="10pt"/>
    </style:style>
    <style:style style:name="WW_CharLFO72LVL1" style:family="text">
      <style:text-properties style:font-name="Symbol" fo:font-size="10pt" style:font-size-asian="10pt"/>
    </style:style>
    <style:style style:name="WW_CharLFO72LVL2" style:family="text">
      <style:text-properties style:font-name="Courier New" fo:font-size="10pt" style:font-size-asian="10pt"/>
    </style:style>
    <style:style style:name="WW_CharLFO72LVL3" style:family="text">
      <style:text-properties style:font-name="Wingdings" fo:font-size="10pt" style:font-size-asian="10pt"/>
    </style:style>
    <style:style style:name="WW_CharLFO72LVL4" style:family="text">
      <style:text-properties style:font-name="Wingdings" fo:font-size="10pt" style:font-size-asian="10pt"/>
    </style:style>
    <style:style style:name="WW_CharLFO72LVL5" style:family="text">
      <style:text-properties style:font-name="Wingdings" fo:font-size="10pt" style:font-size-asian="10pt"/>
    </style:style>
    <style:style style:name="WW_CharLFO72LVL6" style:family="text">
      <style:text-properties style:font-name="Wingdings" fo:font-size="10pt" style:font-size-asian="10pt"/>
    </style:style>
    <style:style style:name="WW_CharLFO72LVL7" style:family="text">
      <style:text-properties style:font-name="Wingdings" fo:font-size="10pt" style:font-size-asian="10pt"/>
    </style:style>
    <style:style style:name="WW_CharLFO72LVL8" style:family="text">
      <style:text-properties style:font-name="Wingdings" fo:font-size="10pt" style:font-size-asian="10pt"/>
    </style:style>
    <style:style style:name="WW_CharLFO72LVL9" style:family="text">
      <style:text-properties style:font-name="Wingdings" fo:font-size="10pt" style:font-size-asian="10pt"/>
    </style:style>
    <style:style style:name="WW_CharLFO73LVL1" style:family="text">
      <style:text-properties style:font-name="Symbol" fo:font-size="10pt" style:font-size-asian="10pt"/>
    </style:style>
    <style:style style:name="WW_CharLFO73LVL2" style:family="text">
      <style:text-properties style:font-name="Courier New" fo:font-size="10pt" style:font-size-asian="10pt"/>
    </style:style>
    <style:style style:name="WW_CharLFO73LVL3" style:family="text">
      <style:text-properties style:font-name="Wingdings" fo:font-size="10pt" style:font-size-asian="10pt"/>
    </style:style>
    <style:style style:name="WW_CharLFO73LVL4" style:family="text">
      <style:text-properties style:font-name="Wingdings" fo:font-size="10pt" style:font-size-asian="10pt"/>
    </style:style>
    <style:style style:name="WW_CharLFO73LVL5" style:family="text">
      <style:text-properties style:font-name="Wingdings" fo:font-size="10pt" style:font-size-asian="10pt"/>
    </style:style>
    <style:style style:name="WW_CharLFO73LVL6" style:family="text">
      <style:text-properties style:font-name="Wingdings" fo:font-size="10pt" style:font-size-asian="10pt"/>
    </style:style>
    <style:style style:name="WW_CharLFO73LVL7" style:family="text">
      <style:text-properties style:font-name="Wingdings" fo:font-size="10pt" style:font-size-asian="10pt"/>
    </style:style>
    <style:style style:name="WW_CharLFO73LVL8" style:family="text">
      <style:text-properties style:font-name="Wingdings" fo:font-size="10pt" style:font-size-asian="10pt"/>
    </style:style>
    <style:style style:name="WW_CharLFO73LVL9" style:family="text">
      <style:text-properties style:font-name="Wingdings" fo:font-size="10pt" style:font-size-asian="10pt"/>
    </style:style>
    <style:style style:name="WW_CharLFO74LVL1" style:family="text">
      <style:text-properties style:font-name="Symbol" fo:font-size="10pt" style:font-size-asian="10pt"/>
    </style:style>
    <style:style style:name="WW_CharLFO74LVL2" style:family="text">
      <style:text-properties style:font-name="Courier New" fo:font-size="10pt" style:font-size-asian="10pt"/>
    </style:style>
    <style:style style:name="WW_CharLFO74LVL3" style:family="text">
      <style:text-properties style:font-name="Wingdings" fo:font-size="10pt" style:font-size-asian="10pt"/>
    </style:style>
    <style:style style:name="WW_CharLFO74LVL4" style:family="text">
      <style:text-properties style:font-name="Wingdings" fo:font-size="10pt" style:font-size-asian="10pt"/>
    </style:style>
    <style:style style:name="WW_CharLFO74LVL5" style:family="text">
      <style:text-properties style:font-name="Wingdings" fo:font-size="10pt" style:font-size-asian="10pt"/>
    </style:style>
    <style:style style:name="WW_CharLFO74LVL6" style:family="text">
      <style:text-properties style:font-name="Wingdings" fo:font-size="10pt" style:font-size-asian="10pt"/>
    </style:style>
    <style:style style:name="WW_CharLFO74LVL7" style:family="text">
      <style:text-properties style:font-name="Wingdings" fo:font-size="10pt" style:font-size-asian="10pt"/>
    </style:style>
    <style:style style:name="WW_CharLFO74LVL8" style:family="text">
      <style:text-properties style:font-name="Wingdings" fo:font-size="10pt" style:font-size-asian="10pt"/>
    </style:style>
    <style:style style:name="WW_CharLFO74LVL9" style:family="text">
      <style:text-properties style:font-name="Wingdings" fo:font-size="10pt" style:font-size-asian="10pt"/>
    </style:style>
    <style:style style:name="WW_CharLFO75LVL1" style:family="text">
      <style:text-properties style:font-name="Symbol" fo:font-size="10pt" style:font-size-asian="10pt"/>
    </style:style>
    <style:style style:name="WW_CharLFO75LVL2" style:family="text">
      <style:text-properties style:font-name="Courier New" fo:font-size="10pt" style:font-size-asian="10pt"/>
    </style:style>
    <style:style style:name="WW_CharLFO75LVL3" style:family="text">
      <style:text-properties style:font-name="Wingdings" fo:font-size="10pt" style:font-size-asian="10pt"/>
    </style:style>
    <style:style style:name="WW_CharLFO75LVL4" style:family="text">
      <style:text-properties style:font-name="Wingdings" fo:font-size="10pt" style:font-size-asian="10pt"/>
    </style:style>
    <style:style style:name="WW_CharLFO75LVL5" style:family="text">
      <style:text-properties style:font-name="Wingdings" fo:font-size="10pt" style:font-size-asian="10pt"/>
    </style:style>
    <style:style style:name="WW_CharLFO75LVL6" style:family="text">
      <style:text-properties style:font-name="Wingdings" fo:font-size="10pt" style:font-size-asian="10pt"/>
    </style:style>
    <style:style style:name="WW_CharLFO75LVL7" style:family="text">
      <style:text-properties style:font-name="Wingdings" fo:font-size="10pt" style:font-size-asian="10pt"/>
    </style:style>
    <style:style style:name="WW_CharLFO75LVL8" style:family="text">
      <style:text-properties style:font-name="Wingdings" fo:font-size="10pt" style:font-size-asian="10pt"/>
    </style:style>
    <style:style style:name="WW_CharLFO75LVL9" style:family="text">
      <style:text-properties style:font-name="Wingdings" fo:font-size="10pt" style:font-size-asian="10pt"/>
    </style:style>
    <style:style style:name="WW_CharLFO76LVL1" style:family="text">
      <style:text-properties style:font-name="Symbol" fo:font-size="10pt" style:font-size-asian="10pt"/>
    </style:style>
    <style:style style:name="WW_CharLFO76LVL2" style:family="text">
      <style:text-properties style:font-name="Courier New" fo:font-size="10pt" style:font-size-asian="10pt"/>
    </style:style>
    <style:style style:name="WW_CharLFO76LVL3" style:family="text">
      <style:text-properties style:font-name="Wingdings" fo:font-size="10pt" style:font-size-asian="10pt"/>
    </style:style>
    <style:style style:name="WW_CharLFO76LVL4" style:family="text">
      <style:text-properties style:font-name="Wingdings" fo:font-size="10pt" style:font-size-asian="10pt"/>
    </style:style>
    <style:style style:name="WW_CharLFO76LVL5" style:family="text">
      <style:text-properties style:font-name="Wingdings" fo:font-size="10pt" style:font-size-asian="10pt"/>
    </style:style>
    <style:style style:name="WW_CharLFO76LVL6" style:family="text">
      <style:text-properties style:font-name="Wingdings" fo:font-size="10pt" style:font-size-asian="10pt"/>
    </style:style>
    <style:style style:name="WW_CharLFO76LVL7" style:family="text">
      <style:text-properties style:font-name="Wingdings" fo:font-size="10pt" style:font-size-asian="10pt"/>
    </style:style>
    <style:style style:name="WW_CharLFO76LVL8" style:family="text">
      <style:text-properties style:font-name="Wingdings" fo:font-size="10pt" style:font-size-asian="10pt"/>
    </style:style>
    <style:style style:name="WW_CharLFO76LVL9" style:family="text">
      <style:text-properties style:font-name="Wingdings" fo:font-size="10pt" style:font-size-asian="10pt"/>
    </style:style>
    <style:style style:name="WW_CharLFO77LVL1" style:family="text">
      <style:text-properties style:font-name="Symbol" fo:font-size="10pt" style:font-size-asian="10pt"/>
    </style:style>
    <style:style style:name="WW_CharLFO77LVL2" style:family="text">
      <style:text-properties style:font-name="Courier New" fo:font-size="10pt" style:font-size-asian="10pt"/>
    </style:style>
    <style:style style:name="WW_CharLFO77LVL3" style:family="text">
      <style:text-properties style:font-name="Wingdings" fo:font-size="10pt" style:font-size-asian="10pt"/>
    </style:style>
    <style:style style:name="WW_CharLFO77LVL4" style:family="text">
      <style:text-properties style:font-name="Wingdings" fo:font-size="10pt" style:font-size-asian="10pt"/>
    </style:style>
    <style:style style:name="WW_CharLFO77LVL5" style:family="text">
      <style:text-properties style:font-name="Wingdings" fo:font-size="10pt" style:font-size-asian="10pt"/>
    </style:style>
    <style:style style:name="WW_CharLFO77LVL6" style:family="text">
      <style:text-properties style:font-name="Wingdings" fo:font-size="10pt" style:font-size-asian="10pt"/>
    </style:style>
    <style:style style:name="WW_CharLFO77LVL7" style:family="text">
      <style:text-properties style:font-name="Wingdings" fo:font-size="10pt" style:font-size-asian="10pt"/>
    </style:style>
    <style:style style:name="WW_CharLFO77LVL8" style:family="text">
      <style:text-properties style:font-name="Wingdings" fo:font-size="10pt" style:font-size-asian="10pt"/>
    </style:style>
    <style:style style:name="WW_CharLFO77LVL9" style:family="text">
      <style:text-properties style:font-name="Wingdings" fo:font-size="10pt" style:font-size-asian="10pt"/>
    </style:style>
    <style:style style:name="WW_CharLFO78LVL1" style:family="text">
      <style:text-properties style:font-name="Symbol" fo:font-size="10pt" style:font-size-asian="10pt"/>
    </style:style>
    <style:style style:name="WW_CharLFO78LVL2" style:family="text">
      <style:text-properties style:font-name="Courier New" fo:font-size="10pt" style:font-size-asian="10pt"/>
    </style:style>
    <style:style style:name="WW_CharLFO78LVL3" style:family="text">
      <style:text-properties style:font-name="Wingdings" fo:font-size="10pt" style:font-size-asian="10pt"/>
    </style:style>
    <style:style style:name="WW_CharLFO78LVL4" style:family="text">
      <style:text-properties style:font-name="Wingdings" fo:font-size="10pt" style:font-size-asian="10pt"/>
    </style:style>
    <style:style style:name="WW_CharLFO78LVL5" style:family="text">
      <style:text-properties style:font-name="Wingdings" fo:font-size="10pt" style:font-size-asian="10pt"/>
    </style:style>
    <style:style style:name="WW_CharLFO78LVL6" style:family="text">
      <style:text-properties style:font-name="Wingdings" fo:font-size="10pt" style:font-size-asian="10pt"/>
    </style:style>
    <style:style style:name="WW_CharLFO78LVL7" style:family="text">
      <style:text-properties style:font-name="Wingdings" fo:font-size="10pt" style:font-size-asian="10pt"/>
    </style:style>
    <style:style style:name="WW_CharLFO78LVL8" style:family="text">
      <style:text-properties style:font-name="Wingdings" fo:font-size="10pt" style:font-size-asian="10pt"/>
    </style:style>
    <style:style style:name="WW_CharLFO78LVL9" style:family="text">
      <style:text-properties style:font-name="Wingdings" fo:font-size="10pt" style:font-size-asian="10pt"/>
    </style:style>
    <style:style style:name="WW_CharLFO79LVL1" style:family="text">
      <style:text-properties style:font-name="Symbol" fo:font-size="10pt" style:font-size-asian="10pt"/>
    </style:style>
    <style:style style:name="WW_CharLFO79LVL2" style:family="text">
      <style:text-properties style:font-name="Courier New" fo:font-size="10pt" style:font-size-asian="10pt"/>
    </style:style>
    <style:style style:name="WW_CharLFO79LVL3" style:family="text">
      <style:text-properties style:font-name="Wingdings" fo:font-size="10pt" style:font-size-asian="10pt"/>
    </style:style>
    <style:style style:name="WW_CharLFO79LVL4" style:family="text">
      <style:text-properties style:font-name="Wingdings" fo:font-size="10pt" style:font-size-asian="10pt"/>
    </style:style>
    <style:style style:name="WW_CharLFO79LVL5" style:family="text">
      <style:text-properties style:font-name="Wingdings" fo:font-size="10pt" style:font-size-asian="10pt"/>
    </style:style>
    <style:style style:name="WW_CharLFO79LVL6" style:family="text">
      <style:text-properties style:font-name="Wingdings" fo:font-size="10pt" style:font-size-asian="10pt"/>
    </style:style>
    <style:style style:name="WW_CharLFO79LVL7" style:family="text">
      <style:text-properties style:font-name="Wingdings" fo:font-size="10pt" style:font-size-asian="10pt"/>
    </style:style>
    <style:style style:name="WW_CharLFO79LVL8" style:family="text">
      <style:text-properties style:font-name="Wingdings" fo:font-size="10pt" style:font-size-asian="10pt"/>
    </style:style>
    <style:style style:name="WW_CharLFO79LVL9" style:family="text">
      <style:text-properties style:font-name="Wingdings" fo:font-size="10pt" style:font-size-asian="10pt"/>
    </style:style>
    <style:style style:name="WW_CharLFO80LVL1" style:family="text">
      <style:text-properties style:font-name="Symbol" fo:font-size="10pt" style:font-size-asian="10pt"/>
    </style:style>
    <style:style style:name="WW_CharLFO80LVL2" style:family="text">
      <style:text-properties style:font-name="Courier New" fo:font-size="10pt" style:font-size-asian="10pt"/>
    </style:style>
    <style:style style:name="WW_CharLFO80LVL3" style:family="text">
      <style:text-properties style:font-name="Wingdings" fo:font-size="10pt" style:font-size-asian="10pt"/>
    </style:style>
    <style:style style:name="WW_CharLFO80LVL4" style:family="text">
      <style:text-properties style:font-name="Wingdings" fo:font-size="10pt" style:font-size-asian="10pt"/>
    </style:style>
    <style:style style:name="WW_CharLFO80LVL5" style:family="text">
      <style:text-properties style:font-name="Wingdings" fo:font-size="10pt" style:font-size-asian="10pt"/>
    </style:style>
    <style:style style:name="WW_CharLFO80LVL6" style:family="text">
      <style:text-properties style:font-name="Wingdings" fo:font-size="10pt" style:font-size-asian="10pt"/>
    </style:style>
    <style:style style:name="WW_CharLFO80LVL7" style:family="text">
      <style:text-properties style:font-name="Wingdings" fo:font-size="10pt" style:font-size-asian="10pt"/>
    </style:style>
    <style:style style:name="WW_CharLFO80LVL8" style:family="text">
      <style:text-properties style:font-name="Wingdings" fo:font-size="10pt" style:font-size-asian="10pt"/>
    </style:style>
    <style:style style:name="WW_CharLFO80LVL9" style:family="text">
      <style:text-properties style:font-name="Wingdings" fo:font-size="10pt" style:font-size-asian="10pt"/>
    </style:style>
    <style:style style:name="WW_CharLFO81LVL1" style:family="text">
      <style:text-properties style:font-name="Symbol" fo:font-size="10pt" style:font-size-asian="10pt"/>
    </style:style>
    <style:style style:name="WW_CharLFO81LVL2" style:family="text">
      <style:text-properties style:font-name="Courier New" fo:font-size="10pt" style:font-size-asian="10pt"/>
    </style:style>
    <style:style style:name="WW_CharLFO81LVL3" style:family="text">
      <style:text-properties style:font-name="Wingdings" fo:font-size="10pt" style:font-size-asian="10pt"/>
    </style:style>
    <style:style style:name="WW_CharLFO81LVL4" style:family="text">
      <style:text-properties style:font-name="Wingdings" fo:font-size="10pt" style:font-size-asian="10pt"/>
    </style:style>
    <style:style style:name="WW_CharLFO81LVL5" style:family="text">
      <style:text-properties style:font-name="Wingdings" fo:font-size="10pt" style:font-size-asian="10pt"/>
    </style:style>
    <style:style style:name="WW_CharLFO81LVL6" style:family="text">
      <style:text-properties style:font-name="Wingdings" fo:font-size="10pt" style:font-size-asian="10pt"/>
    </style:style>
    <style:style style:name="WW_CharLFO81LVL7" style:family="text">
      <style:text-properties style:font-name="Wingdings" fo:font-size="10pt" style:font-size-asian="10pt"/>
    </style:style>
    <style:style style:name="WW_CharLFO81LVL8" style:family="text">
      <style:text-properties style:font-name="Wingdings" fo:font-size="10pt" style:font-size-asian="10pt"/>
    </style:style>
    <style:style style:name="WW_CharLFO81LVL9" style:family="text">
      <style:text-properties style:font-name="Wingdings" fo:font-size="10pt" style:font-size-asian="10pt"/>
    </style:style>
    <style:style style:name="WW_CharLFO82LVL1" style:family="text">
      <style:text-properties style:font-name="Symbol" fo:font-size="10pt" style:font-size-asian="10pt"/>
    </style:style>
    <style:style style:name="WW_CharLFO82LVL2" style:family="text">
      <style:text-properties style:font-name="Courier New" fo:font-size="10pt" style:font-size-asian="10pt"/>
    </style:style>
    <style:style style:name="WW_CharLFO82LVL3" style:family="text">
      <style:text-properties style:font-name="Wingdings" fo:font-size="10pt" style:font-size-asian="10pt"/>
    </style:style>
    <style:style style:name="WW_CharLFO82LVL4" style:family="text">
      <style:text-properties style:font-name="Wingdings" fo:font-size="10pt" style:font-size-asian="10pt"/>
    </style:style>
    <style:style style:name="WW_CharLFO82LVL5" style:family="text">
      <style:text-properties style:font-name="Wingdings" fo:font-size="10pt" style:font-size-asian="10pt"/>
    </style:style>
    <style:style style:name="WW_CharLFO82LVL6" style:family="text">
      <style:text-properties style:font-name="Wingdings" fo:font-size="10pt" style:font-size-asian="10pt"/>
    </style:style>
    <style:style style:name="WW_CharLFO82LVL7" style:family="text">
      <style:text-properties style:font-name="Wingdings" fo:font-size="10pt" style:font-size-asian="10pt"/>
    </style:style>
    <style:style style:name="WW_CharLFO82LVL8" style:family="text">
      <style:text-properties style:font-name="Wingdings" fo:font-size="10pt" style:font-size-asian="10pt"/>
    </style:style>
    <style:style style:name="WW_CharLFO82LVL9" style:family="text">
      <style:text-properties style:font-name="Wingdings" fo:font-size="10pt" style:font-size-asian="10pt"/>
    </style:style>
    <style:style style:name="WW_CharLFO83LVL1" style:family="text">
      <style:text-properties style:font-name="Symbol" fo:font-size="10pt" style:font-size-asian="10pt"/>
    </style:style>
    <style:style style:name="WW_CharLFO83LVL2" style:family="text">
      <style:text-properties style:font-name="Courier New" fo:font-size="10pt" style:font-size-asian="10pt"/>
    </style:style>
    <style:style style:name="WW_CharLFO83LVL3" style:family="text">
      <style:text-properties style:font-name="Wingdings" fo:font-size="10pt" style:font-size-asian="10pt"/>
    </style:style>
    <style:style style:name="WW_CharLFO83LVL4" style:family="text">
      <style:text-properties style:font-name="Wingdings" fo:font-size="10pt" style:font-size-asian="10pt"/>
    </style:style>
    <style:style style:name="WW_CharLFO83LVL5" style:family="text">
      <style:text-properties style:font-name="Wingdings" fo:font-size="10pt" style:font-size-asian="10pt"/>
    </style:style>
    <style:style style:name="WW_CharLFO83LVL6" style:family="text">
      <style:text-properties style:font-name="Wingdings" fo:font-size="10pt" style:font-size-asian="10pt"/>
    </style:style>
    <style:style style:name="WW_CharLFO83LVL7" style:family="text">
      <style:text-properties style:font-name="Wingdings" fo:font-size="10pt" style:font-size-asian="10pt"/>
    </style:style>
    <style:style style:name="WW_CharLFO83LVL8" style:family="text">
      <style:text-properties style:font-name="Wingdings" fo:font-size="10pt" style:font-size-asian="10pt"/>
    </style:style>
    <style:style style:name="WW_CharLFO83LVL9" style:family="text">
      <style:text-properties style:font-name="Wingdings" fo:font-size="10pt" style:font-size-asian="10pt"/>
    </style:style>
    <style:style style:name="WW_CharLFO84LVL1" style:family="text">
      <style:text-properties style:font-name="Symbol" fo:font-size="10pt" style:font-size-asian="10pt"/>
    </style:style>
    <style:style style:name="WW_CharLFO84LVL2" style:family="text">
      <style:text-properties style:font-name="Courier New" fo:font-size="10pt" style:font-size-asian="10pt"/>
    </style:style>
    <style:style style:name="WW_CharLFO84LVL3" style:family="text">
      <style:text-properties style:font-name="Wingdings" fo:font-size="10pt" style:font-size-asian="10pt"/>
    </style:style>
    <style:style style:name="WW_CharLFO84LVL4" style:family="text">
      <style:text-properties style:font-name="Wingdings" fo:font-size="10pt" style:font-size-asian="10pt"/>
    </style:style>
    <style:style style:name="WW_CharLFO84LVL5" style:family="text">
      <style:text-properties style:font-name="Wingdings" fo:font-size="10pt" style:font-size-asian="10pt"/>
    </style:style>
    <style:style style:name="WW_CharLFO84LVL6" style:family="text">
      <style:text-properties style:font-name="Wingdings" fo:font-size="10pt" style:font-size-asian="10pt"/>
    </style:style>
    <style:style style:name="WW_CharLFO84LVL7" style:family="text">
      <style:text-properties style:font-name="Wingdings" fo:font-size="10pt" style:font-size-asian="10pt"/>
    </style:style>
    <style:style style:name="WW_CharLFO84LVL8" style:family="text">
      <style:text-properties style:font-name="Wingdings" fo:font-size="10pt" style:font-size-asian="10pt"/>
    </style:style>
    <style:style style:name="WW_CharLFO84LVL9" style:family="text">
      <style:text-properties style:font-name="Wingdings" fo:font-size="10pt" style:font-size-asian="10pt"/>
    </style:style>
    <style:style style:name="WW_CharLFO85LVL1" style:family="text">
      <style:text-properties style:font-name="Symbol" fo:font-size="10pt" style:font-size-asian="10pt"/>
    </style:style>
    <style:style style:name="WW_CharLFO85LVL2" style:family="text">
      <style:text-properties style:font-name="Courier New" fo:font-size="10pt" style:font-size-asian="10pt"/>
    </style:style>
    <style:style style:name="WW_CharLFO85LVL3" style:family="text">
      <style:text-properties style:font-name="Wingdings" fo:font-size="10pt" style:font-size-asian="10pt"/>
    </style:style>
    <style:style style:name="WW_CharLFO85LVL4" style:family="text">
      <style:text-properties style:font-name="Wingdings" fo:font-size="10pt" style:font-size-asian="10pt"/>
    </style:style>
    <style:style style:name="WW_CharLFO85LVL5" style:family="text">
      <style:text-properties style:font-name="Wingdings" fo:font-size="10pt" style:font-size-asian="10pt"/>
    </style:style>
    <style:style style:name="WW_CharLFO85LVL6" style:family="text">
      <style:text-properties style:font-name="Wingdings" fo:font-size="10pt" style:font-size-asian="10pt"/>
    </style:style>
    <style:style style:name="WW_CharLFO85LVL7" style:family="text">
      <style:text-properties style:font-name="Wingdings" fo:font-size="10pt" style:font-size-asian="10pt"/>
    </style:style>
    <style:style style:name="WW_CharLFO85LVL8" style:family="text">
      <style:text-properties style:font-name="Wingdings" fo:font-size="10pt" style:font-size-asian="10pt"/>
    </style:style>
    <style:style style:name="WW_CharLFO85LVL9" style:family="text">
      <style:text-properties style:font-name="Wingdings" fo:font-size="10pt" style:font-size-asian="10pt"/>
    </style:style>
    <style:style style:name="WW_CharLFO86LVL1" style:family="text">
      <style:text-properties style:font-name="Symbol" fo:font-size="10pt" style:font-size-asian="10pt"/>
    </style:style>
    <style:style style:name="WW_CharLFO86LVL2" style:family="text">
      <style:text-properties style:font-name="Courier New" fo:font-size="10pt" style:font-size-asian="10pt"/>
    </style:style>
    <style:style style:name="WW_CharLFO86LVL3" style:family="text">
      <style:text-properties style:font-name="Wingdings" fo:font-size="10pt" style:font-size-asian="10pt"/>
    </style:style>
    <style:style style:name="WW_CharLFO86LVL4" style:family="text">
      <style:text-properties style:font-name="Wingdings" fo:font-size="10pt" style:font-size-asian="10pt"/>
    </style:style>
    <style:style style:name="WW_CharLFO86LVL5" style:family="text">
      <style:text-properties style:font-name="Wingdings" fo:font-size="10pt" style:font-size-asian="10pt"/>
    </style:style>
    <style:style style:name="WW_CharLFO86LVL6" style:family="text">
      <style:text-properties style:font-name="Wingdings" fo:font-size="10pt" style:font-size-asian="10pt"/>
    </style:style>
    <style:style style:name="WW_CharLFO86LVL7" style:family="text">
      <style:text-properties style:font-name="Wingdings" fo:font-size="10pt" style:font-size-asian="10pt"/>
    </style:style>
    <style:style style:name="WW_CharLFO86LVL8" style:family="text">
      <style:text-properties style:font-name="Wingdings" fo:font-size="10pt" style:font-size-asian="10pt"/>
    </style:style>
    <style:style style:name="WW_CharLFO86LVL9" style:family="text">
      <style:text-properties style:font-name="Wingdings" fo:font-size="10pt" style:font-size-asian="10pt"/>
    </style:style>
    <style:style style:name="WW_CharLFO87LVL1" style:family="text">
      <style:text-properties style:font-name="Symbol" fo:font-size="10pt" style:font-size-asian="10pt"/>
    </style:style>
    <style:style style:name="WW_CharLFO87LVL2" style:family="text">
      <style:text-properties style:font-name="Courier New" fo:font-size="10pt" style:font-size-asian="10pt"/>
    </style:style>
    <style:style style:name="WW_CharLFO87LVL3" style:family="text">
      <style:text-properties style:font-name="Wingdings" fo:font-size="10pt" style:font-size-asian="10pt"/>
    </style:style>
    <style:style style:name="WW_CharLFO87LVL4" style:family="text">
      <style:text-properties style:font-name="Wingdings" fo:font-size="10pt" style:font-size-asian="10pt"/>
    </style:style>
    <style:style style:name="WW_CharLFO87LVL5" style:family="text">
      <style:text-properties style:font-name="Wingdings" fo:font-size="10pt" style:font-size-asian="10pt"/>
    </style:style>
    <style:style style:name="WW_CharLFO87LVL6" style:family="text">
      <style:text-properties style:font-name="Wingdings" fo:font-size="10pt" style:font-size-asian="10pt"/>
    </style:style>
    <style:style style:name="WW_CharLFO87LVL7" style:family="text">
      <style:text-properties style:font-name="Wingdings" fo:font-size="10pt" style:font-size-asian="10pt"/>
    </style:style>
    <style:style style:name="WW_CharLFO87LVL8" style:family="text">
      <style:text-properties style:font-name="Wingdings" fo:font-size="10pt" style:font-size-asian="10pt"/>
    </style:style>
    <style:style style:name="WW_CharLFO87LVL9" style:family="text">
      <style:text-properties style:font-name="Wingdings" fo:font-size="10pt" style:font-size-asian="10pt"/>
    </style:style>
    <style:style style:name="WW_CharLFO88LVL1" style:family="text">
      <style:text-properties style:font-name="Symbol" fo:font-size="10pt" style:font-size-asian="10pt"/>
    </style:style>
    <style:style style:name="WW_CharLFO88LVL2" style:family="text">
      <style:text-properties style:font-name="Courier New" fo:font-size="10pt" style:font-size-asian="10pt"/>
    </style:style>
    <style:style style:name="WW_CharLFO88LVL3" style:family="text">
      <style:text-properties style:font-name="Wingdings" fo:font-size="10pt" style:font-size-asian="10pt"/>
    </style:style>
    <style:style style:name="WW_CharLFO88LVL4" style:family="text">
      <style:text-properties style:font-name="Wingdings" fo:font-size="10pt" style:font-size-asian="10pt"/>
    </style:style>
    <style:style style:name="WW_CharLFO88LVL5" style:family="text">
      <style:text-properties style:font-name="Wingdings" fo:font-size="10pt" style:font-size-asian="10pt"/>
    </style:style>
    <style:style style:name="WW_CharLFO88LVL6" style:family="text">
      <style:text-properties style:font-name="Wingdings" fo:font-size="10pt" style:font-size-asian="10pt"/>
    </style:style>
    <style:style style:name="WW_CharLFO88LVL7" style:family="text">
      <style:text-properties style:font-name="Wingdings" fo:font-size="10pt" style:font-size-asian="10pt"/>
    </style:style>
    <style:style style:name="WW_CharLFO88LVL8" style:family="text">
      <style:text-properties style:font-name="Wingdings" fo:font-size="10pt" style:font-size-asian="10pt"/>
    </style:style>
    <style:style style:name="WW_CharLFO88LVL9" style:family="text">
      <style:text-properties style:font-name="Wingdings" fo:font-size="10pt" style:font-size-asian="10pt"/>
    </style:style>
    <style:style style:name="WW_CharLFO89LVL1" style:family="text">
      <style:text-properties style:font-name="Symbol" fo:font-size="10pt" style:font-size-asian="10pt"/>
    </style:style>
    <style:style style:name="WW_CharLFO89LVL2" style:family="text">
      <style:text-properties style:font-name="Courier New" fo:font-size="10pt" style:font-size-asian="10pt"/>
    </style:style>
    <style:style style:name="WW_CharLFO89LVL3" style:family="text">
      <style:text-properties style:font-name="Wingdings" fo:font-size="10pt" style:font-size-asian="10pt"/>
    </style:style>
    <style:style style:name="WW_CharLFO89LVL4" style:family="text">
      <style:text-properties style:font-name="Wingdings" fo:font-size="10pt" style:font-size-asian="10pt"/>
    </style:style>
    <style:style style:name="WW_CharLFO89LVL5" style:family="text">
      <style:text-properties style:font-name="Wingdings" fo:font-size="10pt" style:font-size-asian="10pt"/>
    </style:style>
    <style:style style:name="WW_CharLFO89LVL6" style:family="text">
      <style:text-properties style:font-name="Wingdings" fo:font-size="10pt" style:font-size-asian="10pt"/>
    </style:style>
    <style:style style:name="WW_CharLFO89LVL7" style:family="text">
      <style:text-properties style:font-name="Wingdings" fo:font-size="10pt" style:font-size-asian="10pt"/>
    </style:style>
    <style:style style:name="WW_CharLFO89LVL8" style:family="text">
      <style:text-properties style:font-name="Wingdings" fo:font-size="10pt" style:font-size-asian="10pt"/>
    </style:style>
    <style:style style:name="WW_CharLFO89LVL9" style:family="text">
      <style:text-properties style:font-name="Wingdings" fo:font-size="10pt" style:font-size-asian="10pt"/>
    </style:style>
    <style:style style:name="WW_CharLFO90LVL1" style:family="text">
      <style:text-properties style:font-name="Symbol" fo:font-size="10pt" style:font-size-asian="10pt"/>
    </style:style>
    <style:style style:name="WW_CharLFO90LVL2" style:family="text">
      <style:text-properties style:font-name="Courier New" fo:font-size="10pt" style:font-size-asian="10pt"/>
    </style:style>
    <style:style style:name="WW_CharLFO90LVL3" style:family="text">
      <style:text-properties style:font-name="Wingdings" fo:font-size="10pt" style:font-size-asian="10pt"/>
    </style:style>
    <style:style style:name="WW_CharLFO90LVL4" style:family="text">
      <style:text-properties style:font-name="Wingdings" fo:font-size="10pt" style:font-size-asian="10pt"/>
    </style:style>
    <style:style style:name="WW_CharLFO90LVL5" style:family="text">
      <style:text-properties style:font-name="Wingdings" fo:font-size="10pt" style:font-size-asian="10pt"/>
    </style:style>
    <style:style style:name="WW_CharLFO90LVL6" style:family="text">
      <style:text-properties style:font-name="Wingdings" fo:font-size="10pt" style:font-size-asian="10pt"/>
    </style:style>
    <style:style style:name="WW_CharLFO90LVL7" style:family="text">
      <style:text-properties style:font-name="Wingdings" fo:font-size="10pt" style:font-size-asian="10pt"/>
    </style:style>
    <style:style style:name="WW_CharLFO90LVL8" style:family="text">
      <style:text-properties style:font-name="Wingdings" fo:font-size="10pt" style:font-size-asian="10pt"/>
    </style:style>
    <style:style style:name="WW_CharLFO9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ik1114g@gmail.com</meta:initial-creator>
    <dc:creator>erik1114g@gmail.com</dc:creator>
    <meta:creation-date>2023-11-25T16:32:00Z</meta:creation-date>
    <dc:date>2023-11-25T16:32:00Z</dc:date>
    <meta:template xlink:href="Normal" xlink:type="simple"/>
    <meta:editing-cycles>2</meta:editing-cycles>
    <meta:editing-duration>PT0S</meta:editing-duration>
    <meta:document-statistic meta:page-count="20" meta:paragraph-count="122" meta:word-count="8435" meta:character-count="61456" meta:row-count="442" meta:non-whitespace-character-count="53143"/>
  </office:meta>
</office:document-meta>
</file>